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Configurations2/" manifest:media-type="application/vnd.sun.xml.ui.configuration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0.31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rge-csv.com__6085c72bd9449" table:style-name="ta1">
        <table:shapes>
          <draw:frame draw:z-index="0" draw:style-name="gr1" draw:text-style-name="P1" svg:width="6.3024in" svg:height="3.5457in" svg:x="4.9933in" svg:y="0.7508in">
            <draw:object draw:notify-on-update-of-ranges="'merge-csv.com__6085c72bd9449'.C5:'merge-csv.com__6085c72bd9449'.C5 'merge-csv.com__6085c72bd9449'.B5:'merge-csv.com__6085c72bd9449'.B24 'merge-csv.com__6085c72bd9449'.C26:'merge-csv.com__6085c72bd9449'.C26 'merge-csv.com__6085c72bd9449'.B26:'merge-csv.com__6085c72bd9449'.B45 'merge-csv.com__6085c72bd9449'.C47:'merge-csv.com__6085c72bd9449'.C47 'merge-csv.com__6085c72bd9449'.B47:'merge-csv.com__6085c72bd9449'.B66 'merge-csv.com__6085c72bd9449'.C67:'merge-csv.com__6085c72bd9449'.C67 'merge-csv.com__6085c72bd9449'.B68:'merge-csv.com__6085c72bd9449'.B87 'merge-csv.com__6085c72bd9449'.C88:'merge-csv.com__6085c72bd9449'.C88 'merge-csv.com__6085c72bd9449'.B89:'merge-csv.com__6085c72bd9449'.B1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28in" svg:height="3.5457in" svg:x="4.3091in" svg:y="19.4961in">
            <draw:object draw:notify-on-update-of-ranges="'merge-csv.com__6085c72bd9449'.C109:'merge-csv.com__6085c72bd9449'.C109 'merge-csv.com__6085c72bd9449'.B111:'merge-csv.com__6085c72bd9449'.B129 'merge-csv.com__6085c72bd9449'.C130:'merge-csv.com__6085c72bd9449'.C130 'merge-csv.com__6085c72bd9449'.B131:'merge-csv.com__6085c72bd9449'.B150 'merge-csv.com__6085c72bd9449'.C151:'merge-csv.com__6085c72bd9449'.C151 'merge-csv.com__6085c72bd9449'.B152:'merge-csv.com__6085c72bd9449'.B171 'merge-csv.com__6085c72bd9449'.C172:'merge-csv.com__6085c72bd9449'.C172 'merge-csv.com__6085c72bd9449'.B173:'merge-csv.com__6085c72bd9449'.B192 'merge-csv.com__6085c72bd9449'.C193:'merge-csv.com__6085c72bd9449'.C193 'merge-csv.com__6085c72bd9449'.B194:'merge-csv.com__6085c72bd9449'.B213 'merge-csv.com__6085c72bd9449'.C214:'merge-csv.com__6085c72bd9449'.C214 'merge-csv.com__6085c72bd9449'.B215:'merge-csv.com__6085c72bd9449'.B2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28in" svg:height="3.5457in" svg:x="5.0323in" svg:y="41.7776in">
            <draw:object draw:notify-on-update-of-ranges="'merge-csv.com__6085c72bd9449'.C235:'merge-csv.com__6085c72bd9449'.D235 'merge-csv.com__6085c72bd9449'.B237:'merge-csv.com__6085c72bd9449'.B255 'merge-csv.com__6085c72bd9449'.C256:'merge-csv.com__6085c72bd9449'.C256 'merge-csv.com__6085c72bd9449'.B257:'merge-csv.com__6085c72bd9449'.B276 'merge-csv.com__6085c72bd9449'.C277:'merge-csv.com__6085c72bd9449'.C277 'merge-csv.com__6085c72bd9449'.B278:'merge-csv.com__6085c72bd9449'.B297 'merge-csv.com__6085c72bd9449'.C298:'merge-csv.com__6085c72bd9449'.C298 'merge-csv.com__6085c72bd9449'.B299:'merge-csv.com__6085c72bd9449'.B318 'merge-csv.com__6085c72bd9449'.C319:'merge-csv.com__6085c72bd9449'.C319 'merge-csv.com__6085c72bd9449'.B320:'merge-csv.com__6085c72bd9449'.B339 'merge-csv.com__6085c72bd9449'.C340:'merge-csv.com__6085c72bd9449'.C340 'merge-csv.com__6085c72bd9449'.B341:'merge-csv.com__6085c72bd9449'.B36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3028in" svg:height="3.5457in" svg:x="5.2862in" svg:y="64.1382in">
            <draw:object draw:notify-on-update-of-ranges="'merge-csv.com__6085c72bd9449'.C361:'merge-csv.com__6085c72bd9449'.C361 'merge-csv.com__6085c72bd9449'.B362:'merge-csv.com__6085c72bd9449'.B381 'merge-csv.com__6085c72bd9449'.C382:'merge-csv.com__6085c72bd9449'.C382 'merge-csv.com__6085c72bd9449'.B383:'merge-csv.com__6085c72bd9449'.B402 'merge-csv.com__6085c72bd9449'.C403:'merge-csv.com__6085c72bd9449'.C403 'merge-csv.com__6085c72bd9449'.B404:'merge-csv.com__6085c72bd9449'.B423 'merge-csv.com__6085c72bd9449'.C424:'merge-csv.com__6085c72bd9449'.C424 'merge-csv.com__6085c72bd9449'.B425:'merge-csv.com__6085c72bd9449'.B444 'merge-csv.com__6085c72bd9449'.C445:'merge-csv.com__6085c72bd9449'.C445 'merge-csv.com__6085c72bd9449'.B446:'merge-csv.com__6085c72bd9449'.B465 'merge-csv.com__6085c72bd9449'.C466:'merge-csv.com__6085c72bd9449'.C466 'merge-csv.com__6085c72bd9449'.B467:'merge-csv.com__6085c72bd9449'.B48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3.6976in" svg:y="86.4193in">
            <draw:object draw:notify-on-update-of-ranges="'merge-csv.com__6085c72bd9449'.C487:'merge-csv.com__6085c72bd9449'.C487 'merge-csv.com__6085c72bd9449'.B488:'merge-csv.com__6085c72bd9449'.B507 'merge-csv.com__6085c72bd9449'.C508:'merge-csv.com__6085c72bd9449'.C508 'merge-csv.com__6085c72bd9449'.B509:'merge-csv.com__6085c72bd9449'.B528 'merge-csv.com__6085c72bd9449'.C529:'merge-csv.com__6085c72bd9449'.C529 'merge-csv.com__6085c72bd9449'.B530:'merge-csv.com__6085c72bd9449'.B549 'merge-csv.com__6085c72bd9449'.C550:'merge-csv.com__6085c72bd9449'.C550 'merge-csv.com__6085c72bd9449'.B551:'merge-csv.com__6085c72bd9449'.B570 'merge-csv.com__6085c72bd9449'.C571:'merge-csv.com__6085c72bd9449'.C571 'merge-csv.com__6085c72bd9449'.B572:'merge-csv.com__6085c72bd9449'.B591 'merge-csv.com__6085c72bd9449'.C592:'merge-csv.com__6085c72bd9449'.C592 'merge-csv.com__6085c72bd9449'.B593:'merge-csv.com__6085c72bd9449'.B6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3028in" svg:height="3.5457in" svg:x="3.674in" svg:y="109.037in">
            <draw:object draw:notify-on-update-of-ranges="'merge-csv.com__6085c72bd9449'.C613:'merge-csv.com__6085c72bd9449'.C613 'merge-csv.com__6085c72bd9449'.B614:'merge-csv.com__6085c72bd9449'.B633 'merge-csv.com__6085c72bd9449'.C634:'merge-csv.com__6085c72bd9449'.C634 'merge-csv.com__6085c72bd9449'.B635:'merge-csv.com__6085c72bd9449'.B654 'merge-csv.com__6085c72bd9449'.C655:'merge-csv.com__6085c72bd9449'.C655 'merge-csv.com__6085c72bd9449'.B656:'merge-csv.com__6085c72bd9449'.B675 'merge-csv.com__6085c72bd9449'.C676:'merge-csv.com__6085c72bd9449'.C676 'merge-csv.com__6085c72bd9449'.B677:'merge-csv.com__6085c72bd9449'.B696 'merge-csv.com__6085c72bd9449'.C697:'merge-csv.com__6085c72bd9449'.C697 'merge-csv.com__6085c72bd9449'.B698:'merge-csv.com__6085c72bd9449'.B717 'merge-csv.com__6085c72bd9449'.C718:'merge-csv.com__6085c72bd9449'.C718 'merge-csv.com__6085c72bd9449'.B719:'merge-csv.com__6085c72bd9449'.B73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3028in" svg:height="3.5457in" svg:x="10.8469in" svg:y="109.0563in">
            <draw:object draw:notify-on-update-of-ranges="'merge-csv.com__6085c72bd9449'.C613:'merge-csv.com__6085c72bd9449'.C613 'merge-csv.com__6085c72bd9449'.B614:'merge-csv.com__6085c72bd9449'.B633 'merge-csv.com__6085c72bd9449'.C634:'merge-csv.com__6085c72bd9449'.C634 'merge-csv.com__6085c72bd9449'.B635:'merge-csv.com__6085c72bd9449'.B654 'merge-csv.com__6085c72bd9449'.C655:'merge-csv.com__6085c72bd9449'.C655 'merge-csv.com__6085c72bd9449'.B656:'merge-csv.com__6085c72bd9449'.B675 'merge-csv.com__6085c72bd9449'.C676:'merge-csv.com__6085c72bd9449'.C676 'merge-csv.com__6085c72bd9449'.B677:'merge-csv.com__6085c72bd9449'.B696 'merge-csv.com__6085c72bd9449'.C697:'merge-csv.com__6085c72bd9449'.C697 'merge-csv.com__6085c72bd9449'.B698:'merge-csv.com__6085c72bd9449'.B71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6.3028in" svg:height="3.5457in" svg:x="11.9902in" svg:y="64.2169in">
            <draw:object draw:notify-on-update-of-ranges="'merge-csv.com__6085c72bd9449'.C361:'merge-csv.com__6085c72bd9449'.C361 'merge-csv.com__6085c72bd9449'.B362:'merge-csv.com__6085c72bd9449'.B381 'merge-csv.com__6085c72bd9449'.C382:'merge-csv.com__6085c72bd9449'.C382 'merge-csv.com__6085c72bd9449'.B383:'merge-csv.com__6085c72bd9449'.B402 'merge-csv.com__6085c72bd9449'.C403:'merge-csv.com__6085c72bd9449'.C403 'merge-csv.com__6085c72bd9449'.B404:'merge-csv.com__6085c72bd9449'.B423 'merge-csv.com__6085c72bd9449'.C445:'merge-csv.com__6085c72bd9449'.C445 'merge-csv.com__6085c72bd9449'.B446:'merge-csv.com__6085c72bd9449'.B465 'merge-csv.com__6085c72bd9449'.C466:'merge-csv.com__6085c72bd9449'.C466 'merge-csv.com__6085c72bd9449'.B467:'merge-csv.com__6085c72bd9449'.B48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6.3028in" svg:height="3.5457in" svg:x="11.7854in" svg:y="41.8866in">
            <draw:object draw:notify-on-update-of-ranges="'merge-csv.com__6085c72bd9449'.C235:'merge-csv.com__6085c72bd9449'.D235 'merge-csv.com__6085c72bd9449'.B237:'merge-csv.com__6085c72bd9449'.B255 'merge-csv.com__6085c72bd9449'.C256:'merge-csv.com__6085c72bd9449'.C256 'merge-csv.com__6085c72bd9449'.B257:'merge-csv.com__6085c72bd9449'.B276 'merge-csv.com__6085c72bd9449'.C298:'merge-csv.com__6085c72bd9449'.C298 'merge-csv.com__6085c72bd9449'.B299:'merge-csv.com__6085c72bd9449'.B318 'merge-csv.com__6085c72bd9449'.C319:'merge-csv.com__6085c72bd9449'.C319 'merge-csv.com__6085c72bd9449'.B320:'merge-csv.com__6085c72bd9449'.B339 'merge-csv.com__6085c72bd9449'.C340:'merge-csv.com__6085c72bd9449'.C340 'merge-csv.com__6085c72bd9449'.B341:'merge-csv.com__6085c72bd9449'.B36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6.3028in" svg:height="3.5457in" svg:x="11.3937in" svg:y="19.3776in">
            <draw:object draw:notify-on-update-of-ranges="'merge-csv.com__6085c72bd9449'.C109:'merge-csv.com__6085c72bd9449'.C109 'merge-csv.com__6085c72bd9449'.B111:'merge-csv.com__6085c72bd9449'.B129 'merge-csv.com__6085c72bd9449'.C151:'merge-csv.com__6085c72bd9449'.C151 'merge-csv.com__6085c72bd9449'.B152:'merge-csv.com__6085c72bd9449'.B171 'merge-csv.com__6085c72bd9449'.C172:'merge-csv.com__6085c72bd9449'.C172 'merge-csv.com__6085c72bd9449'.B173:'merge-csv.com__6085c72bd9449'.B192 'merge-csv.com__6085c72bd9449'.C193:'merge-csv.com__6085c72bd9449'.C193 'merge-csv.com__6085c72bd9449'.B194:'merge-csv.com__6085c72bd9449'.B213 'merge-csv.com__6085c72bd9449'.C214:'merge-csv.com__6085c72bd9449'.C214 'merge-csv.com__6085c72bd9449'.B215:'merge-csv.com__6085c72bd9449'.B23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6.2988in" svg:height="3.5429in" svg:x="10.5047in" svg:y="86.4004in">
            <draw:object draw:notify-on-update-of-ranges="'merge-csv.com__6085c72bd9449'.C487:'merge-csv.com__6085c72bd9449'.C487 'merge-csv.com__6085c72bd9449'.B488:'merge-csv.com__6085c72bd9449'.B507 'merge-csv.com__6085c72bd9449'.C508:'merge-csv.com__6085c72bd9449'.C508 'merge-csv.com__6085c72bd9449'.B509:'merge-csv.com__6085c72bd9449'.B528 'merge-csv.com__6085c72bd9449'.C529:'merge-csv.com__6085c72bd9449'.C529 'merge-csv.com__6085c72bd9449'.B530:'merge-csv.com__6085c72bd9449'.B549 'merge-csv.com__6085c72bd9449'.C550:'merge-csv.com__6085c72bd9449'.C550 'merge-csv.com__6085c72bd9449'.B551:'merge-csv.com__6085c72bd9449'.B570 'merge-csv.com__6085c72bd9449'.C592:'merge-csv.com__6085c72bd9449'.C592 'merge-csv.com__6085c72bd9449'.B593:'merge-csv.com__6085c72bd9449'.B61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6.2929in" svg:height="3.5457in" svg:x="5.1689in" svg:y="4.8492in">
            <draw:object draw:notify-on-update-of-ranges="'merge-csv.com__6085c72bd9449'.C130:'merge-csv.com__6085c72bd9449'.C130 'merge-csv.com__6085c72bd9449'.B131:'merge-csv.com__6085c72bd9449'.B150 'merge-csv.com__6085c72bd9449'.C277:'merge-csv.com__6085c72bd9449'.C277 'merge-csv.com__6085c72bd9449'.B278:'merge-csv.com__6085c72bd9449'.B297 'merge-csv.com__6085c72bd9449'.C424:'merge-csv.com__6085c72bd9449'.C424 'merge-csv.com__6085c72bd9449'.B425:'merge-csv.com__6085c72bd9449'.B444 'merge-csv.com__6085c72bd9449'.C571:'merge-csv.com__6085c72bd9449'.C571 'merge-csv.com__6085c72bd9449'.B572:'merge-csv.com__6085c72bd9449'.B591 'merge-csv.com__6085c72bd9449'.C718:'merge-csv.com__6085c72bd9449'.C718 'merge-csv.com__6085c72bd9449'.B719:'merge-csv.com__6085c72bd9449'.B738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MA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0000000000004" calcext:value-type="float">
            <text:p>0.500000000000004</text:p>
          </table:table-cell>
          <table:table-cell office:value-type="string" calcext:value-type="string">
            <text:p>1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00000000000002" calcext:value-type="float">
            <text:p>0.50000000000000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00000000000004" calcext:value-type="float">
            <text:p>0.50000000000000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00000000000002" calcext:value-type="float">
            <text:p>0.50000000000000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00000000000004" calcext:value-type="float">
            <text:p>0.50000000000000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00000000000004" calcext:value-type="float">
            <text:p>0.50000000000000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MA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00000000000003" calcext:value-type="float">
            <text:p>0.40000000000000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00000000000003" calcext:value-type="float">
            <text:p>0.4000000000000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00000000000001" calcext:value-type="float">
            <text:p>0.40000000000000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00000000000003" calcext:value-type="float">
            <text:p>0.40000000000000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00000000000003" calcext:value-type="float">
            <text:p>0.40000000000000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00000000000003" calcext:value-type="float">
            <text:p>0.40000000000000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00000000000001" calcext:value-type="float">
            <text:p>0.40000000000000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00000000000006" calcext:value-type="float">
            <text:p>0.40000000000000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00000000000003" calcext:value-type="float">
            <text:p>0.40000000000000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MA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3333333333333</text:p>
          </table:table-cell>
          <table:table-cell office:value-type="string" calcext:value-type="string">
            <text:p>1-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33333333333338" calcext:value-type="float">
            <text:p>0.33333333333333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33333333333338" calcext:value-type="float">
            <text:p>0.33333333333333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33333333333336" calcext:value-type="float">
            <text:p>0.33333333333333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33333333333336" calcext:value-type="float">
            <text:p>0.33333333333333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33333333333336" calcext:value-type="float">
            <text:p>0.33333333333333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33333333333336" calcext:value-type="float">
            <text:p>0.33333333333333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1-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1428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85714285714286" calcext:value-type="float">
            <text:p>0.28571428571428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8571428571429" calcext:value-type="float">
            <text:p>0.2857142857142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85714285714286" calcext:value-type="float">
            <text:p>0.28571428571428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8571428571429" calcext:value-type="float">
            <text:p>0.2857142857142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85714285714286" calcext:value-type="float">
            <text:p>0.28571428571428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8571428571429" calcext:value-type="float">
            <text:p>0.2857142857142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85714285714286" calcext:value-type="float">
            <text:p>0.28571428571428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85714285714286" calcext:value-type="float">
            <text:p>0.28571428571428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8571428571429" calcext:value-type="float">
            <text:p>0.2857142857142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8571428571429" calcext:value-type="float">
            <text:p>0.2857142857142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85714285714286" calcext:value-type="float">
            <text:p>0.28571428571428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8571428571429" calcext:value-type="float">
            <text:p>0.2857142857142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85714285714286" calcext:value-type="float">
            <text:p>0.28571428571428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85714285714288" calcext:value-type="float">
            <text:p>0.28571428571428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85714285714286" calcext:value-type="float">
            <text:p>0.28571428571428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85714285714288" calcext:value-type="float">
            <text:p>0.28571428571428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8571428571429" calcext:value-type="float">
            <text:p>0.2857142857142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85714285714288" calcext:value-type="float">
            <text:p>0.28571428571428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85714285714286" calcext:value-type="float">
            <text:p>0.285714285714286</text:p>
          </table:table-cell>
          <table:table-cell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1-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0000000000004" calcext:value-type="float">
            <text:p>0.2500000000000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0000000000002" calcext:value-type="float">
            <text:p>0.25000000000000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0000000000004" calcext:value-type="float">
            <text:p>0.25000000000000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0000000000002" calcext:value-type="float">
            <text:p>0.25000000000000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0000000000002" calcext:value-type="float">
            <text:p>0.25000000000000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0000000000004" calcext:value-type="float">
            <text:p>0.25000000000000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0000000000004" calcext:value-type="float">
            <text:p>0.25000000000000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0000000000004" calcext:value-type="float">
            <text:p>0.25000000000000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0000000000004" calcext:value-type="float">
            <text:p>0.25000000000000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2-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527136788005E-015" calcext:value-type="float">
            <text:p>3.5527136788005E-1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7635683940025E-015" calcext:value-type="float">
            <text:p>1.77635683940025E-1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5527136788005E-015" calcext:value-type="float">
            <text:p>3.5527136788005E-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5527136788005E-015" calcext:value-type="float">
            <text:p>3.5527136788005E-1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77635683940025E-015" calcext:value-type="float">
            <text:p>1.77635683940025E-1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5527136788005E-015" calcext:value-type="float">
            <text:p>3.5527136788005E-1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5527136788005E-015" calcext:value-type="float">
            <text:p>3.5527136788005E-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5527136788005E-015" calcext:value-type="float">
            <text:p>3.5527136788005E-1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2-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22615440294493" calcext:value-type="float">
            <text:p>0.32261544029449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66371013454906" calcext:value-type="float">
            <text:p>5.663710134549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417532420641" calcext:value-type="float">
            <text:p>0.7541753242064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5516163324533" calcext:value-type="float">
            <text:p>0.25551616332453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27119282609472" calcext:value-type="float">
            <text:p>3.2711928260947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89805321762799" calcext:value-type="float">
            <text:p>3.8980532176279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27672150835168" calcext:value-type="float">
            <text:p>0.32767215083516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10341700291424" calcext:value-type="float">
            <text:p>2.1034170029142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70873852972705" calcext:value-type="float">
            <text:p>0.87087385297270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39587360957519" calcext:value-type="float">
            <text:p>3.3958736095751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06530242359375" calcext:value-type="float">
            <text:p>0.70653024235937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65788119896881" calcext:value-type="float">
            <text:p>2.6578811989688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95818244255325" calcext:value-type="float">
            <text:p>1.9581824425532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24664562745272" calcext:value-type="float">
            <text:p>4.2466456274527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856889848058708" calcext:value-type="float">
            <text:p>0.08568898480587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04864561873402" calcext:value-type="float">
            <text:p>1.0486456187340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6435931932337" calcext:value-type="float">
            <text:p>0.7643593193233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80124176434004" calcext:value-type="float">
            <text:p>0.98012417643400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01634131800379" calcext:value-type="float">
            <text:p>0.40163413180037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38587454393654" calcext:value-type="float">
            <text:p>2.38587454393654</text:p>
          </table:table-cell>
          <table:table-cell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2-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919988319081355" calcext:value-type="float">
            <text:p>9.19988319081355E-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297782354062951" calcext:value-type="float">
            <text:p>2.97782354062951E-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618179385769764" calcext:value-type="float">
            <text:p>6.18179385769764E-0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712195740694329" calcext:value-type="float">
            <text:p>7.12195740694329E-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188276348330093" calcext:value-type="float">
            <text:p>1.88276348330093E-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2412804196672" calcext:value-type="float">
            <text:p>2.412804196672E-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951930596343372" calcext:value-type="float">
            <text:p>9.51930596343372E-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523408066137043" calcext:value-type="float">
            <text:p>5.23408066137043E-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240309080324907" calcext:value-type="float">
            <text:p>2.40309080324907E-0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609614867197461" calcext:value-type="float">
            <text:p>6.09614867197461E-0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525323761776941" calcext:value-type="float">
            <text:p>5.25323761776941E-0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002826025383984" calcext:value-type="float">
            <text:p>2.826025383984E-0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920288575500157" calcext:value-type="float">
            <text:p>9.20288575500157E-0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102120702081" calcext:value-type="float">
            <text:p>0.00010212070208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0385626670230954" calcext:value-type="float">
            <text:p>3.85626670230954E-0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599590923245815" calcext:value-type="float">
            <text:p>5.99590923245815E-0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012577919877334" calcext:value-type="float">
            <text:p>1.2577919877334E-0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610765016737421" calcext:value-type="float">
            <text:p>6.10765016737421E-0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106792704931" calcext:value-type="float">
            <text:p>0.00010679270493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0224840758758504" calcext:value-type="float">
            <text:p>2.24840758758504E-06</text:p>
          </table:table-cell>
          <table:table-cell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2-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259994862270851" calcext:value-type="float">
            <text:p>2.59994862270851E-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520052504506184" calcext:value-type="float">
            <text:p>5.20052504506184E-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105435021269" calcext:value-type="float">
            <text:p>0.00010543502126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207086526449" calcext:value-type="float">
            <text:p>0.00020708652644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60959596268459" calcext:value-type="float">
            <text:p>6.0959596268459E-0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659916725282904" calcext:value-type="float">
            <text:p>6.59916725282904E-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051634466274875" calcext:value-type="float">
            <text:p>5.1634466274875E-0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069831338109624" calcext:value-type="float">
            <text:p>6.9831338109624E-0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058333174935659" calcext:value-type="float">
            <text:p>5.8333174935659E-0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575658094321458" calcext:value-type="float">
            <text:p>5.75658094321458E-0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371715286555584" calcext:value-type="float">
            <text:p>3.71715286555584E-0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251271097843461" calcext:value-type="float">
            <text:p>2.51271097843461E-0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513286141405016" calcext:value-type="float">
            <text:p>5.13286141405016E-0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047863048739462" calcext:value-type="float">
            <text:p>4.7863048739462E-0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0122370855828605" calcext:value-type="float">
            <text:p>1.22370855828605E-0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666346420005578" calcext:value-type="float">
            <text:p>6.66346420005578E-0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161271623333062" calcext:value-type="float">
            <text:p>1.61271623333062E-0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780931026016507" calcext:value-type="float">
            <text:p>7.80931026016507E-0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0067662042839224" calcext:value-type="float">
            <text:p>6.7662042839224E-0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3585799345694" calcext:value-type="float">
            <text:p>3.585799345694E-05</text:p>
          </table:table-cell>
          <table:table-cell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2-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5506704587" calcext:value-type="float">
            <text:p>0.0001550670458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298948525908685" calcext:value-type="float">
            <text:p>2.98948525908685E-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394527936617428" calcext:value-type="float">
            <text:p>3.94527936617428E-0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397688610370012" calcext:value-type="float">
            <text:p>3.97688610370012E-0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443714540635659" calcext:value-type="float">
            <text:p>4.43714540635659E-0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4827155751497" calcext:value-type="float">
            <text:p>1.4827155751497E-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36010210633014" calcext:value-type="float">
            <text:p>3.6010210633014E-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226167222747986" calcext:value-type="float">
            <text:p>2.26167222747986E-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242495080580787" calcext:value-type="float">
            <text:p>2.42495080580787E-0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103046372484719" calcext:value-type="float">
            <text:p>1.03046372484719E-0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309993256691968" calcext:value-type="float">
            <text:p>3.09993256691968E-0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849573175424022" calcext:value-type="float">
            <text:p>8.49573175424022E-0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166174108251" calcext:value-type="float">
            <text:p>0.00016617410825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295131643218705" calcext:value-type="float">
            <text:p>2.95131643218705E-0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108988405922161" calcext:value-type="float">
            <text:p>1.08988405922161E-0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383063843201886" calcext:value-type="float">
            <text:p>3.83063843201886E-0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695516596442986" calcext:value-type="float">
            <text:p>6.95516596442986E-0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423091508923029" calcext:value-type="float">
            <text:p>4.23091508923029E-0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639294359954384" calcext:value-type="float">
            <text:p>6.39294359954384E-0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514593955545234" calcext:value-type="float">
            <text:p>5.14593955545234E-05</text:p>
          </table:table-cell>
          <table:table-cell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2-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179470039366901" calcext:value-type="float">
            <text:p>1.79470039366901E-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486441823460076" calcext:value-type="float">
            <text:p>4.86441823460076E-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17779625171071" calcext:value-type="float">
            <text:p>1.7779625171071E-0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285514692944491" calcext:value-type="float">
            <text:p>2.85514692944491E-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104904177125" calcext:value-type="float">
            <text:p>0.0001049041771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526495966918228" calcext:value-type="float">
            <text:p>5.26495966918228E-0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238082970933269" calcext:value-type="float">
            <text:p>2.38082970933269E-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183795316443648" calcext:value-type="float">
            <text:p>1.83795316443648E-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539098931830647" calcext:value-type="float">
            <text:p>5.39098931830647E-0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151817206193" calcext:value-type="float">
            <text:p>0.00015181720619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135631470779613" calcext:value-type="float">
            <text:p>1.35631470779613E-0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703067350977681" calcext:value-type="float">
            <text:p>7.03067350977681E-0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942312938793901" calcext:value-type="float">
            <text:p>9.42312938793901E-0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14129779639882" calcext:value-type="float">
            <text:p>1.4129779639882E-0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096751302245278" calcext:value-type="float">
            <text:p>9.6751302245278E-0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0357033067969562" calcext:value-type="float">
            <text:p>3.57033067969562E-0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559678688764917" calcext:value-type="float">
            <text:p>5.59678688764917E-0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0147645761772175" calcext:value-type="float">
            <text:p>1.47645761772175E-0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335352282133229" calcext:value-type="float">
            <text:p>3.35352282133229E-0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521545028440151" calcext:value-type="float">
            <text:p>5.21545028440151E-05</text:p>
          </table:table-cell>
          <table:table-cell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3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843418860808E-015" calcext:value-type="float">
            <text:p>5.6843418860808E-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421709430404E-015" calcext:value-type="float">
            <text:p>2.8421709430404E-1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8421709430404E-015" calcext:value-type="float">
            <text:p>2.8421709430404E-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210854715202E-015" calcext:value-type="float">
            <text:p>1.4210854715202E-1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8421709430404E-015" calcext:value-type="float">
            <text:p>2.8421709430404E-1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210854715202E-015" calcext:value-type="float">
            <text:p>1.4210854715202E-1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8421709430404E-015" calcext:value-type="float">
            <text:p>2.8421709430404E-1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8421709430404E-015" calcext:value-type="float">
            <text:p>2.8421709430404E-1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8421709430404E-015" calcext:value-type="float">
            <text:p>2.8421709430404E-1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8421709430404E-015" calcext:value-type="float">
            <text:p>2.8421709430404E-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8421709430404E-015" calcext:value-type="float">
            <text:p>2.8421709430404E-15</text:p>
          </table:table-cell>
          <table:table-cell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3-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3685922001192" calcext:value-type="float">
            <text:p>0.2336859220011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229959916132431" calcext:value-type="float">
            <text:p>2.29959916132431E-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21054515278802" calcext:value-type="float">
            <text:p>0.22105451527880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33155296509125" calcext:value-type="float">
            <text:p>0.2331552965091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34957909644705" calcext:value-type="float">
            <text:p>0.2349579096447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35710919012384" calcext:value-type="float">
            <text:p>0.23571091901238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97757657855843" calcext:value-type="float">
            <text:p>0.19775765785584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1995383660185" calcext:value-type="float">
            <text:p>0.2199538366018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32107204477928" calcext:value-type="float">
            <text:p>0.23210720447792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34296416074401" calcext:value-type="float">
            <text:p>0.23429641607440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2783832932037" calcext:value-type="float">
            <text:p>0.2278383293203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25284906335539" calcext:value-type="float">
            <text:p>0.22528490633553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27260164883927" calcext:value-type="float">
            <text:p>0.22726016488392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0182071553160116" calcext:value-type="float">
            <text:p>1.82071553160116E-0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28719562812356" calcext:value-type="float">
            <text:p>0.22871956281235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339164701004073" calcext:value-type="float">
            <text:p>3.39164701004073E-0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33053074309368" calcext:value-type="float">
            <text:p>0.23305307430936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289324935526062" calcext:value-type="float">
            <text:p>2.89324935526062E-0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30905656069569" calcext:value-type="float">
            <text:p>0.23090565606956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226233540384646" calcext:value-type="float">
            <text:p>2.26233540384646E-05</text:p>
          </table:table-cell>
          <table:table-cell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3-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987630082169" calcext:value-type="float">
            <text:p>4.598763008216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4237776709138" calcext:value-type="float">
            <text:p>1.4423777670913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4677141348269" calcext:value-type="float">
            <text:p>0.4467714134826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69485314233506" calcext:value-type="float">
            <text:p>3.6948531423350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95757683456399" calcext:value-type="float">
            <text:p>2.9575768345639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153994439076" calcext:value-type="float">
            <text:p>1.515399443907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5146909243409" calcext:value-type="float">
            <text:p>0.95514690924340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62662615093155" calcext:value-type="float">
            <text:p>0.56266261509315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29836175294296" calcext:value-type="float">
            <text:p>0.42983617529429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63300804499694" calcext:value-type="float">
            <text:p>2.6330080449969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6308392177904" calcext:value-type="float">
            <text:p>0.95630839217790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77752937241281" calcext:value-type="float">
            <text:p>1.7775293724128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46555175444727" calcext:value-type="float">
            <text:p>2.4655517544472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748339491795" calcext:value-type="float">
            <text:p>1.274833949179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81543430059103" calcext:value-type="float">
            <text:p>2.8154343005910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81130381170122" calcext:value-type="float">
            <text:p>0.88113038117012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36306134477086" calcext:value-type="float">
            <text:p>1.3630613447708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0791163151677" calcext:value-type="float">
            <text:p>2.079116315167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45313221762907" calcext:value-type="float">
            <text:p>1.4531322176290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88565966919924" calcext:value-type="float">
            <text:p>0.888565966919924</text:p>
          </table:table-cell>
          <table:table-cell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3-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158692797428" calcext:value-type="float">
            <text:p>0.1715869279742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01191896171534" calcext:value-type="float">
            <text:p>0.20119189617153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4476054431943" calcext:value-type="float">
            <text:p>0.24447605443194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3542051596849" calcext:value-type="float">
            <text:p>0.2354205159684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06540589790718" calcext:value-type="float">
            <text:p>0.20654058979071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29528787214555" calcext:value-type="float">
            <text:p>0.22952878721455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49746436114136" calcext:value-type="float">
            <text:p>0.14974643611413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14546993047644" calcext:value-type="float">
            <text:p>0.21454699304764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42292789324539" calcext:value-type="float">
            <text:p>0.14229278932453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10327376969017" calcext:value-type="float">
            <text:p>0.21032737696901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84483245917248" calcext:value-type="float">
            <text:p>0.18448324591724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36637372248119" calcext:value-type="float">
            <text:p>0.23663737224811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873499220856" calcext:value-type="float">
            <text:p>0.187349922085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47530352432794" calcext:value-type="float">
            <text:p>0.14753035243279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42788952697069" calcext:value-type="float">
            <text:p>0.24278895269706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75813593456453" calcext:value-type="float">
            <text:p>0.17581359345645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72674150902247" calcext:value-type="float">
            <text:p>0.17267415090224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91179094213076" calcext:value-type="float">
            <text:p>0.19117909421307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03642245890047" calcext:value-type="float">
            <text:p>0.20364224589004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16390398668601" calcext:value-type="float">
            <text:p>0.216390398668601</text:p>
          </table:table-cell>
          <table:table-cell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3-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4797232245875" calcext:value-type="float">
            <text:p>0.2047972322458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3414494632004" calcext:value-type="float">
            <text:p>0.16341449463200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74340461467072" calcext:value-type="float">
            <text:p>0.17434046146707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62419600551033" calcext:value-type="float">
            <text:p>0.16241960055103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3205435932422" calcext:value-type="float">
            <text:p>0.0332054359324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8764000251639" calcext:value-type="float">
            <text:p>0.15876400025163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2213663992123" calcext:value-type="float">
            <text:p>0.25221366399212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943540655115" calcext:value-type="float">
            <text:p>0.194354065511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69875009776708" calcext:value-type="float">
            <text:p>0.26987500977670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6116754208645" calcext:value-type="float">
            <text:p>0.2611675420864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31413157673576" calcext:value-type="float">
            <text:p>0.23141315767357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12950246656938" calcext:value-type="float">
            <text:p>0.11295024665693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7832652513916" calcext:value-type="float">
            <text:p>0.11783265251391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83296000770272" calcext:value-type="float">
            <text:p>0.18329600077027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2783882361827" calcext:value-type="float">
            <text:p>0.1278388236182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49835174170316" calcext:value-type="float">
            <text:p>0.24983517417031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61310162911239" calcext:value-type="float">
            <text:p>0.16131016291123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64265993560949" calcext:value-type="float">
            <text:p>0.26426599356094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12789505816932" calcext:value-type="float">
            <text:p>0.21278950581693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1952478313461" calcext:value-type="float">
            <text:p>0.11952478313461</text:p>
          </table:table-cell>
          <table:table-cell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3-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3865501885161" calcext:value-type="float">
            <text:p>0.11386550188516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4955583894005" calcext:value-type="float">
            <text:p>0.2349555838940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11270503128713" calcext:value-type="float">
            <text:p>0.11127050312871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61125778575468" calcext:value-type="float">
            <text:p>0.16112577857546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6648573745266" calcext:value-type="float">
            <text:p>0.15664857374526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85758861875307" calcext:value-type="float">
            <text:p>0.18575886187530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42395897380879" calcext:value-type="float">
            <text:p>0.14239589738087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4362973873354" calcext:value-type="float">
            <text:p>0.1436297387335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17761015388802" calcext:value-type="float">
            <text:p>0.11776101538880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70481930321093" calcext:value-type="float">
            <text:p>0.07048193032109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27708376874288" calcext:value-type="float">
            <text:p>0.12770837687428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65847384848691" calcext:value-type="float">
            <text:p>0.16584738484869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80933630696094" calcext:value-type="float">
            <text:p>0.18093363069609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12922311859844" calcext:value-type="float">
            <text:p>0.11292231185984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36739327744548" calcext:value-type="float">
            <text:p>0.23673932774454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06059388795157" calcext:value-type="float">
            <text:p>0.10605938879515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18272672009596" calcext:value-type="float">
            <text:p>0.21827267200959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57112063765113" calcext:value-type="float">
            <text:p>0.15711206376511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32475691090201" calcext:value-type="float">
            <text:p>0.23247569109020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05651561484341" calcext:value-type="float">
            <text:p>0.205651561484341</text:p>
          </table:table-cell>
          <table:table-cell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4-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736951571734E-015" calcext:value-type="float">
            <text:p>4.736951571734E-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736951571734E-015" calcext:value-type="float">
            <text:p>4.736951571734E-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368475785867E-015" calcext:value-type="float">
            <text:p>2.368475785867E-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368475785867E-015" calcext:value-type="float">
            <text:p>2.368475785867E-1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736951571734E-015" calcext:value-type="float">
            <text:p>4.736951571734E-1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736951571734E-015" calcext:value-type="float">
            <text:p>4.736951571734E-1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368475785867E-015" calcext:value-type="float">
            <text:p>2.368475785867E-1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368475785867E-015" calcext:value-type="float">
            <text:p>2.368475785867E-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736951571734E-015" calcext:value-type="float">
            <text:p>4.736951571734E-1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368475785867E-015" calcext:value-type="float">
            <text:p>2.368475785867E-15</text:p>
          </table:table-cell>
          <table:table-cell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4-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6722674335956" calcext:value-type="float">
            <text:p>0.18672267433595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006633679301109" calcext:value-type="float">
            <text:p>6.633679301109E-0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311789738774834" calcext:value-type="float">
            <text:p>3.11789738774834E-0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0039644138752" calcext:value-type="float">
            <text:p>0.2003964413875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02017288987688" calcext:value-type="float">
            <text:p>0.20201728898768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01204342254643" calcext:value-type="float">
            <text:p>0.20120434225464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97947019479263" calcext:value-type="float">
            <text:p>0.19794701947926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0166262308088" calcext:value-type="float">
            <text:p>0.2016626230808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97998337713995" calcext:value-type="float">
            <text:p>0.19799833771399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87927426475032" calcext:value-type="float">
            <text:p>0.18792742647503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99610826178257" calcext:value-type="float">
            <text:p>0.19961082617825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274469451839" calcext:value-type="float">
            <text:p>0.00027446945183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00265381904443" calcext:value-type="float">
            <text:p>0.20026538190444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90328581177862" calcext:value-type="float">
            <text:p>0.19032858117786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83240036511147" calcext:value-type="float">
            <text:p>0.18324003651114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486648457944026" calcext:value-type="float">
            <text:p>4.86648457944026E-0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66954208811063" calcext:value-type="float">
            <text:p>0.36695420881106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018455055633653" calcext:value-type="float">
            <text:p>1.8455055633653E-0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370840753998181" calcext:value-type="float">
            <text:p>3.70840753998181E-0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02010602070001" calcext:value-type="float">
            <text:p>0.202010602070001</text:p>
          </table:table-cell>
          <table:table-cell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4-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8393518341999" calcext:value-type="float">
            <text:p>0.13839351834199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42515616976476" calcext:value-type="float">
            <text:p>0.24251561697647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33493483136151" calcext:value-type="float">
            <text:p>0.13349348313615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32827802054674" calcext:value-type="float">
            <text:p>0.13282780205467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37974159003973" calcext:value-type="float">
            <text:p>0.13797415900397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31004410067736" calcext:value-type="float">
            <text:p>0.13100441006773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27136735350652" calcext:value-type="float">
            <text:p>0.12713673535065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44024958290484" calcext:value-type="float">
            <text:p>0.14402495829048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3230133802847" calcext:value-type="float">
            <text:p>0.1323013380284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30185244331235" calcext:value-type="float">
            <text:p>0.13018524433123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6005255716983" calcext:value-type="float">
            <text:p>0.25600525571698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27247588715" calcext:value-type="float">
            <text:p>0.0002724758871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39406193764599" calcext:value-type="float">
            <text:p>0.13940619376459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750470431275542" calcext:value-type="float">
            <text:p>7.50470431275542E-0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38908615688037" calcext:value-type="float">
            <text:p>0.13890861568803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17387251705534" calcext:value-type="float">
            <text:p>0.11738725170553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66550093385502" calcext:value-type="float">
            <text:p>0.26655009338550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47461876996501" calcext:value-type="float">
            <text:p>0.24746187699650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858813390158166" calcext:value-type="float">
            <text:p>8.58813390158166E-0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58406251742271" calcext:value-type="float">
            <text:p>0.258406251742271</text:p>
          </table:table-cell>
          <table:table-cell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4-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5475733418927" calcext:value-type="float">
            <text:p>1.0547573341892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8114352714464" calcext:value-type="float">
            <text:p>1.4811435271446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1583601480081" calcext:value-type="float">
            <text:p>1.2158360148008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7392581556884" calcext:value-type="float">
            <text:p>1.6739258155688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1565549254229" calcext:value-type="float">
            <text:p>1.8156554925422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6309793051544" calcext:value-type="float">
            <text:p>1.0630979305154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05752122234749" calcext:value-type="float">
            <text:p>1.0575212223474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06893926591971" calcext:value-type="float">
            <text:p>0.60689392659197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79450823138813" calcext:value-type="float">
            <text:p>1.7945082313881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40783050480017" calcext:value-type="float">
            <text:p>2.4078305048001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92975941231251" calcext:value-type="float">
            <text:p>0.79297594123125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3660295112928" calcext:value-type="float">
            <text:p>1.3366029511292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34205980752384" calcext:value-type="float">
            <text:p>2.3420598075238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07828465636126" calcext:value-type="float">
            <text:p>3.0782846563612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18860173516797" calcext:value-type="float">
            <text:p>1.1886017351679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48305929201775" calcext:value-type="float">
            <text:p>0.94830592920177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01715205376949" calcext:value-type="float">
            <text:p>2.0171520537694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33708655052377" calcext:value-type="float">
            <text:p>1.3370865505237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38020711797304" calcext:value-type="float">
            <text:p>2.3802071179730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525002260751" calcext:value-type="float">
            <text:p>1.525002260751</text:p>
          </table:table-cell>
          <table:table-cell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4-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8821855187844" calcext:value-type="float">
            <text:p>0.2188218551878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4617387963957" calcext:value-type="float">
            <text:p>0.17461738796395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0481997853461" calcext:value-type="float">
            <text:p>0.19048199785346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83071726887823" calcext:value-type="float">
            <text:p>0.18307172688782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24645580094195" calcext:value-type="float">
            <text:p>0.22464558009419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22457540106155" calcext:value-type="float">
            <text:p>0.12245754010615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5750164892229" calcext:value-type="float">
            <text:p>0.17575016489222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72806555739135" calcext:value-type="float">
            <text:p>0.17280655573913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4358065370292" calcext:value-type="float">
            <text:p>0.22435806537029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76751442377845" calcext:value-type="float">
            <text:p>0.17675144237784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9448693478825" calcext:value-type="float">
            <text:p>0.25944869347882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27317830069775" calcext:value-type="float">
            <text:p>0.22731783006977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47857468431983" calcext:value-type="float">
            <text:p>0.14785746843198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33657624870938" calcext:value-type="float">
            <text:p>0.13365762487093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76455317932574" calcext:value-type="float">
            <text:p>0.17645531793257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77260912267826" calcext:value-type="float">
            <text:p>0.17726091226782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58313710923888" calcext:value-type="float">
            <text:p>0.25831371092388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80633298508775" calcext:value-type="float">
            <text:p>0.18063329850877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54837770777735" calcext:value-type="float">
            <text:p>0.25483777077773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06524746211107" calcext:value-type="float">
            <text:p>0.206524746211107</text:p>
          </table:table-cell>
          <table:table-cell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4-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3127473038323" calcext:value-type="float">
            <text:p>0.2031274730383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6923614058886" calcext:value-type="float">
            <text:p>0.15692361405888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1874458575696" calcext:value-type="float">
            <text:p>0.15187445857569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97543737912849" calcext:value-type="float">
            <text:p>0.19754373791284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4159489992829" calcext:value-type="float">
            <text:p>0.25415948999282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117447719294" calcext:value-type="float">
            <text:p>0.2411744771929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8398838699231" calcext:value-type="float">
            <text:p>0.17839883869923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10191990155094" calcext:value-type="float">
            <text:p>0.11019199015509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2479786541763" calcext:value-type="float">
            <text:p>0.22247978654176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41535535872097" calcext:value-type="float">
            <text:p>0.14153553587209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93956936572866" calcext:value-type="float">
            <text:p>0.19395693657286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16910590270338" calcext:value-type="float">
            <text:p>0.21691059027033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27587188298242" calcext:value-type="float">
            <text:p>0.12758718829824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4722711063555" calcext:value-type="float">
            <text:p>0.25472271106355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2870961901571" calcext:value-type="float">
            <text:p>0.2287096190157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86431435676472" calcext:value-type="float">
            <text:p>0.18643143567647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86620106360708" calcext:value-type="float">
            <text:p>0.18662010636070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69124528452133" calcext:value-type="float">
            <text:p>0.16912452845213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46397123996063" calcext:value-type="float">
            <text:p>0.14639712399606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30763369592808" calcext:value-type="float">
            <text:p>0.130763369592808</text:p>
          </table:table-cell>
          <table:table-cell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5-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6024420434343E-015" calcext:value-type="float">
            <text:p>4.06024420434343E-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06024420434343E-015" calcext:value-type="float">
            <text:p>4.06024420434343E-1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03012210217171E-015" calcext:value-type="float">
            <text:p>2.03012210217171E-1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03012210217171E-015" calcext:value-type="float">
            <text:p>2.03012210217171E-1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03012210217171E-015" calcext:value-type="float">
            <text:p>2.03012210217171E-1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06024420434343E-015" calcext:value-type="float">
            <text:p>4.06024420434343E-1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06024420434343E-015" calcext:value-type="float">
            <text:p>4.06024420434343E-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5-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137948798454163" calcext:value-type="float">
            <text:p>1.37948798454163E-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0214368277749" calcext:value-type="float">
            <text:p>0.17021436827774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767784825945" calcext:value-type="float">
            <text:p>0.176778482594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7665723518269" calcext:value-type="float">
            <text:p>0.1766572351826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266897195268234" calcext:value-type="float">
            <text:p>2.66897195268234E-0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359472709487857" calcext:value-type="float">
            <text:p>3.59472709487857E-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371623467756294" calcext:value-type="float">
            <text:p>3.71623467756294E-0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65257247978894" calcext:value-type="float">
            <text:p>0.16525724797889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74670163607957" calcext:value-type="float">
            <text:p>0.17467016360795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142072698319784" calcext:value-type="float">
            <text:p>1.42072698319784E-0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64993359946087" calcext:value-type="float">
            <text:p>0.16499335994608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73976702295399" calcext:value-type="float">
            <text:p>0.17397670229539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74596176642892" calcext:value-type="float">
            <text:p>0.17459617664289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0329149406339685" calcext:value-type="float">
            <text:p>3.29149406339685E-0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129501350397479" calcext:value-type="float">
            <text:p>1.29501350397479E-0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0242646730337637" calcext:value-type="float">
            <text:p>2.42646730337637E-0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75982617073915" calcext:value-type="float">
            <text:p>0.1759826170739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303918472380829" calcext:value-type="float">
            <text:p>3.03918472380829E-0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175133110518338" calcext:value-type="float">
            <text:p>1.75133110518338E-0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60393012956851" calcext:value-type="float">
            <text:p>0.160393012956851</text:p>
          </table:table-cell>
          <table:table-cell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5-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0935671187759" calcext:value-type="float">
            <text:p>0.24093567118775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98216966096851" calcext:value-type="float">
            <text:p>0.09821696609685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596881945768" calcext:value-type="float">
            <text:p>0.00059688194576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135942758688489" calcext:value-type="float">
            <text:p>1.35942758688489E-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256228466483264" calcext:value-type="float">
            <text:p>2.56228466483264E-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21337923335701" calcext:value-type="float">
            <text:p>0.12133792333570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8472850151978" calcext:value-type="float">
            <text:p>1.8472850151978E-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42110674793638" calcext:value-type="float">
            <text:p>0.24211067479363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18007298525344" calcext:value-type="float">
            <text:p>0.11800729852534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152071708545" calcext:value-type="float">
            <text:p>0.00015207170854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26687233671923" calcext:value-type="float">
            <text:p>0.22668723367192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104177891951" calcext:value-type="float">
            <text:p>0.00010417789195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7663997023243" calcext:value-type="float">
            <text:p>0.11766399702324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232800700035369" calcext:value-type="float">
            <text:p>2.32800700035369E-0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196686198431515" calcext:value-type="float">
            <text:p>1.96686198431515E-0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09538386015179" calcext:value-type="float">
            <text:p>0.10953838601517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17767691373571" calcext:value-type="float">
            <text:p>0.11776769137357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07524625706935" calcext:value-type="float">
            <text:p>0.10752462570693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16145928021054" calcext:value-type="float">
            <text:p>0.11614592802105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17978003932211" calcext:value-type="float">
            <text:p>0.117978003932211</text:p>
          </table:table-cell>
          <table:table-cell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5-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225569345697" calcext:value-type="float">
            <text:p>0.00022556934569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2732702855722" calcext:value-type="float">
            <text:p>0.08273270285572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91139806392516" calcext:value-type="float">
            <text:p>0.09113980639251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7526280865529" calcext:value-type="float">
            <text:p>0.25752628086552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93985313184461" calcext:value-type="float">
            <text:p>0.09398531318446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68136515799689" calcext:value-type="float">
            <text:p>0.16813651579968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3141449178205" calcext:value-type="float">
            <text:p>0.1731414491782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83824301384978" calcext:value-type="float">
            <text:p>0.18382430138497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87317545659385" calcext:value-type="float">
            <text:p>0.18731754565938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68008314688208" calcext:value-type="float">
            <text:p>0.16800831468820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985600053837077" calcext:value-type="float">
            <text:p>9.85600053837077E-0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70173318401036" calcext:value-type="float">
            <text:p>0.17017331840103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77613537505558" calcext:value-type="float">
            <text:p>0.17761353750555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89913666818994" calcext:value-type="float">
            <text:p>0.18991366681899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92531014900552" calcext:value-type="float">
            <text:p>0.19253101490055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72434843218212" calcext:value-type="float">
            <text:p>0.17243484321821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88111734380521" calcext:value-type="float">
            <text:p>0.18811173438052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90484222002592" calcext:value-type="float">
            <text:p>0.09048422200259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91949879519365" calcext:value-type="float">
            <text:p>0.19194987951936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251429910744" calcext:value-type="float">
            <text:p>0.000251429910744</text:p>
          </table:table-cell>
          <table:table-cell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5-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8169469855786" calcext:value-type="float">
            <text:p>2.7816946985578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8453829266598" calcext:value-type="float">
            <text:p>1.1845382926659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7106416928398" calcext:value-type="float">
            <text:p>2.3710641692839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7713363452511" calcext:value-type="float">
            <text:p>1.6771336345251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92576620861448" calcext:value-type="float">
            <text:p>0.99257662086144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93986315520952" calcext:value-type="float">
            <text:p>1.9398631552095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6099264643308" calcext:value-type="float">
            <text:p>2.2609926464330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70419689351724" calcext:value-type="float">
            <text:p>1.7041968935172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6168094544431" calcext:value-type="float">
            <text:p>1.2616809454443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78960200362383" calcext:value-type="float">
            <text:p>1.7896020036238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6962524441123" calcext:value-type="float">
            <text:p>1.5696252444112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27074745194274" calcext:value-type="float">
            <text:p>2.2707474519427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5838896431794" calcext:value-type="float">
            <text:p>1.4583889643179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99948044023978" calcext:value-type="float">
            <text:p>1.9994804402397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29722373233924" calcext:value-type="float">
            <text:p>1.2972237323392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57881969127895" calcext:value-type="float">
            <text:p>1.5788196912789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57405117403409" calcext:value-type="float">
            <text:p>1.5740511740340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62198612897401" calcext:value-type="float">
            <text:p>1.6219861289740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20527887594636" calcext:value-type="float">
            <text:p>3.2052788759463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55031291056802" calcext:value-type="float">
            <text:p>2.55031291056802</text:p>
          </table:table-cell>
          <table:table-cell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5-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3970656885979" calcext:value-type="float">
            <text:p>0.09397065688597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1692029242237" calcext:value-type="float">
            <text:p>0.23169202924223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39293060053576" calcext:value-type="float">
            <text:p>0.23929306005357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47554659804722" calcext:value-type="float">
            <text:p>0.14755465980472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49632285031101" calcext:value-type="float">
            <text:p>0.14963228503110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06969373252782" calcext:value-type="float">
            <text:p>0.10696937325278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4801389598399" calcext:value-type="float">
            <text:p>0.24480138959839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49842396441895" calcext:value-type="float">
            <text:p>0.14984239644189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93342909602339" calcext:value-type="float">
            <text:p>0.19334290960233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8622350114484" calcext:value-type="float">
            <text:p>0.15862235011448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74312696678412" calcext:value-type="float">
            <text:p>0.17431269667841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496476601949" calcext:value-type="float">
            <text:p>0.1549647660194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0933952495378" calcext:value-type="float">
            <text:p>0.2093395249537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91761812639047" calcext:value-type="float">
            <text:p>0.19176181263904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38465735212928" calcext:value-type="float">
            <text:p>0.23846573521292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74168635588422" calcext:value-type="float">
            <text:p>0.17416863558842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07814347897894" calcext:value-type="float">
            <text:p>0.20781434789789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4350919210832" calcext:value-type="float">
            <text:p>0.2435091921083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26130585012801" calcext:value-type="float">
            <text:p>0.22613058501280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07918975270645" calcext:value-type="float">
            <text:p>0.207918975270645</text:p>
          </table:table-cell>
          <table:table-cell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6-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7635683940025E-015" calcext:value-type="float">
            <text:p>1.77635683940025E-1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5527136788005E-015" calcext:value-type="float">
            <text:p>3.5527136788005E-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77635683940025E-015" calcext:value-type="float">
            <text:p>1.77635683940025E-1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527136788005E-015" calcext:value-type="float">
            <text:p>3.5527136788005E-1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77635683940025E-015" calcext:value-type="float">
            <text:p>1.77635683940025E-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5527136788005E-015" calcext:value-type="float">
            <text:p>3.5527136788005E-1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6-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9473353683074" calcext:value-type="float">
            <text:p>0.14947335368307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7137445914673" calcext:value-type="float">
            <text:p>0.15713744591467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369187987656" calcext:value-type="float">
            <text:p>0.1536918798765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99310551480033" calcext:value-type="float">
            <text:p>0.29931055148003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3241802054572" calcext:value-type="float">
            <text:p>0.15324180205457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7066197536757" calcext:value-type="float">
            <text:p>0.15706619753675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57007678015273" calcext:value-type="float">
            <text:p>1.57007678015273E-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5446156279271" calcext:value-type="float">
            <text:p>0.15544615627927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5903943109665" calcext:value-type="float">
            <text:p>0.15590394310966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7145737473813" calcext:value-type="float">
            <text:p>0.15714573747381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6434917433679" calcext:value-type="float">
            <text:p>0.15643491743367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6095838019483" calcext:value-type="float">
            <text:p>0.15609583801948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187228928945811" calcext:value-type="float">
            <text:p>1.87228928945811E-0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6317455402696" calcext:value-type="float">
            <text:p>0.15631745540269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3316420147703" calcext:value-type="float">
            <text:p>0.15331642014770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0147150933063303" calcext:value-type="float">
            <text:p>1.47150933063303E-0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39501573321537" calcext:value-type="float">
            <text:p>0.13950157332153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54010000863403" calcext:value-type="float">
            <text:p>0.15401000086340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0171220553595802" calcext:value-type="float">
            <text:p>1.71220553595802E-0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56592143730132" calcext:value-type="float">
            <text:p>0.156592143730132</text:p>
          </table:table-cell>
          <table:table-cell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6-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5238963831782" calcext:value-type="float">
            <text:p>0.10523896383178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05558081070601" calcext:value-type="float">
            <text:p>0.1055580810706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04434004811086" calcext:value-type="float">
            <text:p>0.10443400481108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08935995193782" calcext:value-type="float">
            <text:p>0.20893599519378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09379271945479" calcext:value-type="float">
            <text:p>0.10937927194547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994165680490433" calcext:value-type="float">
            <text:p>9.94165680490433E-0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03186777250337" calcext:value-type="float">
            <text:p>0.10318677725033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0065537417607" calcext:value-type="float">
            <text:p>0.1006553741760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1692935108381" calcext:value-type="float">
            <text:p>0.2169293510838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01877500769898" calcext:value-type="float">
            <text:p>0.10187750076989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10742376651879" calcext:value-type="float">
            <text:p>0.21074237665187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9217084020339" calcext:value-type="float">
            <text:p>0.1921708402033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02909495269715" calcext:value-type="float">
            <text:p>0.10290949526971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123375454485181" calcext:value-type="float">
            <text:p>1.23375454485181E-0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11981353799868" calcext:value-type="float">
            <text:p>0.21198135379986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1489089056413" calcext:value-type="float">
            <text:p>0.1148908905641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98564928088442" calcext:value-type="float">
            <text:p>0.09856492808844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00501333529827" calcext:value-type="float">
            <text:p>0.10050133352982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00563238797338" calcext:value-type="float">
            <text:p>0.20056323879733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12078380295935" calcext:value-type="float">
            <text:p>0.212078380295935</text:p>
          </table:table-cell>
          <table:table-cell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6-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6928297232256" calcext:value-type="float">
            <text:p>0.07692829723225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1195659810604" calcext:value-type="float">
            <text:p>0.08119565981060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288444753948" calcext:value-type="float">
            <text:p>0.0728844475394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32478627304131" calcext:value-type="float">
            <text:p>0.23247862730413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100420269474" calcext:value-type="float">
            <text:p>0.00010042026947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4699918891319" calcext:value-type="float">
            <text:p>0.1469991889131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2152677423536" calcext:value-type="float">
            <text:p>0.17215267742353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79533172303887" calcext:value-type="float">
            <text:p>0.0795331723038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43639872793869" calcext:value-type="float">
            <text:p>0.14363987279386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74444051157299" calcext:value-type="float">
            <text:p>0.07444405115729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252093045842" calcext:value-type="float">
            <text:p>0.00025209304584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79673785427839" calcext:value-type="float">
            <text:p>0.07967378542783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131339796072" calcext:value-type="float">
            <text:p>0.00013133979607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9053875579031" calcext:value-type="float">
            <text:p>0.15905387557903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64216861147643" calcext:value-type="float">
            <text:p>0.16421686114764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89428845818449" calcext:value-type="float">
            <text:p>0.08942884581844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45027657098105" calcext:value-type="float">
            <text:p>0.24502765709810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133475190082" calcext:value-type="float">
            <text:p>0.00013347519008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80325894536452" calcext:value-type="float">
            <text:p>0.08032589453645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420204068038576" calcext:value-type="float">
            <text:p>4.20204068038576E-05</text:p>
          </table:table-cell>
          <table:table-cell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6-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3470187807219" calcext:value-type="float">
            <text:p>0.1234701878072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7802456558753" calcext:value-type="float">
            <text:p>0.11780245655875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35217913153306" calcext:value-type="float">
            <text:p>0.13521791315330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24285029704772" calcext:value-type="float">
            <text:p>0.12428502970477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36626451216806" calcext:value-type="float">
            <text:p>0.13662645121680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6189704480237" calcext:value-type="float">
            <text:p>0.06618970448023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36575328366568" calcext:value-type="float">
            <text:p>0.13657532836656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63957281569506" calcext:value-type="float">
            <text:p>0.2639572815695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715084440048" calcext:value-type="float">
            <text:p>0.0571508444004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9205680287305" calcext:value-type="float">
            <text:p>0.1920568028730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93885390815033" calcext:value-type="float">
            <text:p>0.19388539081503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77895621499648" calcext:value-type="float">
            <text:p>0.17789562149964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64220214566812" calcext:value-type="float">
            <text:p>0.0642202145668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28990820447756" calcext:value-type="float">
            <text:p>0.12899082044775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35157591026817" calcext:value-type="float">
            <text:p>0.13515759102681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752788249409651" calcext:value-type="float">
            <text:p>7.52788249409651E-0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97387000691189" calcext:value-type="float">
            <text:p>0.19738700069118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77444169561302" calcext:value-type="float">
            <text:p>0.17744416956130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28472933442522" calcext:value-type="float">
            <text:p>0.12847293344252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103353654659" calcext:value-type="float">
            <text:p>0.000103353654659</text:p>
          </table:table-cell>
          <table:table-cell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6-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5040297800022" calcext:value-type="float">
            <text:p>0.9450402978000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1426696548417" calcext:value-type="float">
            <text:p>1.1142669654841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995921644448" calcext:value-type="float">
            <text:p>1.099592164444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4305290274201" calcext:value-type="float">
            <text:p>1.843052902742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7254288865673" calcext:value-type="float">
            <text:p>2.1725428886567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5756556491615" calcext:value-type="float">
            <text:p>0.9557565564916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5389174831609" calcext:value-type="float">
            <text:p>2.2538917483160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39070692068091" calcext:value-type="float">
            <text:p>2.3907069206809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7183495488902" calcext:value-type="float">
            <text:p>1.5718349548890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71326770398925" calcext:value-type="float">
            <text:p>2.7132677039892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62221713331581" calcext:value-type="float">
            <text:p>1.6222171333158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4978966689875" calcext:value-type="float">
            <text:p>1.4497896668987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80099038365811" calcext:value-type="float">
            <text:p>1.8009903836581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82583478023884" calcext:value-type="float">
            <text:p>1.8258347802388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47104953366139" calcext:value-type="float">
            <text:p>2.4710495336613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6571904600687" calcext:value-type="float">
            <text:p>1.657190460068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54020094253268" calcext:value-type="float">
            <text:p>1.5402009425326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68142474609977" calcext:value-type="float">
            <text:p>1.6814247460997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36255049855009" calcext:value-type="float">
            <text:p>2.3625504985500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09065854103002" calcext:value-type="float">
            <text:p>1.0906585410300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/00/0000</text:date>, <text:time style:data-style-name="N2" text:time-value="22:35:44.6732428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5-01T22:39:51.325619549</dc:date>
    <meta:editing-duration>PT1H23M36S</meta:editing-duration>
    <meta:editing-cycles>3</meta:editing-cycles>
    <meta:generator>LibreOffice/7.1.2.2$Linux_X86_64 LibreOffice_project/5751006d328844ba3fa6124ed263bbf122f0788a</meta:generator>
    <meta:document-statistic meta:table-count="1" meta:cell-count="1505" meta:object-count="1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9cm" svg:height="9.007cm" xlink:href=".." xlink:type="simple" chart:class="chart:line" chart:style-name="ch1">
        <chart:title svg:x="6.042cm" svg:y="0.316cm" chart:style-name="ch2">
          <text:p>Pierwszy wymiar 1</text:p>
        </chart:title>
        <chart:legend chart:legend-position="end" svg:x="14.189cm" svg:y="3.208cm" style:legend-expansion="high" chart:style-name="ch3"/>
        <chart:plot-area chart:style-name="ch4" table:cell-range-address="'merge-csv.com__6085c72bd9449'.C5:'merge-csv.com__6085c72bd9449'.C5 'merge-csv.com__6085c72bd9449'.B5:'merge-csv.com__6085c72bd9449'.B24 'merge-csv.com__6085c72bd9449'.C26:'merge-csv.com__6085c72bd9449'.C26 'merge-csv.com__6085c72bd9449'.B26:'merge-csv.com__6085c72bd9449'.B45 'merge-csv.com__6085c72bd9449'.C47:'merge-csv.com__6085c72bd9449'.C47 'merge-csv.com__6085c72bd9449'.B47:'merge-csv.com__6085c72bd9449'.B66 'merge-csv.com__6085c72bd9449'.C67:'merge-csv.com__6085c72bd9449'.C67 'merge-csv.com__6085c72bd9449'.B68:'merge-csv.com__6085c72bd9449'.B87 'merge-csv.com__6085c72bd9449'.C88:'merge-csv.com__6085c72bd9449'.C88 'merge-csv.com__6085c72bd9449'.B89:'merge-csv.com__6085c72bd9449'.B108" chart:data-source-has-labels="row" svg:x="1.331cm" svg:y="1.275cm" svg:width="12.538cm" svg:height="6.571cm">
          <chart:coordinate-region svg:x="2.058cm" svg:y="1.475cm" svg:width="11.624cm" svg:height="5.724cm"/>
          <chart:axis chart:dimension="x" chart:name="primary-x" chart:style-name="ch5">
            <chart:title svg:x="7.014cm" svg:y="8.026cm" chart:style-name="ch6">
              <text:p>iteracja</text:p>
            </chart:title>
            <chart:grid chart:style-name="ch7" chart:class="major"/>
          </chart:axis>
          <chart:axis chart:dimension="y" chart:name="primary-y" chart:style-name="ch5">
            <chart:title svg:x="0.451cm" svg:y="4.961cm" chart:style-name="ch8">
              <text:p>MAE</text:p>
            </chart:title>
            <chart:grid chart:style-name="ch7" chart:class="major"/>
          </chart:axis>
          <chart:series chart:style-name="ch9" chart:values-cell-range-address="'merge-csv.com__6085c72bd9449'.B5:'merge-csv.com__6085c72bd9449'.B24" chart:label-cell-address="'merge-csv.com__6085c72bd9449'.C5:'merge-csv.com__6085c72bd9449'.C5" chart:class="chart:line">
            <chart:data-point chart:repeated="20"/>
          </chart:series>
          <chart:series chart:style-name="ch10" chart:values-cell-range-address="'merge-csv.com__6085c72bd9449'.B26:'merge-csv.com__6085c72bd9449'.B45" chart:label-cell-address="'merge-csv.com__6085c72bd9449'.C26:'merge-csv.com__6085c72bd9449'.C26" chart:class="chart:line">
            <chart:data-point chart:repeated="20"/>
          </chart:series>
          <chart:series chart:style-name="ch11" chart:values-cell-range-address="'merge-csv.com__6085c72bd9449'.B47:'merge-csv.com__6085c72bd9449'.B66" chart:label-cell-address="'merge-csv.com__6085c72bd9449'.C47:'merge-csv.com__6085c72bd9449'.C47" chart:class="chart:line">
            <chart:data-point chart:repeated="20"/>
          </chart:series>
          <chart:series chart:style-name="ch12" chart:values-cell-range-address="'merge-csv.com__6085c72bd9449'.B68:'merge-csv.com__6085c72bd9449'.B87" chart:label-cell-address="'merge-csv.com__6085c72bd9449'.C67:'merge-csv.com__6085c72bd9449'.C67" chart:class="chart:line">
            <chart:data-point chart:repeated="20"/>
          </chart:series>
          <chart:series chart:style-name="ch13" chart:values-cell-range-address="'merge-csv.com__6085c72bd9449'.B89:'merge-csv.com__6085c72bd9449'.B108" chart:label-cell-address="'merge-csv.com__6085c72bd9449'.C88:'merge-csv.com__6085c72bd9449'.C88" chart:class="chart:line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2</text:p>
                <draw:g>
                  <svg:desc>'merge-csv.com__6085c72bd9449'.C5:'merge-csv.com__6085c72bd9449'.C5</svg:desc>
                </draw:g>
              </table:table-cell>
              <table:table-cell office:value-type="string">
                <text:p>1-3</text:p>
                <draw:g>
                  <svg:desc>'merge-csv.com__6085c72bd9449'.C26:'merge-csv.com__6085c72bd9449'.C26</svg:desc>
                </draw:g>
              </table:table-cell>
              <table:table-cell office:value-type="string">
                <text:p>1-4</text:p>
                <draw:g>
                  <svg:desc>'merge-csv.com__6085c72bd9449'.C47:'merge-csv.com__6085c72bd9449'.C47</svg:desc>
                </draw:g>
              </table:table-cell>
              <table:table-cell office:value-type="string">
                <text:p>1-5</text:p>
                <draw:g>
                  <svg:desc>'merge-csv.com__6085c72bd9449'.C67:'merge-csv.com__6085c72bd9449'.C67</svg:desc>
                </draw:g>
              </table:table-cell>
              <table:table-cell office:value-type="string">
                <text:p>1-6</text:p>
                <draw:g>
                  <svg:desc>'merge-csv.com__6085c72bd9449'.C88:'merge-csv.com__6085c72bd9449'.C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00000000000004">
                <text:p>0.500000000000004</text:p>
                <draw:g>
                  <svg:desc>'merge-csv.com__6085c72bd9449'.B5:'merge-csv.com__6085c72bd9449'.B24</svg:desc>
                </draw:g>
              </table:table-cell>
              <table:table-cell office:value-type="float" office:value="0.4">
                <text:p>0.4</text:p>
                <draw:g>
                  <svg:desc>'merge-csv.com__6085c72bd9449'.B26:'merge-csv.com__6085c72bd9449'.B45</svg:desc>
                </draw:g>
              </table:table-cell>
              <table:table-cell office:value-type="float" office:value="0.333333333333333">
                <text:p>0.333333333333333</text:p>
                <draw:g>
                  <svg:desc>'merge-csv.com__6085c72bd9449'.B47:'merge-csv.com__6085c72bd9449'.B66</svg:desc>
                </draw:g>
              </table:table-cell>
              <table:table-cell office:value-type="float" office:value="0.285714285714286">
                <text:p>0.285714285714286</text:p>
                <draw:g>
                  <svg:desc>'merge-csv.com__6085c72bd9449'.B68:'merge-csv.com__6085c72bd9449'.B87</svg:desc>
                </draw:g>
              </table:table-cell>
              <table:table-cell office:value-type="float" office:value="0.250000000000004">
                <text:p>0.250000000000004</text:p>
                <draw:g>
                  <svg:desc>'merge-csv.com__6085c72bd9449'.B89:'merge-csv.com__6085c72bd9449'.B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333333333333338">
                <text:p>0.333333333333338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00000000000002">
                <text:p>0.500000000000002</text:p>
              </table:table-cell>
              <table:table-cell office:value-type="float" office:value="0.4">
                <text:p>0.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8571428571429">
                <text:p>0.2857142857142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400000000000003">
                <text:p>0.400000000000003</text:p>
              </table:table-cell>
              <table:table-cell office:value-type="float" office:value="0.333333333333338">
                <text:p>0.333333333333338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50000000000002">
                <text:p>0.250000000000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400000000000003">
                <text:p>0.40000000000000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8571428571429">
                <text:p>0.2857142857142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50000000000004">
                <text:p>0.2500000000000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00000000000004">
                <text:p>0.500000000000004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8571428571429">
                <text:p>0.2857142857142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00000000000002">
                <text:p>0.500000000000002</text:p>
              </table:table-cell>
              <table:table-cell office:value-type="float" office:value="0.4">
                <text:p>0.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50000000000002">
                <text:p>0.25000000000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50000000000002">
                <text:p>0.250000000000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.400000000000003">
                <text:p>0.40000000000000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8571428571429">
                <text:p>0.28571428571429</text:p>
              </table:table-cell>
              <table:table-cell office:value-type="float" office:value="0.250000000000004">
                <text:p>0.2500000000000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400000000000003">
                <text:p>0.40000000000000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8571428571429">
                <text:p>0.2857142857142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50000000000004">
                <text:p>0.2500000000000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8571428571429">
                <text:p>0.28571428571429</text:p>
              </table:table-cell>
              <table:table-cell office:value-type="float" office:value="0.250000000000004">
                <text:p>0.2500000000000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50000000000004">
                <text:p>0.2500000000000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">
                <text:p>0.5</text:p>
              </table:table-cell>
              <table:table-cell office:value-type="float" office:value="0.400000000000003">
                <text:p>0.400000000000003</text:p>
              </table:table-cell>
              <table:table-cell office:value-type="float" office:value="0.333333333333336">
                <text:p>0.333333333333336</text:p>
              </table:table-cell>
              <table:table-cell office:value-type="float" office:value="0.285714285714288">
                <text:p>0.28571428571428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333333333333336">
                <text:p>0.333333333333336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00000000000004">
                <text:p>0.500000000000004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85714285714288">
                <text:p>0.28571428571428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">
                <text:p>0.5</text:p>
              </table:table-cell>
              <table:table-cell office:value-type="float" office:value="0.400000000000006">
                <text:p>0.400000000000006</text:p>
              </table:table-cell>
              <table:table-cell office:value-type="float" office:value="0.333333333333336">
                <text:p>0.333333333333336</text:p>
              </table:table-cell>
              <table:table-cell office:value-type="float" office:value="0.28571428571429">
                <text:p>0.2857142857142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00000000000004">
                <text:p>0.500000000000004</text:p>
              </table:table-cell>
              <table:table-cell office:value-type="float" office:value="0.400000000000003">
                <text:p>0.400000000000003</text:p>
              </table:table-cell>
              <table:table-cell office:value-type="float" office:value="0.333333333333336">
                <text:p>0.333333333333336</text:p>
              </table:table-cell>
              <table:table-cell office:value-type="float" office:value="0.285714285714288">
                <text:p>0.28571428571428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2.2$Linux_X86_64 LibreOffice_project/5751006d328844ba3fa6124ed263bbf122f0788a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cm" svg:height="9.007cm" xlink:href=".." xlink:type="simple" chart:class="chart:line" chart:style-name="ch1">
        <chart:title svg:x="6.043cm" svg:y="0.316cm" chart:style-name="ch2">
          <text:p>Pierwszy wymiar 2</text:p>
        </chart:title>
        <chart:legend chart:legend-position="end" svg:x="14.19cm" svg:y="3.208cm" style:legend-expansion="high" chart:style-name="ch3"/>
        <chart:plot-area chart:style-name="ch4" table:cell-range-address="'merge-csv.com__6085c72bd9449'.C109:'merge-csv.com__6085c72bd9449'.C109 'merge-csv.com__6085c72bd9449'.B111:'merge-csv.com__6085c72bd9449'.B129 'merge-csv.com__6085c72bd9449'.C151:'merge-csv.com__6085c72bd9449'.C151 'merge-csv.com__6085c72bd9449'.B152:'merge-csv.com__6085c72bd9449'.B171 'merge-csv.com__6085c72bd9449'.C172:'merge-csv.com__6085c72bd9449'.C172 'merge-csv.com__6085c72bd9449'.B173:'merge-csv.com__6085c72bd9449'.B192 'merge-csv.com__6085c72bd9449'.C193:'merge-csv.com__6085c72bd9449'.C193 'merge-csv.com__6085c72bd9449'.B194:'merge-csv.com__6085c72bd9449'.B213 'merge-csv.com__6085c72bd9449'.C214:'merge-csv.com__6085c72bd9449'.C214 'merge-csv.com__6085c72bd9449'.B215:'merge-csv.com__6085c72bd9449'.B234" chart:data-source-has-labels="row" svg:x="1.331cm" svg:y="1.275cm" svg:width="12.539cm" svg:height="6.571cm">
          <chart:coordinate-region svg:x="2.799cm" svg:y="1.474cm" svg:width="11.071cm" svg:height="5.725cm"/>
          <chart:axis chart:dimension="x" chart:name="primary-x" chart:style-name="ch5">
            <chart:title svg:x="7.014cm" svg:y="8.026cm" chart:style-name="ch6">
              <text:p>iteracja</text:p>
            </chart:title>
            <chart:grid chart:style-name="ch7" chart:class="major"/>
          </chart:axis>
          <chart:axis chart:dimension="y" chart:name="primary-y" chart:style-name="ch5">
            <chart:title svg:x="0.451cm" svg:y="4.961cm" chart:style-name="ch8">
              <text:p>MAE</text:p>
            </chart:title>
            <chart:grid chart:style-name="ch7" chart:class="major"/>
          </chart:axis>
          <chart:series chart:style-name="ch9" chart:values-cell-range-address="'merge-csv.com__6085c72bd9449'.B111:'merge-csv.com__6085c72bd9449'.B129" chart:label-cell-address="'merge-csv.com__6085c72bd9449'.C109:'merge-csv.com__6085c72bd9449'.C109" chart:class="chart:line">
            <chart:data-point chart:repeated="19"/>
          </chart:series>
          <chart:series chart:style-name="ch10" chart:values-cell-range-address="'merge-csv.com__6085c72bd9449'.B152:'merge-csv.com__6085c72bd9449'.B171" chart:label-cell-address="'merge-csv.com__6085c72bd9449'.C151:'merge-csv.com__6085c72bd9449'.C151" chart:class="chart:line">
            <chart:data-point chart:repeated="20"/>
          </chart:series>
          <chart:series chart:style-name="ch11" chart:values-cell-range-address="'merge-csv.com__6085c72bd9449'.B173:'merge-csv.com__6085c72bd9449'.B192" chart:label-cell-address="'merge-csv.com__6085c72bd9449'.C172:'merge-csv.com__6085c72bd9449'.C172" chart:class="chart:line">
            <chart:data-point chart:repeated="20"/>
          </chart:series>
          <chart:series chart:style-name="ch12" chart:values-cell-range-address="'merge-csv.com__6085c72bd9449'.B194:'merge-csv.com__6085c72bd9449'.B213" chart:label-cell-address="'merge-csv.com__6085c72bd9449'.C193:'merge-csv.com__6085c72bd9449'.C193" chart:class="chart:line">
            <chart:data-point chart:repeated="20"/>
          </chart:series>
          <chart:series chart:style-name="ch13" chart:values-cell-range-address="'merge-csv.com__6085c72bd9449'.B215:'merge-csv.com__6085c72bd9449'.B234" chart:label-cell-address="'merge-csv.com__6085c72bd9449'.C214:'merge-csv.com__6085c72bd9449'.C214" chart:class="chart:line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1</text:p>
                <draw:g>
                  <svg:desc>'merge-csv.com__6085c72bd9449'.C109:'merge-csv.com__6085c72bd9449'.C109</svg:desc>
                </draw:g>
              </table:table-cell>
              <table:table-cell office:value-type="string">
                <text:p>2-3</text:p>
                <draw:g>
                  <svg:desc>'merge-csv.com__6085c72bd9449'.C151:'merge-csv.com__6085c72bd9449'.C151</svg:desc>
                </draw:g>
              </table:table-cell>
              <table:table-cell office:value-type="string">
                <text:p>2-4</text:p>
                <draw:g>
                  <svg:desc>'merge-csv.com__6085c72bd9449'.C172:'merge-csv.com__6085c72bd9449'.C172</svg:desc>
                </draw:g>
              </table:table-cell>
              <table:table-cell office:value-type="string">
                <text:p>2-5</text:p>
                <draw:g>
                  <svg:desc>'merge-csv.com__6085c72bd9449'.C193:'merge-csv.com__6085c72bd9449'.C193</svg:desc>
                </draw:g>
              </table:table-cell>
              <table:table-cell office:value-type="string">
                <text:p>2-6</text:p>
                <draw:g>
                  <svg:desc>'merge-csv.com__6085c72bd9449'.C214:'merge-csv.com__6085c72bd9449'.C2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5527136788005E-015">
                <text:p>3.5527136788005E-015</text:p>
                <draw:g>
                  <svg:desc>'merge-csv.com__6085c72bd9449'.B111:'merge-csv.com__6085c72bd9449'.B129</svg:desc>
                </draw:g>
              </table:table-cell>
              <table:table-cell office:value-type="float" office:value="0.00000919988319081355">
                <text:p>0.00000919988319081355</text:p>
                <draw:g>
                  <svg:desc>'merge-csv.com__6085c72bd9449'.B152:'merge-csv.com__6085c72bd9449'.B171</svg:desc>
                </draw:g>
              </table:table-cell>
              <table:table-cell office:value-type="float" office:value="0.0000259994862270851">
                <text:p>0.0000259994862270851</text:p>
                <draw:g>
                  <svg:desc>'merge-csv.com__6085c72bd9449'.B173:'merge-csv.com__6085c72bd9449'.B192</svg:desc>
                </draw:g>
              </table:table-cell>
              <table:table-cell office:value-type="float" office:value="0.00015506704587">
                <text:p>0.00015506704587</text:p>
                <draw:g>
                  <svg:desc>'merge-csv.com__6085c72bd9449'.B194:'merge-csv.com__6085c72bd9449'.B213</svg:desc>
                </draw:g>
              </table:table-cell>
              <table:table-cell office:value-type="float" office:value="0.0000179470039366901">
                <text:p>0.0000179470039366901</text:p>
                <draw:g>
                  <svg:desc>'merge-csv.com__6085c72bd9449'.B215:'merge-csv.com__6085c72bd9449'.B2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.0000297782354062951">
                <text:p>0.0000297782354062951</text:p>
              </table:table-cell>
              <table:table-cell office:value-type="float" office:value="0.00000520052504506184">
                <text:p>0.00000520052504506184</text:p>
              </table:table-cell>
              <table:table-cell office:value-type="float" office:value="0.0000298948525908685">
                <text:p>0.0000298948525908685</text:p>
              </table:table-cell>
              <table:table-cell office:value-type="float" office:value="0.00000486441823460076">
                <text:p>0.000004864418234600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000618179385769764">
                <text:p>0.0000618179385769764</text:p>
              </table:table-cell>
              <table:table-cell office:value-type="float" office:value="0.000105435021269">
                <text:p>0.000105435021269</text:p>
              </table:table-cell>
              <table:table-cell office:value-type="float" office:value="0.00000394527936617428">
                <text:p>0.00000394527936617428</text:p>
              </table:table-cell>
              <table:table-cell office:value-type="float" office:value="0.000017779625171071">
                <text:p>0.0000177796251710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.0000712195740694329">
                <text:p>0.0000712195740694329</text:p>
              </table:table-cell>
              <table:table-cell office:value-type="float" office:value="0.000207086526449">
                <text:p>0.000207086526449</text:p>
              </table:table-cell>
              <table:table-cell office:value-type="float" office:value="0.00000397688610370012">
                <text:p>0.00000397688610370012</text:p>
              </table:table-cell>
              <table:table-cell office:value-type="float" office:value="0.0000285514692944491">
                <text:p>0.00002855146929444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000188276348330093">
                <text:p>0.0000188276348330093</text:p>
              </table:table-cell>
              <table:table-cell office:value-type="float" office:value="0.00000060959596268459">
                <text:p>0.00000060959596268459</text:p>
              </table:table-cell>
              <table:table-cell office:value-type="float" office:value="0.00000443714540635659">
                <text:p>0.00000443714540635659</text:p>
              </table:table-cell>
              <table:table-cell office:value-type="float" office:value="0.000104904177125">
                <text:p>0.000104904177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0002412804196672">
                <text:p>0.00002412804196672</text:p>
              </table:table-cell>
              <table:table-cell office:value-type="float" office:value="0.0000659916725282904">
                <text:p>0.0000659916725282904</text:p>
              </table:table-cell>
              <table:table-cell office:value-type="float" office:value="0.000014827155751497">
                <text:p>0.000014827155751497</text:p>
              </table:table-cell>
              <table:table-cell office:value-type="float" office:value="0.00000526495966918228">
                <text:p>0.000005264959669182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000951930596343372">
                <text:p>0.0000951930596343372</text:p>
              </table:table-cell>
              <table:table-cell office:value-type="float" office:value="0.00000051634466274875">
                <text:p>0.00000051634466274875</text:p>
              </table:table-cell>
              <table:table-cell office:value-type="float" office:value="0.000036010210633014">
                <text:p>0.000036010210633014</text:p>
              </table:table-cell>
              <table:table-cell office:value-type="float" office:value="0.0000238082970933269">
                <text:p>0.00002380829709332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000523408066137043">
                <text:p>0.0000523408066137043</text:p>
              </table:table-cell>
              <table:table-cell office:value-type="float" office:value="0.00000069831338109624">
                <text:p>0.00000069831338109624</text:p>
              </table:table-cell>
              <table:table-cell office:value-type="float" office:value="0.0000226167222747986">
                <text:p>0.0000226167222747986</text:p>
              </table:table-cell>
              <table:table-cell office:value-type="float" office:value="0.0000183795316443648">
                <text:p>0.00001837953164436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0000240309080324907">
                <text:p>0.0000240309080324907</text:p>
              </table:table-cell>
              <table:table-cell office:value-type="float" office:value="0.00000058333174935659">
                <text:p>0.00000058333174935659</text:p>
              </table:table-cell>
              <table:table-cell office:value-type="float" office:value="0.0000242495080580787">
                <text:p>0.0000242495080580787</text:p>
              </table:table-cell>
              <table:table-cell office:value-type="float" office:value="0.00000539098931830647">
                <text:p>0.000005390989318306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0000609614867197461">
                <text:p>0.00000609614867197461</text:p>
              </table:table-cell>
              <table:table-cell office:value-type="float" office:value="0.0000575658094321458">
                <text:p>0.0000575658094321458</text:p>
              </table:table-cell>
              <table:table-cell office:value-type="float" office:value="0.0000103046372484719">
                <text:p>0.0000103046372484719</text:p>
              </table:table-cell>
              <table:table-cell office:value-type="float" office:value="0.000151817206193">
                <text:p>0.0001518172061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.00000525323761776941">
                <text:p>0.00000525323761776941</text:p>
              </table:table-cell>
              <table:table-cell office:value-type="float" office:value="0.0000371715286555584">
                <text:p>0.0000371715286555584</text:p>
              </table:table-cell>
              <table:table-cell office:value-type="float" office:value="0.0000309993256691968">
                <text:p>0.0000309993256691968</text:p>
              </table:table-cell>
              <table:table-cell office:value-type="float" office:value="0.0000135631470779613">
                <text:p>0.00001356314707796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.0000002826025383984">
                <text:p>0.0000002826025383984</text:p>
              </table:table-cell>
              <table:table-cell office:value-type="float" office:value="0.0000251271097843461">
                <text:p>0.0000251271097843461</text:p>
              </table:table-cell>
              <table:table-cell office:value-type="float" office:value="0.0000849573175424022">
                <text:p>0.0000849573175424022</text:p>
              </table:table-cell>
              <table:table-cell office:value-type="float" office:value="0.0000703067350977681">
                <text:p>0.00007030673509776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00000920288575500157">
                <text:p>0.00000920288575500157</text:p>
              </table:table-cell>
              <table:table-cell office:value-type="float" office:value="0.0000513286141405016">
                <text:p>0.0000513286141405016</text:p>
              </table:table-cell>
              <table:table-cell office:value-type="float" office:value="0.000166174108251">
                <text:p>0.000166174108251</text:p>
              </table:table-cell>
              <table:table-cell office:value-type="float" office:value="0.0000942312938793901">
                <text:p>0.00009423129387939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.000102120702081">
                <text:p>0.000102120702081</text:p>
              </table:table-cell>
              <table:table-cell office:value-type="float" office:value="0.0000047863048739462">
                <text:p>0.0000047863048739462</text:p>
              </table:table-cell>
              <table:table-cell office:value-type="float" office:value="0.0000295131643218705">
                <text:p>0.0000295131643218705</text:p>
              </table:table-cell>
              <table:table-cell office:value-type="float" office:value="0.000014129779639882">
                <text:p>0.0000141297796398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.00000385626670230954">
                <text:p>0.00000385626670230954</text:p>
              </table:table-cell>
              <table:table-cell office:value-type="float" office:value="0.00000122370855828605">
                <text:p>0.00000122370855828605</text:p>
              </table:table-cell>
              <table:table-cell office:value-type="float" office:value="0.0000108988405922161">
                <text:p>0.0000108988405922161</text:p>
              </table:table-cell>
              <table:table-cell office:value-type="float" office:value="0.0000096751302245278">
                <text:p>0.00000967513022452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0000599590923245815">
                <text:p>0.0000599590923245815</text:p>
              </table:table-cell>
              <table:table-cell office:value-type="float" office:value="0.0000666346420005578">
                <text:p>0.0000666346420005578</text:p>
              </table:table-cell>
              <table:table-cell office:value-type="float" office:value="0.0000383063843201886">
                <text:p>0.0000383063843201886</text:p>
              </table:table-cell>
              <table:table-cell office:value-type="float" office:value="0.00000357033067969562">
                <text:p>0.000003570330679695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00000012577919877334">
                <text:p>0.00000012577919877334</text:p>
              </table:table-cell>
              <table:table-cell office:value-type="float" office:value="0.0000161271623333062">
                <text:p>0.0000161271623333062</text:p>
              </table:table-cell>
              <table:table-cell office:value-type="float" office:value="0.0000695516596442986">
                <text:p>0.0000695516596442986</text:p>
              </table:table-cell>
              <table:table-cell office:value-type="float" office:value="0.0000559678688764917">
                <text:p>0.00005596786887649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.0000610765016737421">
                <text:p>0.0000610765016737421</text:p>
              </table:table-cell>
              <table:table-cell office:value-type="float" office:value="0.0000780931026016507">
                <text:p>0.0000780931026016507</text:p>
              </table:table-cell>
              <table:table-cell office:value-type="float" office:value="0.0000423091508923029">
                <text:p>0.0000423091508923029</text:p>
              </table:table-cell>
              <table:table-cell office:value-type="float" office:value="0.00000147645761772175">
                <text:p>0.000001476457617721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000106792704931">
                <text:p>0.000106792704931</text:p>
              </table:table-cell>
              <table:table-cell office:value-type="float" office:value="0.00000067662042839224">
                <text:p>0.00000067662042839224</text:p>
              </table:table-cell>
              <table:table-cell office:value-type="float" office:value="0.0000639294359954384">
                <text:p>0.0000639294359954384</text:p>
              </table:table-cell>
              <table:table-cell office:value-type="float" office:value="0.0000335352282133229">
                <text:p>0.00003353522821332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00224840758758504">
                <text:p>0.00000224840758758504</text:p>
              </table:table-cell>
              <table:table-cell office:value-type="float" office:value="0.00003585799345694">
                <text:p>0.00003585799345694</text:p>
              </table:table-cell>
              <table:table-cell office:value-type="float" office:value="0.0000514593955545234">
                <text:p>0.0000514593955545234</text:p>
              </table:table-cell>
              <table:table-cell office:value-type="float" office:value="0.0000521545028440151">
                <text:p>0.000052154502844015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2.2$Linux_X86_64 LibreOffice_project/5751006d328844ba3fa6124ed263bbf122f0788a</meta:generator>
  </office:meta>
</office:document-meta>
</file>

<file path=Object 10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38cm" svg:y="0.316cm" chart:style-name="ch2">
          <text:p>Pierwszy wymiar 5</text:p>
        </chart:title>
        <chart:legend chart:legend-position="end" svg:x="14.18cm" svg:y="3.205cm" style:legend-expansion="high" chart:style-name="ch3"/>
        <chart:plot-area chart:style-name="ch4" table:cell-range-address="'merge-csv.com__6085c72bd9449'.C487:'merge-csv.com__6085c72bd9449'.C487 'merge-csv.com__6085c72bd9449'.B488:'merge-csv.com__6085c72bd9449'.B507 'merge-csv.com__6085c72bd9449'.C508:'merge-csv.com__6085c72bd9449'.C508 'merge-csv.com__6085c72bd9449'.B509:'merge-csv.com__6085c72bd9449'.B528 'merge-csv.com__6085c72bd9449'.C529:'merge-csv.com__6085c72bd9449'.C529 'merge-csv.com__6085c72bd9449'.B530:'merge-csv.com__6085c72bd9449'.B549 'merge-csv.com__6085c72bd9449'.C550:'merge-csv.com__6085c72bd9449'.C550 'merge-csv.com__6085c72bd9449'.B551:'merge-csv.com__6085c72bd9449'.B570 'merge-csv.com__6085c72bd9449'.C592:'merge-csv.com__6085c72bd9449'.C592 'merge-csv.com__6085c72bd9449'.B593:'merge-csv.com__6085c72bd9449'.B612" chart:data-source-has-labels="row" svg:x="1.331cm" svg:y="1.275cm" svg:width="12.529cm" svg:height="6.564cm">
          <chart:coordinate-region svg:x="2.243cm" svg:y="1.475cm" svg:width="11.431cm" svg:height="5.717cm"/>
          <chart:axis chart:dimension="x" chart:name="primary-x" chart:style-name="ch5">
            <chart:title svg:x="7.009cm" svg:y="8.019cm" chart:style-name="ch6">
              <text:p>iteracja</text:p>
            </chart:title>
            <chart:grid chart:style-name="ch7" chart:class="major"/>
          </chart:axis>
          <chart:axis chart:dimension="y" chart:name="primary-y" chart:style-name="ch5">
            <chart:title svg:x="0.451cm" svg:y="4.958cm" chart:style-name="ch8">
              <text:p>MAE</text:p>
            </chart:title>
            <chart:grid chart:style-name="ch7" chart:class="major"/>
          </chart:axis>
          <chart:series chart:style-name="ch9" chart:values-cell-range-address="'merge-csv.com__6085c72bd9449'.B488:'merge-csv.com__6085c72bd9449'.B507" chart:label-cell-address="'merge-csv.com__6085c72bd9449'.C487:'merge-csv.com__6085c72bd9449'.C487" chart:class="chart:line">
            <chart:data-point chart:repeated="20"/>
          </chart:series>
          <chart:series chart:style-name="ch10" chart:values-cell-range-address="'merge-csv.com__6085c72bd9449'.B509:'merge-csv.com__6085c72bd9449'.B528" chart:label-cell-address="'merge-csv.com__6085c72bd9449'.C508:'merge-csv.com__6085c72bd9449'.C508" chart:class="chart:line">
            <chart:data-point chart:repeated="20"/>
          </chart:series>
          <chart:series chart:style-name="ch11" chart:values-cell-range-address="'merge-csv.com__6085c72bd9449'.B530:'merge-csv.com__6085c72bd9449'.B549" chart:label-cell-address="'merge-csv.com__6085c72bd9449'.C529:'merge-csv.com__6085c72bd9449'.C529" chart:class="chart:line">
            <chart:data-point chart:repeated="20"/>
          </chart:series>
          <chart:series chart:style-name="ch12" chart:values-cell-range-address="'merge-csv.com__6085c72bd9449'.B551:'merge-csv.com__6085c72bd9449'.B570" chart:label-cell-address="'merge-csv.com__6085c72bd9449'.C550:'merge-csv.com__6085c72bd9449'.C550" chart:class="chart:line">
            <chart:data-point chart:repeated="20"/>
          </chart:series>
          <chart:series chart:style-name="ch13" chart:values-cell-range-address="'merge-csv.com__6085c72bd9449'.B593:'merge-csv.com__6085c72bd9449'.B612" chart:label-cell-address="'merge-csv.com__6085c72bd9449'.C592:'merge-csv.com__6085c72bd9449'.C592" chart:class="chart:line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-1</text:p>
                <draw:g>
                  <svg:desc>'merge-csv.com__6085c72bd9449'.C487:'merge-csv.com__6085c72bd9449'.C487</svg:desc>
                </draw:g>
              </table:table-cell>
              <table:table-cell office:value-type="string">
                <text:p>5-2</text:p>
                <draw:g>
                  <svg:desc>'merge-csv.com__6085c72bd9449'.C508:'merge-csv.com__6085c72bd9449'.C508</svg:desc>
                </draw:g>
              </table:table-cell>
              <table:table-cell office:value-type="string">
                <text:p>5-3</text:p>
                <draw:g>
                  <svg:desc>'merge-csv.com__6085c72bd9449'.C529:'merge-csv.com__6085c72bd9449'.C529</svg:desc>
                </draw:g>
              </table:table-cell>
              <table:table-cell office:value-type="string">
                <text:p>5-4</text:p>
                <draw:g>
                  <svg:desc>'merge-csv.com__6085c72bd9449'.C550:'merge-csv.com__6085c72bd9449'.C550</svg:desc>
                </draw:g>
              </table:table-cell>
              <table:table-cell office:value-type="string">
                <text:p>5-6</text:p>
                <draw:g>
                  <svg:desc>'merge-csv.com__6085c72bd9449'.C592:'merge-csv.com__6085c72bd9449'.C5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rge-csv.com__6085c72bd9449'.B488:'merge-csv.com__6085c72bd9449'.B507</svg:desc>
                </draw:g>
              </table:table-cell>
              <table:table-cell office:value-type="float" office:value="0.0000137948798454163">
                <text:p>0.0000137948798454163</text:p>
                <draw:g>
                  <svg:desc>'merge-csv.com__6085c72bd9449'.B509:'merge-csv.com__6085c72bd9449'.B528</svg:desc>
                </draw:g>
              </table:table-cell>
              <table:table-cell office:value-type="float" office:value="0.240935671187759">
                <text:p>0.240935671187759</text:p>
                <draw:g>
                  <svg:desc>'merge-csv.com__6085c72bd9449'.B530:'merge-csv.com__6085c72bd9449'.B549</svg:desc>
                </draw:g>
              </table:table-cell>
              <table:table-cell office:value-type="float" office:value="0.000225569345697">
                <text:p>0.000225569345697</text:p>
                <draw:g>
                  <svg:desc>'merge-csv.com__6085c72bd9449'.B551:'merge-csv.com__6085c72bd9449'.B570</svg:desc>
                </draw:g>
              </table:table-cell>
              <table:table-cell office:value-type="float" office:value="0.093970656885979">
                <text:p>0.093970656885979</text:p>
                <draw:g>
                  <svg:desc>'merge-csv.com__6085c72bd9449'.B593:'merge-csv.com__6085c72bd9449'.B6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70214368277749">
                <text:p>0.170214368277749</text:p>
              </table:table-cell>
              <table:table-cell office:value-type="float" office:value="0.098216966096851">
                <text:p>0.098216966096851</text:p>
              </table:table-cell>
              <table:table-cell office:value-type="float" office:value="0.082732702855722">
                <text:p>0.082732702855722</text:p>
              </table:table-cell>
              <table:table-cell office:value-type="float" office:value="0.231692029242237">
                <text:p>0.231692029242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1767784825945">
                <text:p>0.1767784825945</text:p>
              </table:table-cell>
              <table:table-cell office:value-type="float" office:value="0.000596881945768">
                <text:p>0.000596881945768</text:p>
              </table:table-cell>
              <table:table-cell office:value-type="float" office:value="0.091139806392516">
                <text:p>0.091139806392516</text:p>
              </table:table-cell>
              <table:table-cell office:value-type="float" office:value="0.239293060053576">
                <text:p>0.2392930600535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17665723518269">
                <text:p>0.17665723518269</text:p>
              </table:table-cell>
              <table:table-cell office:value-type="float" office:value="0.0000135942758688489">
                <text:p>0.0000135942758688489</text:p>
              </table:table-cell>
              <table:table-cell office:value-type="float" office:value="0.257526280865529">
                <text:p>0.257526280865529</text:p>
              </table:table-cell>
              <table:table-cell office:value-type="float" office:value="0.147554659804722">
                <text:p>0.1475546598047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6024420434343E-015">
                <text:p>4.06024420434343E-015</text:p>
              </table:table-cell>
              <table:table-cell office:value-type="float" office:value="0.00000266897195268234">
                <text:p>0.00000266897195268234</text:p>
              </table:table-cell>
              <table:table-cell office:value-type="float" office:value="0.0000256228466483264">
                <text:p>0.0000256228466483264</text:p>
              </table:table-cell>
              <table:table-cell office:value-type="float" office:value="0.093985313184461">
                <text:p>0.093985313184461</text:p>
              </table:table-cell>
              <table:table-cell office:value-type="float" office:value="0.149632285031101">
                <text:p>0.1496322850311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000359472709487857">
                <text:p>0.0000359472709487857</text:p>
              </table:table-cell>
              <table:table-cell office:value-type="float" office:value="0.121337923335701">
                <text:p>0.121337923335701</text:p>
              </table:table-cell>
              <table:table-cell office:value-type="float" office:value="0.168136515799689">
                <text:p>0.168136515799689</text:p>
              </table:table-cell>
              <table:table-cell office:value-type="float" office:value="0.106969373252782">
                <text:p>0.1069693732527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06024420434343E-015">
                <text:p>4.06024420434343E-015</text:p>
              </table:table-cell>
              <table:table-cell office:value-type="float" office:value="0.00000371623467756294">
                <text:p>0.00000371623467756294</text:p>
              </table:table-cell>
              <table:table-cell office:value-type="float" office:value="0.000018472850151978">
                <text:p>0.000018472850151978</text:p>
              </table:table-cell>
              <table:table-cell office:value-type="float" office:value="0.173141449178205">
                <text:p>0.173141449178205</text:p>
              </table:table-cell>
              <table:table-cell office:value-type="float" office:value="0.244801389598399">
                <text:p>0.244801389598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012210217171E-015">
                <text:p>2.03012210217171E-015</text:p>
              </table:table-cell>
              <table:table-cell office:value-type="float" office:value="0.165257247978894">
                <text:p>0.165257247978894</text:p>
              </table:table-cell>
              <table:table-cell office:value-type="float" office:value="0.242110674793638">
                <text:p>0.242110674793638</text:p>
              </table:table-cell>
              <table:table-cell office:value-type="float" office:value="0.183824301384978">
                <text:p>0.183824301384978</text:p>
              </table:table-cell>
              <table:table-cell office:value-type="float" office:value="0.149842396441895">
                <text:p>0.1498423964418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012210217171E-015">
                <text:p>2.03012210217171E-015</text:p>
              </table:table-cell>
              <table:table-cell office:value-type="float" office:value="0.174670163607957">
                <text:p>0.174670163607957</text:p>
              </table:table-cell>
              <table:table-cell office:value-type="float" office:value="0.118007298525344">
                <text:p>0.118007298525344</text:p>
              </table:table-cell>
              <table:table-cell office:value-type="float" office:value="0.187317545659385">
                <text:p>0.187317545659385</text:p>
              </table:table-cell>
              <table:table-cell office:value-type="float" office:value="0.193342909602339">
                <text:p>0.1933429096023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0000142072698319784">
                <text:p>0.00000142072698319784</text:p>
              </table:table-cell>
              <table:table-cell office:value-type="float" office:value="0.000152071708545">
                <text:p>0.000152071708545</text:p>
              </table:table-cell>
              <table:table-cell office:value-type="float" office:value="0.168008314688208">
                <text:p>0.168008314688208</text:p>
              </table:table-cell>
              <table:table-cell office:value-type="float" office:value="0.158622350114484">
                <text:p>0.1586223501144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64993359946087">
                <text:p>0.164993359946087</text:p>
              </table:table-cell>
              <table:table-cell office:value-type="float" office:value="0.226687233671923">
                <text:p>0.226687233671923</text:p>
              </table:table-cell>
              <table:table-cell office:value-type="float" office:value="0.0000985600053837077">
                <text:p>0.0000985600053837077</text:p>
              </table:table-cell>
              <table:table-cell office:value-type="float" office:value="0.174312696678412">
                <text:p>0.1743126966784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173976702295399">
                <text:p>0.173976702295399</text:p>
              </table:table-cell>
              <table:table-cell office:value-type="float" office:value="0.000104177891951">
                <text:p>0.000104177891951</text:p>
              </table:table-cell>
              <table:table-cell office:value-type="float" office:value="0.170173318401036">
                <text:p>0.170173318401036</text:p>
              </table:table-cell>
              <table:table-cell office:value-type="float" office:value="0.15496476601949">
                <text:p>0.154964766019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174596176642892">
                <text:p>0.174596176642892</text:p>
              </table:table-cell>
              <table:table-cell office:value-type="float" office:value="0.117663997023243">
                <text:p>0.117663997023243</text:p>
              </table:table-cell>
              <table:table-cell office:value-type="float" office:value="0.177613537505558">
                <text:p>0.177613537505558</text:p>
              </table:table-cell>
              <table:table-cell office:value-type="float" office:value="0.20933952495378">
                <text:p>0.209339524953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012210217171E-015">
                <text:p>2.03012210217171E-015</text:p>
              </table:table-cell>
              <table:table-cell office:value-type="float" office:value="0.00000329149406339685">
                <text:p>0.00000329149406339685</text:p>
              </table:table-cell>
              <table:table-cell office:value-type="float" office:value="0.0000232800700035369">
                <text:p>0.0000232800700035369</text:p>
              </table:table-cell>
              <table:table-cell office:value-type="float" office:value="0.189913666818994">
                <text:p>0.189913666818994</text:p>
              </table:table-cell>
              <table:table-cell office:value-type="float" office:value="0.191761812639047">
                <text:p>0.1917618126390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06024420434343E-015">
                <text:p>4.06024420434343E-015</text:p>
              </table:table-cell>
              <table:table-cell office:value-type="float" office:value="0.0000129501350397479">
                <text:p>0.0000129501350397479</text:p>
              </table:table-cell>
              <table:table-cell office:value-type="float" office:value="0.0000196686198431515">
                <text:p>0.0000196686198431515</text:p>
              </table:table-cell>
              <table:table-cell office:value-type="float" office:value="0.192531014900552">
                <text:p>0.192531014900552</text:p>
              </table:table-cell>
              <table:table-cell office:value-type="float" office:value="0.238465735212928">
                <text:p>0.2384657352129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06024420434343E-015">
                <text:p>4.06024420434343E-015</text:p>
              </table:table-cell>
              <table:table-cell office:value-type="float" office:value="0.00000242646730337637">
                <text:p>0.00000242646730337637</text:p>
              </table:table-cell>
              <table:table-cell office:value-type="float" office:value="0.109538386015179">
                <text:p>0.109538386015179</text:p>
              </table:table-cell>
              <table:table-cell office:value-type="float" office:value="0.172434843218212">
                <text:p>0.172434843218212</text:p>
              </table:table-cell>
              <table:table-cell office:value-type="float" office:value="0.174168635588422">
                <text:p>0.1741686355884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175982617073915">
                <text:p>0.175982617073915</text:p>
              </table:table-cell>
              <table:table-cell office:value-type="float" office:value="0.117767691373571">
                <text:p>0.117767691373571</text:p>
              </table:table-cell>
              <table:table-cell office:value-type="float" office:value="0.188111734380521">
                <text:p>0.188111734380521</text:p>
              </table:table-cell>
              <table:table-cell office:value-type="float" office:value="0.207814347897894">
                <text:p>0.2078143478978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0000303918472380829">
                <text:p>0.0000303918472380829</text:p>
              </table:table-cell>
              <table:table-cell office:value-type="float" office:value="0.107524625706935">
                <text:p>0.107524625706935</text:p>
              </table:table-cell>
              <table:table-cell office:value-type="float" office:value="0.090484222002592">
                <text:p>0.090484222002592</text:p>
              </table:table-cell>
              <table:table-cell office:value-type="float" office:value="0.24350919210832">
                <text:p>0.243509192108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0000175133110518338">
                <text:p>0.0000175133110518338</text:p>
              </table:table-cell>
              <table:table-cell office:value-type="float" office:value="0.116145928021054">
                <text:p>0.116145928021054</text:p>
              </table:table-cell>
              <table:table-cell office:value-type="float" office:value="0.191949879519365">
                <text:p>0.191949879519365</text:p>
              </table:table-cell>
              <table:table-cell office:value-type="float" office:value="0.226130585012801">
                <text:p>0.2261305850128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160393012956851">
                <text:p>0.160393012956851</text:p>
              </table:table-cell>
              <table:table-cell office:value-type="float" office:value="0.117978003932211">
                <text:p>0.117978003932211</text:p>
              </table:table-cell>
              <table:table-cell office:value-type="float" office:value="0.000251429910744">
                <text:p>0.000251429910744</text:p>
              </table:table-cell>
              <table:table-cell office:value-type="float" office:value="0.207918975270645">
                <text:p>0.20791897527064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2.2$Linux_X86_64 LibreOffice_project/5751006d328844ba3fa6124ed263bbf122f0788a</meta:generator>
  </office:meta>
</office:document-meta>
</file>

<file path=Object 1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5cm" svg:height="9.007cm" xlink:href=".." xlink:type="simple" chart:class="chart:line" chart:style-name="ch1">
        <chart:title svg:x="5.752cm" svg:y="0.316cm" chart:style-name="ch2">
          <text:p>Macierze kwadratowe</text:p>
        </chart:title>
        <chart:legend chart:legend-position="end" svg:x="14.165cm" svg:y="3.208cm" style:legend-expansion="high" chart:style-name="ch3"/>
        <chart:plot-area chart:style-name="ch4" table:cell-range-address="'merge-csv.com__6085c72bd9449'.C130:'merge-csv.com__6085c72bd9449'.C130 'merge-csv.com__6085c72bd9449'.B131:'merge-csv.com__6085c72bd9449'.B150 'merge-csv.com__6085c72bd9449'.C277:'merge-csv.com__6085c72bd9449'.C277 'merge-csv.com__6085c72bd9449'.B278:'merge-csv.com__6085c72bd9449'.B297 'merge-csv.com__6085c72bd9449'.C424:'merge-csv.com__6085c72bd9449'.C424 'merge-csv.com__6085c72bd9449'.B425:'merge-csv.com__6085c72bd9449'.B444 'merge-csv.com__6085c72bd9449'.C571:'merge-csv.com__6085c72bd9449'.C571 'merge-csv.com__6085c72bd9449'.B572:'merge-csv.com__6085c72bd9449'.B591 'merge-csv.com__6085c72bd9449'.C718:'merge-csv.com__6085c72bd9449'.C718 'merge-csv.com__6085c72bd9449'.B719:'merge-csv.com__6085c72bd9449'.B738" chart:data-source-has-labels="row" svg:x="1.33cm" svg:y="1.275cm" svg:width="12.516cm" svg:height="6.571cm">
          <chart:coordinate-region svg:x="1.766cm" svg:y="1.474cm" svg:width="11.894cm" svg:height="5.725cm"/>
          <chart:axis chart:dimension="x" chart:name="primary-x" chart:style-name="ch5">
            <chart:title svg:x="7.002cm" svg:y="8.026cm" chart:style-name="ch6">
              <text:p>iteracja</text:p>
            </chart:title>
            <chart:grid chart:style-name="ch7" chart:class="major"/>
          </chart:axis>
          <chart:axis chart:dimension="y" chart:name="primary-y" chart:style-name="ch5">
            <chart:title svg:x="0.451cm" svg:y="4.961cm" chart:style-name="ch8">
              <text:p>MAE</text:p>
            </chart:title>
            <chart:grid chart:style-name="ch7" chart:class="major"/>
          </chart:axis>
          <chart:series chart:style-name="ch9" chart:values-cell-range-address="'merge-csv.com__6085c72bd9449'.B131:'merge-csv.com__6085c72bd9449'.B150" chart:label-cell-address="'merge-csv.com__6085c72bd9449'.C130:'merge-csv.com__6085c72bd9449'.C130" chart:class="chart:line">
            <chart:data-point chart:repeated="20"/>
          </chart:series>
          <chart:series chart:style-name="ch10" chart:values-cell-range-address="'merge-csv.com__6085c72bd9449'.B278:'merge-csv.com__6085c72bd9449'.B297" chart:label-cell-address="'merge-csv.com__6085c72bd9449'.C277:'merge-csv.com__6085c72bd9449'.C277" chart:class="chart:line">
            <chart:data-point chart:repeated="20"/>
          </chart:series>
          <chart:series chart:style-name="ch11" chart:values-cell-range-address="'merge-csv.com__6085c72bd9449'.B425:'merge-csv.com__6085c72bd9449'.B444" chart:label-cell-address="'merge-csv.com__6085c72bd9449'.C424:'merge-csv.com__6085c72bd9449'.C424" chart:class="chart:line">
            <chart:data-point chart:repeated="20"/>
          </chart:series>
          <chart:series chart:style-name="ch12" chart:values-cell-range-address="'merge-csv.com__6085c72bd9449'.B572:'merge-csv.com__6085c72bd9449'.B591" chart:label-cell-address="'merge-csv.com__6085c72bd9449'.C571:'merge-csv.com__6085c72bd9449'.C571" chart:class="chart:line">
            <chart:data-point chart:repeated="20"/>
          </chart:series>
          <chart:series chart:style-name="ch13" chart:values-cell-range-address="'merge-csv.com__6085c72bd9449'.B719:'merge-csv.com__6085c72bd9449'.B738" chart:label-cell-address="'merge-csv.com__6085c72bd9449'.C718:'merge-csv.com__6085c72bd9449'.C718" chart:class="chart:line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2</text:p>
                <draw:g>
                  <svg:desc>'merge-csv.com__6085c72bd9449'.C130:'merge-csv.com__6085c72bd9449'.C130</svg:desc>
                </draw:g>
              </table:table-cell>
              <table:table-cell office:value-type="string">
                <text:p>3-3</text:p>
                <draw:g>
                  <svg:desc>'merge-csv.com__6085c72bd9449'.C277:'merge-csv.com__6085c72bd9449'.C277</svg:desc>
                </draw:g>
              </table:table-cell>
              <table:table-cell office:value-type="string">
                <text:p>4-4</text:p>
                <draw:g>
                  <svg:desc>'merge-csv.com__6085c72bd9449'.C424:'merge-csv.com__6085c72bd9449'.C424</svg:desc>
                </draw:g>
              </table:table-cell>
              <table:table-cell office:value-type="string">
                <text:p>5-5</text:p>
                <draw:g>
                  <svg:desc>'merge-csv.com__6085c72bd9449'.C571:'merge-csv.com__6085c72bd9449'.C571</svg:desc>
                </draw:g>
              </table:table-cell>
              <table:table-cell office:value-type="string">
                <text:p>6-6</text:p>
                <draw:g>
                  <svg:desc>'merge-csv.com__6085c72bd9449'.C718:'merge-csv.com__6085c72bd9449'.C7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2615440294493">
                <text:p>0.322615440294493</text:p>
                <draw:g>
                  <svg:desc>'merge-csv.com__6085c72bd9449'.B131:'merge-csv.com__6085c72bd9449'.B150</svg:desc>
                </draw:g>
              </table:table-cell>
              <table:table-cell office:value-type="float" office:value="4.5987630082169">
                <text:p>4.5987630082169</text:p>
                <draw:g>
                  <svg:desc>'merge-csv.com__6085c72bd9449'.B278:'merge-csv.com__6085c72bd9449'.B297</svg:desc>
                </draw:g>
              </table:table-cell>
              <table:table-cell office:value-type="float" office:value="1.05475733418927">
                <text:p>1.05475733418927</text:p>
                <draw:g>
                  <svg:desc>'merge-csv.com__6085c72bd9449'.B425:'merge-csv.com__6085c72bd9449'.B444</svg:desc>
                </draw:g>
              </table:table-cell>
              <table:table-cell office:value-type="float" office:value="2.78169469855786">
                <text:p>2.78169469855786</text:p>
                <draw:g>
                  <svg:desc>'merge-csv.com__6085c72bd9449'.B572:'merge-csv.com__6085c72bd9449'.B591</svg:desc>
                </draw:g>
              </table:table-cell>
              <table:table-cell office:value-type="float" office:value="0.945040297800022">
                <text:p>0.945040297800022</text:p>
                <draw:g>
                  <svg:desc>'merge-csv.com__6085c72bd9449'.B719:'merge-csv.com__6085c72bd9449'.B7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66371013454906">
                <text:p>5.66371013454906</text:p>
              </table:table-cell>
              <table:table-cell office:value-type="float" office:value="1.44237776709138">
                <text:p>1.44237776709138</text:p>
              </table:table-cell>
              <table:table-cell office:value-type="float" office:value="1.48114352714464">
                <text:p>1.48114352714464</text:p>
              </table:table-cell>
              <table:table-cell office:value-type="float" office:value="1.18453829266598">
                <text:p>1.18453829266598</text:p>
              </table:table-cell>
              <table:table-cell office:value-type="float" office:value="1.11426696548417">
                <text:p>1.11426696548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417532420641">
                <text:p>0.75417532420641</text:p>
              </table:table-cell>
              <table:table-cell office:value-type="float" office:value="0.44677141348269">
                <text:p>0.44677141348269</text:p>
              </table:table-cell>
              <table:table-cell office:value-type="float" office:value="1.21583601480081">
                <text:p>1.21583601480081</text:p>
              </table:table-cell>
              <table:table-cell office:value-type="float" office:value="2.37106416928398">
                <text:p>2.37106416928398</text:p>
              </table:table-cell>
              <table:table-cell office:value-type="float" office:value="1.0995921644448">
                <text:p>1.09959216444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5516163324533">
                <text:p>0.255516163324533</text:p>
              </table:table-cell>
              <table:table-cell office:value-type="float" office:value="3.69485314233506">
                <text:p>3.69485314233506</text:p>
              </table:table-cell>
              <table:table-cell office:value-type="float" office:value="1.67392581556884">
                <text:p>1.67392581556884</text:p>
              </table:table-cell>
              <table:table-cell office:value-type="float" office:value="1.67713363452511">
                <text:p>1.67713363452511</text:p>
              </table:table-cell>
              <table:table-cell office:value-type="float" office:value="1.84305290274201">
                <text:p>1.843052902742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7119282609472">
                <text:p>3.27119282609472</text:p>
              </table:table-cell>
              <table:table-cell office:value-type="float" office:value="2.95757683456399">
                <text:p>2.95757683456399</text:p>
              </table:table-cell>
              <table:table-cell office:value-type="float" office:value="1.81565549254229">
                <text:p>1.81565549254229</text:p>
              </table:table-cell>
              <table:table-cell office:value-type="float" office:value="0.992576620861448">
                <text:p>0.992576620861448</text:p>
              </table:table-cell>
              <table:table-cell office:value-type="float" office:value="2.17254288865673">
                <text:p>2.172542888656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89805321762799">
                <text:p>3.89805321762799</text:p>
              </table:table-cell>
              <table:table-cell office:value-type="float" office:value="1.5153994439076">
                <text:p>1.5153994439076</text:p>
              </table:table-cell>
              <table:table-cell office:value-type="float" office:value="1.06309793051544">
                <text:p>1.06309793051544</text:p>
              </table:table-cell>
              <table:table-cell office:value-type="float" office:value="1.93986315520952">
                <text:p>1.93986315520952</text:p>
              </table:table-cell>
              <table:table-cell office:value-type="float" office:value="0.955756556491615">
                <text:p>0.9557565564916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7672150835168">
                <text:p>0.327672150835168</text:p>
              </table:table-cell>
              <table:table-cell office:value-type="float" office:value="0.955146909243409">
                <text:p>0.955146909243409</text:p>
              </table:table-cell>
              <table:table-cell office:value-type="float" office:value="1.05752122234749">
                <text:p>1.05752122234749</text:p>
              </table:table-cell>
              <table:table-cell office:value-type="float" office:value="2.26099264643308">
                <text:p>2.26099264643308</text:p>
              </table:table-cell>
              <table:table-cell office:value-type="float" office:value="2.25389174831609">
                <text:p>2.253891748316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0341700291424">
                <text:p>2.10341700291424</text:p>
              </table:table-cell>
              <table:table-cell office:value-type="float" office:value="0.562662615093155">
                <text:p>0.562662615093155</text:p>
              </table:table-cell>
              <table:table-cell office:value-type="float" office:value="0.606893926591971">
                <text:p>0.606893926591971</text:p>
              </table:table-cell>
              <table:table-cell office:value-type="float" office:value="1.70419689351724">
                <text:p>1.70419689351724</text:p>
              </table:table-cell>
              <table:table-cell office:value-type="float" office:value="2.39070692068091">
                <text:p>2.390706920680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70873852972705">
                <text:p>0.870873852972705</text:p>
              </table:table-cell>
              <table:table-cell office:value-type="float" office:value="0.429836175294296">
                <text:p>0.429836175294296</text:p>
              </table:table-cell>
              <table:table-cell office:value-type="float" office:value="1.79450823138813">
                <text:p>1.79450823138813</text:p>
              </table:table-cell>
              <table:table-cell office:value-type="float" office:value="1.26168094544431">
                <text:p>1.26168094544431</text:p>
              </table:table-cell>
              <table:table-cell office:value-type="float" office:value="1.57183495488902">
                <text:p>1.571834954889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9587360957519">
                <text:p>3.39587360957519</text:p>
              </table:table-cell>
              <table:table-cell office:value-type="float" office:value="2.63300804499694">
                <text:p>2.63300804499694</text:p>
              </table:table-cell>
              <table:table-cell office:value-type="float" office:value="2.40783050480017">
                <text:p>2.40783050480017</text:p>
              </table:table-cell>
              <table:table-cell office:value-type="float" office:value="1.78960200362383">
                <text:p>1.78960200362383</text:p>
              </table:table-cell>
              <table:table-cell office:value-type="float" office:value="2.71326770398925">
                <text:p>2.713267703989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06530242359375">
                <text:p>0.706530242359375</text:p>
              </table:table-cell>
              <table:table-cell office:value-type="float" office:value="0.956308392177904">
                <text:p>0.956308392177904</text:p>
              </table:table-cell>
              <table:table-cell office:value-type="float" office:value="0.792975941231251">
                <text:p>0.792975941231251</text:p>
              </table:table-cell>
              <table:table-cell office:value-type="float" office:value="1.56962524441123">
                <text:p>1.56962524441123</text:p>
              </table:table-cell>
              <table:table-cell office:value-type="float" office:value="1.62221713331581">
                <text:p>1.622217133315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65788119896881">
                <text:p>2.65788119896881</text:p>
              </table:table-cell>
              <table:table-cell office:value-type="float" office:value="1.77752937241281">
                <text:p>1.77752937241281</text:p>
              </table:table-cell>
              <table:table-cell office:value-type="float" office:value="1.33660295112928">
                <text:p>1.33660295112928</text:p>
              </table:table-cell>
              <table:table-cell office:value-type="float" office:value="2.27074745194274">
                <text:p>2.27074745194274</text:p>
              </table:table-cell>
              <table:table-cell office:value-type="float" office:value="1.44978966689875">
                <text:p>1.44978966689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5818244255325">
                <text:p>1.95818244255325</text:p>
              </table:table-cell>
              <table:table-cell office:value-type="float" office:value="2.46555175444727">
                <text:p>2.46555175444727</text:p>
              </table:table-cell>
              <table:table-cell office:value-type="float" office:value="2.34205980752384">
                <text:p>2.34205980752384</text:p>
              </table:table-cell>
              <table:table-cell office:value-type="float" office:value="1.45838896431794">
                <text:p>1.45838896431794</text:p>
              </table:table-cell>
              <table:table-cell office:value-type="float" office:value="1.80099038365811">
                <text:p>1.800990383658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24664562745272">
                <text:p>4.24664562745272</text:p>
              </table:table-cell>
              <table:table-cell office:value-type="float" office:value="1.2748339491795">
                <text:p>1.2748339491795</text:p>
              </table:table-cell>
              <table:table-cell office:value-type="float" office:value="3.07828465636126">
                <text:p>3.07828465636126</text:p>
              </table:table-cell>
              <table:table-cell office:value-type="float" office:value="1.99948044023978">
                <text:p>1.99948044023978</text:p>
              </table:table-cell>
              <table:table-cell office:value-type="float" office:value="1.82583478023884">
                <text:p>1.825834780238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56889848058708">
                <text:p>0.0856889848058708</text:p>
              </table:table-cell>
              <table:table-cell office:value-type="float" office:value="2.81543430059103">
                <text:p>2.81543430059103</text:p>
              </table:table-cell>
              <table:table-cell office:value-type="float" office:value="1.18860173516797">
                <text:p>1.18860173516797</text:p>
              </table:table-cell>
              <table:table-cell office:value-type="float" office:value="1.29722373233924">
                <text:p>1.29722373233924</text:p>
              </table:table-cell>
              <table:table-cell office:value-type="float" office:value="2.47104953366139">
                <text:p>2.471049533661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4864561873402">
                <text:p>1.04864561873402</text:p>
              </table:table-cell>
              <table:table-cell office:value-type="float" office:value="0.881130381170122">
                <text:p>0.881130381170122</text:p>
              </table:table-cell>
              <table:table-cell office:value-type="float" office:value="0.948305929201775">
                <text:p>0.948305929201775</text:p>
              </table:table-cell>
              <table:table-cell office:value-type="float" office:value="1.57881969127895">
                <text:p>1.57881969127895</text:p>
              </table:table-cell>
              <table:table-cell office:value-type="float" office:value="1.6571904600687">
                <text:p>1.65719046006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6435931932337">
                <text:p>0.76435931932337</text:p>
              </table:table-cell>
              <table:table-cell office:value-type="float" office:value="1.36306134477086">
                <text:p>1.36306134477086</text:p>
              </table:table-cell>
              <table:table-cell office:value-type="float" office:value="2.01715205376949">
                <text:p>2.01715205376949</text:p>
              </table:table-cell>
              <table:table-cell office:value-type="float" office:value="1.57405117403409">
                <text:p>1.57405117403409</text:p>
              </table:table-cell>
              <table:table-cell office:value-type="float" office:value="1.54020094253268">
                <text:p>1.540200942532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80124176434004">
                <text:p>0.980124176434004</text:p>
              </table:table-cell>
              <table:table-cell office:value-type="float" office:value="2.0791163151677">
                <text:p>2.0791163151677</text:p>
              </table:table-cell>
              <table:table-cell office:value-type="float" office:value="1.33708655052377">
                <text:p>1.33708655052377</text:p>
              </table:table-cell>
              <table:table-cell office:value-type="float" office:value="1.62198612897401">
                <text:p>1.62198612897401</text:p>
              </table:table-cell>
              <table:table-cell office:value-type="float" office:value="1.68142474609977">
                <text:p>1.681424746099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01634131800379">
                <text:p>0.401634131800379</text:p>
              </table:table-cell>
              <table:table-cell office:value-type="float" office:value="1.45313221762907">
                <text:p>1.45313221762907</text:p>
              </table:table-cell>
              <table:table-cell office:value-type="float" office:value="2.38020711797304">
                <text:p>2.38020711797304</text:p>
              </table:table-cell>
              <table:table-cell office:value-type="float" office:value="3.20527887594636">
                <text:p>3.20527887594636</text:p>
              </table:table-cell>
              <table:table-cell office:value-type="float" office:value="2.36255049855009">
                <text:p>2.362550498550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8587454393654">
                <text:p>2.38587454393654</text:p>
              </table:table-cell>
              <table:table-cell office:value-type="float" office:value="0.888565966919924">
                <text:p>0.888565966919924</text:p>
              </table:table-cell>
              <table:table-cell office:value-type="float" office:value="1.525002260751">
                <text:p>1.525002260751</text:p>
              </table:table-cell>
              <table:table-cell office:value-type="float" office:value="2.55031291056802">
                <text:p>2.55031291056802</text:p>
              </table:table-cell>
              <table:table-cell office:value-type="float" office:value="1.09065854103002">
                <text:p>1.0906585410300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2.2$Linux_X86_64 LibreOffice_project/5751006d328844ba3fa6124ed263bbf122f0788a</meta:generator>
  </office:meta>
</office:document-meta>
</file>

<file path=Object 12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cm" svg:height="9.007cm" xlink:href=".." xlink:type="simple" chart:class="chart:line" chart:style-name="ch1">
        <chart:title svg:x="6.043cm" svg:y="0.316cm" chart:style-name="ch2">
          <text:p>Pierwszy wymiar 2</text:p>
        </chart:title>
        <chart:legend chart:legend-position="end" svg:x="14.19cm" svg:y="2.959cm" style:legend-expansion="high" chart:style-name="ch3"/>
        <chart:plot-area chart:style-name="ch4" table:cell-range-address="'merge-csv.com__6085c72bd9449'.C109:'merge-csv.com__6085c72bd9449'.C109 'merge-csv.com__6085c72bd9449'.B111:'merge-csv.com__6085c72bd9449'.B129 'merge-csv.com__6085c72bd9449'.C130:'merge-csv.com__6085c72bd9449'.C130 'merge-csv.com__6085c72bd9449'.B131:'merge-csv.com__6085c72bd9449'.B150 'merge-csv.com__6085c72bd9449'.C151:'merge-csv.com__6085c72bd9449'.C151 'merge-csv.com__6085c72bd9449'.B152:'merge-csv.com__6085c72bd9449'.B171 'merge-csv.com__6085c72bd9449'.C172:'merge-csv.com__6085c72bd9449'.C172 'merge-csv.com__6085c72bd9449'.B173:'merge-csv.com__6085c72bd9449'.B192 'merge-csv.com__6085c72bd9449'.C193:'merge-csv.com__6085c72bd9449'.C193 'merge-csv.com__6085c72bd9449'.B194:'merge-csv.com__6085c72bd9449'.B213 'merge-csv.com__6085c72bd9449'.C214:'merge-csv.com__6085c72bd9449'.C214 'merge-csv.com__6085c72bd9449'.B215:'merge-csv.com__6085c72bd9449'.B234" chart:data-source-has-labels="row" svg:x="1.331cm" svg:y="1.275cm" svg:width="12.539cm" svg:height="6.571cm">
          <chart:coordinate-region svg:x="1.767cm" svg:y="1.474cm" svg:width="12.103cm" svg:height="5.725cm"/>
          <chart:axis chart:dimension="x" chart:name="primary-x" chart:style-name="ch5">
            <chart:title svg:x="7.014cm" svg:y="8.026cm" chart:style-name="ch6">
              <text:p>iteracja</text:p>
            </chart:title>
            <chart:grid chart:style-name="ch7" chart:class="major"/>
          </chart:axis>
          <chart:axis chart:dimension="y" chart:name="primary-y" chart:style-name="ch5">
            <chart:title svg:x="0.451cm" svg:y="4.961cm" chart:style-name="ch8">
              <text:p>MAE</text:p>
            </chart:title>
            <chart:grid chart:style-name="ch7" chart:class="major"/>
          </chart:axis>
          <chart:series chart:style-name="ch9" chart:values-cell-range-address="'merge-csv.com__6085c72bd9449'.B111:'merge-csv.com__6085c72bd9449'.B129" chart:label-cell-address="'merge-csv.com__6085c72bd9449'.C109:'merge-csv.com__6085c72bd9449'.C109" chart:class="chart:line">
            <chart:data-point chart:repeated="19"/>
          </chart:series>
          <chart:series chart:style-name="ch10" chart:values-cell-range-address="'merge-csv.com__6085c72bd9449'.B131:'merge-csv.com__6085c72bd9449'.B150" chart:label-cell-address="'merge-csv.com__6085c72bd9449'.C130:'merge-csv.com__6085c72bd9449'.C130" chart:class="chart:line">
            <chart:data-point chart:repeated="20"/>
          </chart:series>
          <chart:series chart:style-name="ch11" chart:values-cell-range-address="'merge-csv.com__6085c72bd9449'.B152:'merge-csv.com__6085c72bd9449'.B171" chart:label-cell-address="'merge-csv.com__6085c72bd9449'.C151:'merge-csv.com__6085c72bd9449'.C151" chart:class="chart:line">
            <chart:data-point chart:repeated="20"/>
          </chart:series>
          <chart:series chart:style-name="ch12" chart:values-cell-range-address="'merge-csv.com__6085c72bd9449'.B173:'merge-csv.com__6085c72bd9449'.B192" chart:label-cell-address="'merge-csv.com__6085c72bd9449'.C172:'merge-csv.com__6085c72bd9449'.C172" chart:class="chart:line">
            <chart:data-point chart:repeated="20"/>
          </chart:series>
          <chart:series chart:style-name="ch13" chart:values-cell-range-address="'merge-csv.com__6085c72bd9449'.B194:'merge-csv.com__6085c72bd9449'.B213" chart:label-cell-address="'merge-csv.com__6085c72bd9449'.C193:'merge-csv.com__6085c72bd9449'.C193" chart:class="chart:line">
            <chart:data-point chart:repeated="20"/>
          </chart:series>
          <chart:series chart:style-name="ch14" chart:values-cell-range-address="'merge-csv.com__6085c72bd9449'.B215:'merge-csv.com__6085c72bd9449'.B234" chart:label-cell-address="'merge-csv.com__6085c72bd9449'.C214:'merge-csv.com__6085c72bd9449'.C214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1</text:p>
                <draw:g>
                  <svg:desc>'merge-csv.com__6085c72bd9449'.C109:'merge-csv.com__6085c72bd9449'.C109</svg:desc>
                </draw:g>
              </table:table-cell>
              <table:table-cell office:value-type="string">
                <text:p>2-2</text:p>
                <draw:g>
                  <svg:desc>'merge-csv.com__6085c72bd9449'.C130:'merge-csv.com__6085c72bd9449'.C130</svg:desc>
                </draw:g>
              </table:table-cell>
              <table:table-cell office:value-type="string">
                <text:p>2-3</text:p>
                <draw:g>
                  <svg:desc>'merge-csv.com__6085c72bd9449'.C151:'merge-csv.com__6085c72bd9449'.C151</svg:desc>
                </draw:g>
              </table:table-cell>
              <table:table-cell office:value-type="string">
                <text:p>2-4</text:p>
                <draw:g>
                  <svg:desc>'merge-csv.com__6085c72bd9449'.C172:'merge-csv.com__6085c72bd9449'.C172</svg:desc>
                </draw:g>
              </table:table-cell>
              <table:table-cell office:value-type="string">
                <text:p>2-5</text:p>
                <draw:g>
                  <svg:desc>'merge-csv.com__6085c72bd9449'.C193:'merge-csv.com__6085c72bd9449'.C193</svg:desc>
                </draw:g>
              </table:table-cell>
              <table:table-cell office:value-type="string">
                <text:p>2-6</text:p>
                <draw:g>
                  <svg:desc>'merge-csv.com__6085c72bd9449'.C214:'merge-csv.com__6085c72bd9449'.C2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5527136788005E-015">
                <text:p>3.5527136788005E-015</text:p>
                <draw:g>
                  <svg:desc>'merge-csv.com__6085c72bd9449'.B111:'merge-csv.com__6085c72bd9449'.B129</svg:desc>
                </draw:g>
              </table:table-cell>
              <table:table-cell office:value-type="float" office:value="0.322615440294493">
                <text:p>0.322615440294493</text:p>
                <draw:g>
                  <svg:desc>'merge-csv.com__6085c72bd9449'.B131:'merge-csv.com__6085c72bd9449'.B150</svg:desc>
                </draw:g>
              </table:table-cell>
              <table:table-cell office:value-type="float" office:value="0.00000919988319081355">
                <text:p>0.00000919988319081355</text:p>
                <draw:g>
                  <svg:desc>'merge-csv.com__6085c72bd9449'.B152:'merge-csv.com__6085c72bd9449'.B171</svg:desc>
                </draw:g>
              </table:table-cell>
              <table:table-cell office:value-type="float" office:value="0.0000259994862270851">
                <text:p>0.0000259994862270851</text:p>
                <draw:g>
                  <svg:desc>'merge-csv.com__6085c72bd9449'.B173:'merge-csv.com__6085c72bd9449'.B192</svg:desc>
                </draw:g>
              </table:table-cell>
              <table:table-cell office:value-type="float" office:value="0.00015506704587">
                <text:p>0.00015506704587</text:p>
                <draw:g>
                  <svg:desc>'merge-csv.com__6085c72bd9449'.B194:'merge-csv.com__6085c72bd9449'.B213</svg:desc>
                </draw:g>
              </table:table-cell>
              <table:table-cell office:value-type="float" office:value="0.0000179470039366901">
                <text:p>0.0000179470039366901</text:p>
                <draw:g>
                  <svg:desc>'merge-csv.com__6085c72bd9449'.B215:'merge-csv.com__6085c72bd9449'.B2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5.66371013454906">
                <text:p>5.66371013454906</text:p>
              </table:table-cell>
              <table:table-cell office:value-type="float" office:value="0.0000297782354062951">
                <text:p>0.0000297782354062951</text:p>
              </table:table-cell>
              <table:table-cell office:value-type="float" office:value="0.00000520052504506184">
                <text:p>0.00000520052504506184</text:p>
              </table:table-cell>
              <table:table-cell office:value-type="float" office:value="0.0000298948525908685">
                <text:p>0.0000298948525908685</text:p>
              </table:table-cell>
              <table:table-cell office:value-type="float" office:value="0.00000486441823460076">
                <text:p>0.000004864418234600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75417532420641">
                <text:p>0.75417532420641</text:p>
              </table:table-cell>
              <table:table-cell office:value-type="float" office:value="0.0000618179385769764">
                <text:p>0.0000618179385769764</text:p>
              </table:table-cell>
              <table:table-cell office:value-type="float" office:value="0.000105435021269">
                <text:p>0.000105435021269</text:p>
              </table:table-cell>
              <table:table-cell office:value-type="float" office:value="0.00000394527936617428">
                <text:p>0.00000394527936617428</text:p>
              </table:table-cell>
              <table:table-cell office:value-type="float" office:value="0.000017779625171071">
                <text:p>0.0000177796251710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.255516163324533">
                <text:p>0.255516163324533</text:p>
              </table:table-cell>
              <table:table-cell office:value-type="float" office:value="0.0000712195740694329">
                <text:p>0.0000712195740694329</text:p>
              </table:table-cell>
              <table:table-cell office:value-type="float" office:value="0.000207086526449">
                <text:p>0.000207086526449</text:p>
              </table:table-cell>
              <table:table-cell office:value-type="float" office:value="0.00000397688610370012">
                <text:p>0.00000397688610370012</text:p>
              </table:table-cell>
              <table:table-cell office:value-type="float" office:value="0.0000285514692944491">
                <text:p>0.00002855146929444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27119282609472">
                <text:p>3.27119282609472</text:p>
              </table:table-cell>
              <table:table-cell office:value-type="float" office:value="0.0000188276348330093">
                <text:p>0.0000188276348330093</text:p>
              </table:table-cell>
              <table:table-cell office:value-type="float" office:value="0.00000060959596268459">
                <text:p>0.00000060959596268459</text:p>
              </table:table-cell>
              <table:table-cell office:value-type="float" office:value="0.00000443714540635659">
                <text:p>0.00000443714540635659</text:p>
              </table:table-cell>
              <table:table-cell office:value-type="float" office:value="0.000104904177125">
                <text:p>0.000104904177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.89805321762799">
                <text:p>3.89805321762799</text:p>
              </table:table-cell>
              <table:table-cell office:value-type="float" office:value="0.00002412804196672">
                <text:p>0.00002412804196672</text:p>
              </table:table-cell>
              <table:table-cell office:value-type="float" office:value="0.0000659916725282904">
                <text:p>0.0000659916725282904</text:p>
              </table:table-cell>
              <table:table-cell office:value-type="float" office:value="0.000014827155751497">
                <text:p>0.000014827155751497</text:p>
              </table:table-cell>
              <table:table-cell office:value-type="float" office:value="0.00000526495966918228">
                <text:p>0.000005264959669182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327672150835168">
                <text:p>0.327672150835168</text:p>
              </table:table-cell>
              <table:table-cell office:value-type="float" office:value="0.0000951930596343372">
                <text:p>0.0000951930596343372</text:p>
              </table:table-cell>
              <table:table-cell office:value-type="float" office:value="0.00000051634466274875">
                <text:p>0.00000051634466274875</text:p>
              </table:table-cell>
              <table:table-cell office:value-type="float" office:value="0.000036010210633014">
                <text:p>0.000036010210633014</text:p>
              </table:table-cell>
              <table:table-cell office:value-type="float" office:value="0.0000238082970933269">
                <text:p>0.00002380829709332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.10341700291424">
                <text:p>2.10341700291424</text:p>
              </table:table-cell>
              <table:table-cell office:value-type="float" office:value="0.0000523408066137043">
                <text:p>0.0000523408066137043</text:p>
              </table:table-cell>
              <table:table-cell office:value-type="float" office:value="0.00000069831338109624">
                <text:p>0.00000069831338109624</text:p>
              </table:table-cell>
              <table:table-cell office:value-type="float" office:value="0.0000226167222747986">
                <text:p>0.0000226167222747986</text:p>
              </table:table-cell>
              <table:table-cell office:value-type="float" office:value="0.0000183795316443648">
                <text:p>0.00001837953164436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870873852972705">
                <text:p>0.870873852972705</text:p>
              </table:table-cell>
              <table:table-cell office:value-type="float" office:value="0.0000240309080324907">
                <text:p>0.0000240309080324907</text:p>
              </table:table-cell>
              <table:table-cell office:value-type="float" office:value="0.00000058333174935659">
                <text:p>0.00000058333174935659</text:p>
              </table:table-cell>
              <table:table-cell office:value-type="float" office:value="0.0000242495080580787">
                <text:p>0.0000242495080580787</text:p>
              </table:table-cell>
              <table:table-cell office:value-type="float" office:value="0.00000539098931830647">
                <text:p>0.000005390989318306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.39587360957519">
                <text:p>3.39587360957519</text:p>
              </table:table-cell>
              <table:table-cell office:value-type="float" office:value="0.00000609614867197461">
                <text:p>0.00000609614867197461</text:p>
              </table:table-cell>
              <table:table-cell office:value-type="float" office:value="0.0000575658094321458">
                <text:p>0.0000575658094321458</text:p>
              </table:table-cell>
              <table:table-cell office:value-type="float" office:value="0.0000103046372484719">
                <text:p>0.0000103046372484719</text:p>
              </table:table-cell>
              <table:table-cell office:value-type="float" office:value="0.000151817206193">
                <text:p>0.0001518172061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.706530242359375">
                <text:p>0.706530242359375</text:p>
              </table:table-cell>
              <table:table-cell office:value-type="float" office:value="0.00000525323761776941">
                <text:p>0.00000525323761776941</text:p>
              </table:table-cell>
              <table:table-cell office:value-type="float" office:value="0.0000371715286555584">
                <text:p>0.0000371715286555584</text:p>
              </table:table-cell>
              <table:table-cell office:value-type="float" office:value="0.0000309993256691968">
                <text:p>0.0000309993256691968</text:p>
              </table:table-cell>
              <table:table-cell office:value-type="float" office:value="0.0000135631470779613">
                <text:p>0.00001356314707796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2.65788119896881">
                <text:p>2.65788119896881</text:p>
              </table:table-cell>
              <table:table-cell office:value-type="float" office:value="0.0000002826025383984">
                <text:p>0.0000002826025383984</text:p>
              </table:table-cell>
              <table:table-cell office:value-type="float" office:value="0.0000251271097843461">
                <text:p>0.0000251271097843461</text:p>
              </table:table-cell>
              <table:table-cell office:value-type="float" office:value="0.0000849573175424022">
                <text:p>0.0000849573175424022</text:p>
              </table:table-cell>
              <table:table-cell office:value-type="float" office:value="0.0000703067350977681">
                <text:p>0.00007030673509776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.95818244255325">
                <text:p>1.95818244255325</text:p>
              </table:table-cell>
              <table:table-cell office:value-type="float" office:value="0.00000920288575500157">
                <text:p>0.00000920288575500157</text:p>
              </table:table-cell>
              <table:table-cell office:value-type="float" office:value="0.0000513286141405016">
                <text:p>0.0000513286141405016</text:p>
              </table:table-cell>
              <table:table-cell office:value-type="float" office:value="0.000166174108251">
                <text:p>0.000166174108251</text:p>
              </table:table-cell>
              <table:table-cell office:value-type="float" office:value="0.0000942312938793901">
                <text:p>0.00009423129387939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4.24664562745272">
                <text:p>4.24664562745272</text:p>
              </table:table-cell>
              <table:table-cell office:value-type="float" office:value="0.000102120702081">
                <text:p>0.000102120702081</text:p>
              </table:table-cell>
              <table:table-cell office:value-type="float" office:value="0.0000047863048739462">
                <text:p>0.0000047863048739462</text:p>
              </table:table-cell>
              <table:table-cell office:value-type="float" office:value="0.0000295131643218705">
                <text:p>0.0000295131643218705</text:p>
              </table:table-cell>
              <table:table-cell office:value-type="float" office:value="0.000014129779639882">
                <text:p>0.0000141297796398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.0856889848058708">
                <text:p>0.0856889848058708</text:p>
              </table:table-cell>
              <table:table-cell office:value-type="float" office:value="0.00000385626670230954">
                <text:p>0.00000385626670230954</text:p>
              </table:table-cell>
              <table:table-cell office:value-type="float" office:value="0.00000122370855828605">
                <text:p>0.00000122370855828605</text:p>
              </table:table-cell>
              <table:table-cell office:value-type="float" office:value="0.0000108988405922161">
                <text:p>0.0000108988405922161</text:p>
              </table:table-cell>
              <table:table-cell office:value-type="float" office:value="0.0000096751302245278">
                <text:p>0.00000967513022452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.04864561873402">
                <text:p>1.04864561873402</text:p>
              </table:table-cell>
              <table:table-cell office:value-type="float" office:value="0.0000599590923245815">
                <text:p>0.0000599590923245815</text:p>
              </table:table-cell>
              <table:table-cell office:value-type="float" office:value="0.0000666346420005578">
                <text:p>0.0000666346420005578</text:p>
              </table:table-cell>
              <table:table-cell office:value-type="float" office:value="0.0000383063843201886">
                <text:p>0.0000383063843201886</text:p>
              </table:table-cell>
              <table:table-cell office:value-type="float" office:value="0.00000357033067969562">
                <text:p>0.000003570330679695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76435931932337">
                <text:p>0.76435931932337</text:p>
              </table:table-cell>
              <table:table-cell office:value-type="float" office:value="0.00000012577919877334">
                <text:p>0.00000012577919877334</text:p>
              </table:table-cell>
              <table:table-cell office:value-type="float" office:value="0.0000161271623333062">
                <text:p>0.0000161271623333062</text:p>
              </table:table-cell>
              <table:table-cell office:value-type="float" office:value="0.0000695516596442986">
                <text:p>0.0000695516596442986</text:p>
              </table:table-cell>
              <table:table-cell office:value-type="float" office:value="0.0000559678688764917">
                <text:p>0.00005596786887649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.980124176434004">
                <text:p>0.980124176434004</text:p>
              </table:table-cell>
              <table:table-cell office:value-type="float" office:value="0.0000610765016737421">
                <text:p>0.0000610765016737421</text:p>
              </table:table-cell>
              <table:table-cell office:value-type="float" office:value="0.0000780931026016507">
                <text:p>0.0000780931026016507</text:p>
              </table:table-cell>
              <table:table-cell office:value-type="float" office:value="0.0000423091508923029">
                <text:p>0.0000423091508923029</text:p>
              </table:table-cell>
              <table:table-cell office:value-type="float" office:value="0.00000147645761772175">
                <text:p>0.000001476457617721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401634131800379">
                <text:p>0.401634131800379</text:p>
              </table:table-cell>
              <table:table-cell office:value-type="float" office:value="0.000106792704931">
                <text:p>0.000106792704931</text:p>
              </table:table-cell>
              <table:table-cell office:value-type="float" office:value="0.00000067662042839224">
                <text:p>0.00000067662042839224</text:p>
              </table:table-cell>
              <table:table-cell office:value-type="float" office:value="0.0000639294359954384">
                <text:p>0.0000639294359954384</text:p>
              </table:table-cell>
              <table:table-cell office:value-type="float" office:value="0.0000335352282133229">
                <text:p>0.00003353522821332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38587454393654">
                <text:p>2.38587454393654</text:p>
              </table:table-cell>
              <table:table-cell office:value-type="float" office:value="0.00000224840758758504">
                <text:p>0.00000224840758758504</text:p>
              </table:table-cell>
              <table:table-cell office:value-type="float" office:value="0.00003585799345694">
                <text:p>0.00003585799345694</text:p>
              </table:table-cell>
              <table:table-cell office:value-type="float" office:value="0.0000514593955545234">
                <text:p>0.0000514593955545234</text:p>
              </table:table-cell>
              <table:table-cell office:value-type="float" office:value="0.0000521545028440151">
                <text:p>0.00005215450284401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2.2$Linux_X86_64 LibreOffice_project/5751006d328844ba3fa6124ed263bbf122f0788a</meta:generator>
  </office:meta>
</office:document-meta>
</file>

<file path=Object 2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cm" svg:height="9.007cm" xlink:href=".." xlink:type="simple" chart:class="chart:line" chart:style-name="ch1">
        <chart:title svg:x="6.043cm" svg:y="0.316cm" chart:style-name="ch2">
          <text:p>Pierwszy wymiar 3</text:p>
        </chart:title>
        <chart:legend chart:legend-position="end" svg:x="14.084cm" svg:y="2.959cm" style:legend-expansion="high" chart:style-name="ch3"/>
        <chart:plot-area chart:style-name="ch4" table:cell-range-address="'merge-csv.com__6085c72bd9449'.C235:'merge-csv.com__6085c72bd9449'.D235 'merge-csv.com__6085c72bd9449'.B237:'merge-csv.com__6085c72bd9449'.B255 'merge-csv.com__6085c72bd9449'.C256:'merge-csv.com__6085c72bd9449'.C256 'merge-csv.com__6085c72bd9449'.B257:'merge-csv.com__6085c72bd9449'.B276 'merge-csv.com__6085c72bd9449'.C277:'merge-csv.com__6085c72bd9449'.C277 'merge-csv.com__6085c72bd9449'.B278:'merge-csv.com__6085c72bd9449'.B297 'merge-csv.com__6085c72bd9449'.C298:'merge-csv.com__6085c72bd9449'.C298 'merge-csv.com__6085c72bd9449'.B299:'merge-csv.com__6085c72bd9449'.B318 'merge-csv.com__6085c72bd9449'.C319:'merge-csv.com__6085c72bd9449'.C319 'merge-csv.com__6085c72bd9449'.B320:'merge-csv.com__6085c72bd9449'.B339 'merge-csv.com__6085c72bd9449'.C340:'merge-csv.com__6085c72bd9449'.C340 'merge-csv.com__6085c72bd9449'.B341:'merge-csv.com__6085c72bd9449'.B360" chart:data-source-has-labels="row" svg:x="1.331cm" svg:y="1.275cm" svg:width="12.433cm" svg:height="6.571cm">
          <chart:coordinate-region svg:x="2.058cm" svg:y="1.474cm" svg:width="11.706cm" svg:height="5.725cm"/>
          <chart:axis chart:dimension="x" chart:name="primary-x" chart:style-name="ch5">
            <chart:title svg:x="6.961cm" svg:y="8.026cm" chart:style-name="ch6">
              <text:p>iteracja</text:p>
            </chart:title>
            <chart:grid chart:style-name="ch7" chart:class="major"/>
          </chart:axis>
          <chart:axis chart:dimension="y" chart:name="primary-y" chart:style-name="ch5">
            <chart:title svg:x="0.451cm" svg:y="4.961cm" chart:style-name="ch8">
              <text:p>MAE</text:p>
            </chart:title>
            <chart:grid chart:style-name="ch7" chart:class="major"/>
          </chart:axis>
          <chart:series chart:style-name="ch9" chart:values-cell-range-address="'merge-csv.com__6085c72bd9449'.B237:'merge-csv.com__6085c72bd9449'.B255" chart:label-cell-address="'merge-csv.com__6085c72bd9449'.C235:'merge-csv.com__6085c72bd9449'.D235" chart:class="chart:line">
            <chart:data-point chart:repeated="19"/>
          </chart:series>
          <chart:series chart:style-name="ch10" chart:values-cell-range-address="'merge-csv.com__6085c72bd9449'.B257:'merge-csv.com__6085c72bd9449'.B276" chart:label-cell-address="'merge-csv.com__6085c72bd9449'.C256:'merge-csv.com__6085c72bd9449'.C256" chart:class="chart:line">
            <chart:data-point chart:repeated="20"/>
          </chart:series>
          <chart:series chart:style-name="ch11" chart:values-cell-range-address="'merge-csv.com__6085c72bd9449'.B278:'merge-csv.com__6085c72bd9449'.B297" chart:label-cell-address="'merge-csv.com__6085c72bd9449'.C277:'merge-csv.com__6085c72bd9449'.C277" chart:class="chart:line">
            <chart:data-point chart:repeated="20"/>
          </chart:series>
          <chart:series chart:style-name="ch12" chart:values-cell-range-address="'merge-csv.com__6085c72bd9449'.B299:'merge-csv.com__6085c72bd9449'.B318" chart:label-cell-address="'merge-csv.com__6085c72bd9449'.C298:'merge-csv.com__6085c72bd9449'.C298" chart:class="chart:line">
            <chart:data-point chart:repeated="20"/>
          </chart:series>
          <chart:series chart:style-name="ch13" chart:values-cell-range-address="'merge-csv.com__6085c72bd9449'.B320:'merge-csv.com__6085c72bd9449'.B339" chart:label-cell-address="'merge-csv.com__6085c72bd9449'.C319:'merge-csv.com__6085c72bd9449'.C319" chart:class="chart:line">
            <chart:data-point chart:repeated="20"/>
          </chart:series>
          <chart:series chart:style-name="ch14" chart:values-cell-range-address="'merge-csv.com__6085c72bd9449'.B341:'merge-csv.com__6085c72bd9449'.B360" chart:label-cell-address="'merge-csv.com__6085c72bd9449'.C340:'merge-csv.com__6085c72bd9449'.C340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-1</text:p>
                <text:list>
                  <text:list-item>
                    <text:p>3-1</text:p>
                  </text:list-item>
                  <text:list-item>
                    <text:p/>
                  </text:list-item>
                </text:list>
                <draw:g>
                  <svg:desc>'merge-csv.com__6085c72bd9449'.C235:'merge-csv.com__6085c72bd9449'.D235</svg:desc>
                </draw:g>
              </table:table-cell>
              <table:table-cell office:value-type="string">
                <text:p>3-2</text:p>
                <draw:g>
                  <svg:desc>'merge-csv.com__6085c72bd9449'.C256:'merge-csv.com__6085c72bd9449'.C256</svg:desc>
                </draw:g>
              </table:table-cell>
              <table:table-cell office:value-type="string">
                <text:p>3-3</text:p>
                <draw:g>
                  <svg:desc>'merge-csv.com__6085c72bd9449'.C277:'merge-csv.com__6085c72bd9449'.C277</svg:desc>
                </draw:g>
              </table:table-cell>
              <table:table-cell office:value-type="string">
                <text:p>3-4</text:p>
                <draw:g>
                  <svg:desc>'merge-csv.com__6085c72bd9449'.C298:'merge-csv.com__6085c72bd9449'.C298</svg:desc>
                </draw:g>
              </table:table-cell>
              <table:table-cell office:value-type="string">
                <text:p>3-5</text:p>
                <draw:g>
                  <svg:desc>'merge-csv.com__6085c72bd9449'.C319:'merge-csv.com__6085c72bd9449'.C319</svg:desc>
                </draw:g>
              </table:table-cell>
              <table:table-cell office:value-type="string">
                <text:p>3-6</text:p>
                <draw:g>
                  <svg:desc>'merge-csv.com__6085c72bd9449'.C340:'merge-csv.com__6085c72bd9449'.C3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rge-csv.com__6085c72bd9449'.B237:'merge-csv.com__6085c72bd9449'.B255</svg:desc>
                </draw:g>
              </table:table-cell>
              <table:table-cell office:value-type="float" office:value="0.233685922001192">
                <text:p>0.233685922001192</text:p>
                <draw:g>
                  <svg:desc>'merge-csv.com__6085c72bd9449'.B257:'merge-csv.com__6085c72bd9449'.B276</svg:desc>
                </draw:g>
              </table:table-cell>
              <table:table-cell office:value-type="float" office:value="4.5987630082169">
                <text:p>4.5987630082169</text:p>
                <draw:g>
                  <svg:desc>'merge-csv.com__6085c72bd9449'.B278:'merge-csv.com__6085c72bd9449'.B297</svg:desc>
                </draw:g>
              </table:table-cell>
              <table:table-cell office:value-type="float" office:value="0.17158692797428">
                <text:p>0.17158692797428</text:p>
                <draw:g>
                  <svg:desc>'merge-csv.com__6085c72bd9449'.B299:'merge-csv.com__6085c72bd9449'.B318</svg:desc>
                </draw:g>
              </table:table-cell>
              <table:table-cell office:value-type="float" office:value="0.204797232245875">
                <text:p>0.204797232245875</text:p>
                <draw:g>
                  <svg:desc>'merge-csv.com__6085c72bd9449'.B320:'merge-csv.com__6085c72bd9449'.B339</svg:desc>
                </draw:g>
              </table:table-cell>
              <table:table-cell office:value-type="float" office:value="0.113865501885161">
                <text:p>0.113865501885161</text:p>
                <draw:g>
                  <svg:desc>'merge-csv.com__6085c72bd9449'.B341:'merge-csv.com__6085c72bd9449'.B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421709430404E-015">
                <text:p>2.8421709430404E-015</text:p>
              </table:table-cell>
              <table:table-cell office:value-type="float" office:value="0.00000229959916132431">
                <text:p>0.00000229959916132431</text:p>
              </table:table-cell>
              <table:table-cell office:value-type="float" office:value="1.44237776709138">
                <text:p>1.44237776709138</text:p>
              </table:table-cell>
              <table:table-cell office:value-type="float" office:value="0.201191896171534">
                <text:p>0.201191896171534</text:p>
              </table:table-cell>
              <table:table-cell office:value-type="float" office:value="0.163414494632004">
                <text:p>0.163414494632004</text:p>
              </table:table-cell>
              <table:table-cell office:value-type="float" office:value="0.234955583894005">
                <text:p>0.234955583894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421709430404E-015">
                <text:p>2.8421709430404E-015</text:p>
              </table:table-cell>
              <table:table-cell office:value-type="float" office:value="0.221054515278802">
                <text:p>0.221054515278802</text:p>
              </table:table-cell>
              <table:table-cell office:value-type="float" office:value="0.44677141348269">
                <text:p>0.44677141348269</text:p>
              </table:table-cell>
              <table:table-cell office:value-type="float" office:value="0.244476054431943">
                <text:p>0.244476054431943</text:p>
              </table:table-cell>
              <table:table-cell office:value-type="float" office:value="0.174340461467072">
                <text:p>0.174340461467072</text:p>
              </table:table-cell>
              <table:table-cell office:value-type="float" office:value="0.111270503128713">
                <text:p>0.1112705031287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233155296509125">
                <text:p>0.233155296509125</text:p>
              </table:table-cell>
              <table:table-cell office:value-type="float" office:value="3.69485314233506">
                <text:p>3.69485314233506</text:p>
              </table:table-cell>
              <table:table-cell office:value-type="float" office:value="0.23542051596849">
                <text:p>0.23542051596849</text:p>
              </table:table-cell>
              <table:table-cell office:value-type="float" office:value="0.162419600551033">
                <text:p>0.162419600551033</text:p>
              </table:table-cell>
              <table:table-cell office:value-type="float" office:value="0.161125778575468">
                <text:p>0.1611257785754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234957909644705">
                <text:p>0.234957909644705</text:p>
              </table:table-cell>
              <table:table-cell office:value-type="float" office:value="2.95757683456399">
                <text:p>2.95757683456399</text:p>
              </table:table-cell>
              <table:table-cell office:value-type="float" office:value="0.206540589790718">
                <text:p>0.206540589790718</text:p>
              </table:table-cell>
              <table:table-cell office:value-type="float" office:value="0.033205435932422">
                <text:p>0.033205435932422</text:p>
              </table:table-cell>
              <table:table-cell office:value-type="float" office:value="0.156648573745266">
                <text:p>0.1566485737452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235710919012384">
                <text:p>0.235710919012384</text:p>
              </table:table-cell>
              <table:table-cell office:value-type="float" office:value="1.5153994439076">
                <text:p>1.5153994439076</text:p>
              </table:table-cell>
              <table:table-cell office:value-type="float" office:value="0.229528787214555">
                <text:p>0.229528787214555</text:p>
              </table:table-cell>
              <table:table-cell office:value-type="float" office:value="0.158764000251639">
                <text:p>0.158764000251639</text:p>
              </table:table-cell>
              <table:table-cell office:value-type="float" office:value="0.185758861875307">
                <text:p>0.1857588618753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210854715202E-015">
                <text:p>1.4210854715202E-015</text:p>
              </table:table-cell>
              <table:table-cell office:value-type="float" office:value="0.197757657855843">
                <text:p>0.197757657855843</text:p>
              </table:table-cell>
              <table:table-cell office:value-type="float" office:value="0.955146909243409">
                <text:p>0.955146909243409</text:p>
              </table:table-cell>
              <table:table-cell office:value-type="float" office:value="0.149746436114136">
                <text:p>0.149746436114136</text:p>
              </table:table-cell>
              <table:table-cell office:value-type="float" office:value="0.252213663992123">
                <text:p>0.252213663992123</text:p>
              </table:table-cell>
              <table:table-cell office:value-type="float" office:value="0.142395897380879">
                <text:p>0.1423958973808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21995383660185">
                <text:p>0.21995383660185</text:p>
              </table:table-cell>
              <table:table-cell office:value-type="float" office:value="0.562662615093155">
                <text:p>0.562662615093155</text:p>
              </table:table-cell>
              <table:table-cell office:value-type="float" office:value="0.214546993047644">
                <text:p>0.214546993047644</text:p>
              </table:table-cell>
              <table:table-cell office:value-type="float" office:value="0.1943540655115">
                <text:p>0.1943540655115</text:p>
              </table:table-cell>
              <table:table-cell office:value-type="float" office:value="0.14362973873354">
                <text:p>0.143629738733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421709430404E-015">
                <text:p>2.8421709430404E-015</text:p>
              </table:table-cell>
              <table:table-cell office:value-type="float" office:value="0.232107204477928">
                <text:p>0.232107204477928</text:p>
              </table:table-cell>
              <table:table-cell office:value-type="float" office:value="0.429836175294296">
                <text:p>0.429836175294296</text:p>
              </table:table-cell>
              <table:table-cell office:value-type="float" office:value="0.142292789324539">
                <text:p>0.142292789324539</text:p>
              </table:table-cell>
              <table:table-cell office:value-type="float" office:value="0.269875009776708">
                <text:p>0.269875009776708</text:p>
              </table:table-cell>
              <table:table-cell office:value-type="float" office:value="0.117761015388802">
                <text:p>0.1177610153888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210854715202E-015">
                <text:p>1.4210854715202E-015</text:p>
              </table:table-cell>
              <table:table-cell office:value-type="float" office:value="0.234296416074401">
                <text:p>0.234296416074401</text:p>
              </table:table-cell>
              <table:table-cell office:value-type="float" office:value="2.63300804499694">
                <text:p>2.63300804499694</text:p>
              </table:table-cell>
              <table:table-cell office:value-type="float" office:value="0.210327376969017">
                <text:p>0.210327376969017</text:p>
              </table:table-cell>
              <table:table-cell office:value-type="float" office:value="0.26116754208645">
                <text:p>0.26116754208645</text:p>
              </table:table-cell>
              <table:table-cell office:value-type="float" office:value="0.070481930321093">
                <text:p>0.0704819303210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2783832932037">
                <text:p>0.22783832932037</text:p>
              </table:table-cell>
              <table:table-cell office:value-type="float" office:value="0.956308392177904">
                <text:p>0.956308392177904</text:p>
              </table:table-cell>
              <table:table-cell office:value-type="float" office:value="0.184483245917248">
                <text:p>0.184483245917248</text:p>
              </table:table-cell>
              <table:table-cell office:value-type="float" office:value="0.231413157673576">
                <text:p>0.231413157673576</text:p>
              </table:table-cell>
              <table:table-cell office:value-type="float" office:value="0.127708376874288">
                <text:p>0.1277083768742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421709430404E-015">
                <text:p>2.8421709430404E-015</text:p>
              </table:table-cell>
              <table:table-cell office:value-type="float" office:value="0.225284906335539">
                <text:p>0.225284906335539</text:p>
              </table:table-cell>
              <table:table-cell office:value-type="float" office:value="1.77752937241281">
                <text:p>1.77752937241281</text:p>
              </table:table-cell>
              <table:table-cell office:value-type="float" office:value="0.236637372248119">
                <text:p>0.236637372248119</text:p>
              </table:table-cell>
              <table:table-cell office:value-type="float" office:value="0.112950246656938">
                <text:p>0.112950246656938</text:p>
              </table:table-cell>
              <table:table-cell office:value-type="float" office:value="0.165847384848691">
                <text:p>0.1658473848486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8421709430404E-015">
                <text:p>2.8421709430404E-015</text:p>
              </table:table-cell>
              <table:table-cell office:value-type="float" office:value="0.227260164883927">
                <text:p>0.227260164883927</text:p>
              </table:table-cell>
              <table:table-cell office:value-type="float" office:value="2.46555175444727">
                <text:p>2.46555175444727</text:p>
              </table:table-cell>
              <table:table-cell office:value-type="float" office:value="0.1873499220856">
                <text:p>0.1873499220856</text:p>
              </table:table-cell>
              <table:table-cell office:value-type="float" office:value="0.117832652513916">
                <text:p>0.117832652513916</text:p>
              </table:table-cell>
              <table:table-cell office:value-type="float" office:value="0.180933630696094">
                <text:p>0.1809336306960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421709430404E-015">
                <text:p>2.8421709430404E-015</text:p>
              </table:table-cell>
              <table:table-cell office:value-type="float" office:value="0.00000182071553160116">
                <text:p>0.00000182071553160116</text:p>
              </table:table-cell>
              <table:table-cell office:value-type="float" office:value="1.2748339491795">
                <text:p>1.2748339491795</text:p>
              </table:table-cell>
              <table:table-cell office:value-type="float" office:value="0.147530352432794">
                <text:p>0.147530352432794</text:p>
              </table:table-cell>
              <table:table-cell office:value-type="float" office:value="0.183296000770272">
                <text:p>0.183296000770272</text:p>
              </table:table-cell>
              <table:table-cell office:value-type="float" office:value="0.112922311859844">
                <text:p>0.1129223118598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421709430404E-015">
                <text:p>2.8421709430404E-015</text:p>
              </table:table-cell>
              <table:table-cell office:value-type="float" office:value="0.228719562812356">
                <text:p>0.228719562812356</text:p>
              </table:table-cell>
              <table:table-cell office:value-type="float" office:value="2.81543430059103">
                <text:p>2.81543430059103</text:p>
              </table:table-cell>
              <table:table-cell office:value-type="float" office:value="0.242788952697069">
                <text:p>0.242788952697069</text:p>
              </table:table-cell>
              <table:table-cell office:value-type="float" office:value="0.12783882361827">
                <text:p>0.12783882361827</text:p>
              </table:table-cell>
              <table:table-cell office:value-type="float" office:value="0.236739327744548">
                <text:p>0.2367393277445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0000339164701004073">
                <text:p>0.0000339164701004073</text:p>
              </table:table-cell>
              <table:table-cell office:value-type="float" office:value="0.881130381170122">
                <text:p>0.881130381170122</text:p>
              </table:table-cell>
              <table:table-cell office:value-type="float" office:value="0.175813593456453">
                <text:p>0.175813593456453</text:p>
              </table:table-cell>
              <table:table-cell office:value-type="float" office:value="0.249835174170316">
                <text:p>0.249835174170316</text:p>
              </table:table-cell>
              <table:table-cell office:value-type="float" office:value="0.106059388795157">
                <text:p>0.1060593887951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233053074309368">
                <text:p>0.233053074309368</text:p>
              </table:table-cell>
              <table:table-cell office:value-type="float" office:value="1.36306134477086">
                <text:p>1.36306134477086</text:p>
              </table:table-cell>
              <table:table-cell office:value-type="float" office:value="0.172674150902247">
                <text:p>0.172674150902247</text:p>
              </table:table-cell>
              <table:table-cell office:value-type="float" office:value="0.161310162911239">
                <text:p>0.161310162911239</text:p>
              </table:table-cell>
              <table:table-cell office:value-type="float" office:value="0.218272672009596">
                <text:p>0.2182726720095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0000289324935526062">
                <text:p>0.0000289324935526062</text:p>
              </table:table-cell>
              <table:table-cell office:value-type="float" office:value="2.0791163151677">
                <text:p>2.0791163151677</text:p>
              </table:table-cell>
              <table:table-cell office:value-type="float" office:value="0.191179094213076">
                <text:p>0.191179094213076</text:p>
              </table:table-cell>
              <table:table-cell office:value-type="float" office:value="0.264265993560949">
                <text:p>0.264265993560949</text:p>
              </table:table-cell>
              <table:table-cell office:value-type="float" office:value="0.157112063765113">
                <text:p>0.1571120637651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421709430404E-015">
                <text:p>2.8421709430404E-015</text:p>
              </table:table-cell>
              <table:table-cell office:value-type="float" office:value="0.230905656069569">
                <text:p>0.230905656069569</text:p>
              </table:table-cell>
              <table:table-cell office:value-type="float" office:value="1.45313221762907">
                <text:p>1.45313221762907</text:p>
              </table:table-cell>
              <table:table-cell office:value-type="float" office:value="0.203642245890047">
                <text:p>0.203642245890047</text:p>
              </table:table-cell>
              <table:table-cell office:value-type="float" office:value="0.212789505816932">
                <text:p>0.212789505816932</text:p>
              </table:table-cell>
              <table:table-cell office:value-type="float" office:value="0.232475691090201">
                <text:p>0.2324756910902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0226233540384646">
                <text:p>0.0000226233540384646</text:p>
              </table:table-cell>
              <table:table-cell office:value-type="float" office:value="0.888565966919924">
                <text:p>0.888565966919924</text:p>
              </table:table-cell>
              <table:table-cell office:value-type="float" office:value="0.216390398668601">
                <text:p>0.216390398668601</text:p>
              </table:table-cell>
              <table:table-cell office:value-type="float" office:value="0.11952478313461">
                <text:p>0.11952478313461</text:p>
              </table:table-cell>
              <table:table-cell office:value-type="float" office:value="0.205651561484341">
                <text:p>0.2056515614843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2.2$Linux_X86_64 LibreOffice_project/5751006d328844ba3fa6124ed263bbf122f0788a</meta:generator>
  </office:meta>
</office:document-meta>
</file>

<file path=Object 3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cm" svg:height="9.007cm" xlink:href=".." xlink:type="simple" chart:class="chart:line" chart:style-name="ch1">
        <chart:title svg:x="6.043cm" svg:y="0.316cm" chart:style-name="ch2">
          <text:p>Pierwszy wymiar 4</text:p>
        </chart:title>
        <chart:legend chart:legend-position="end" svg:x="14.19cm" svg:y="2.959cm" style:legend-expansion="high" chart:style-name="ch3"/>
        <chart:plot-area chart:style-name="ch4" table:cell-range-address="'merge-csv.com__6085c72bd9449'.C361:'merge-csv.com__6085c72bd9449'.C361 'merge-csv.com__6085c72bd9449'.B362:'merge-csv.com__6085c72bd9449'.B381 'merge-csv.com__6085c72bd9449'.C382:'merge-csv.com__6085c72bd9449'.C382 'merge-csv.com__6085c72bd9449'.B383:'merge-csv.com__6085c72bd9449'.B402 'merge-csv.com__6085c72bd9449'.C403:'merge-csv.com__6085c72bd9449'.C403 'merge-csv.com__6085c72bd9449'.B404:'merge-csv.com__6085c72bd9449'.B423 'merge-csv.com__6085c72bd9449'.C424:'merge-csv.com__6085c72bd9449'.C424 'merge-csv.com__6085c72bd9449'.B425:'merge-csv.com__6085c72bd9449'.B444 'merge-csv.com__6085c72bd9449'.C445:'merge-csv.com__6085c72bd9449'.C445 'merge-csv.com__6085c72bd9449'.B446:'merge-csv.com__6085c72bd9449'.B465 'merge-csv.com__6085c72bd9449'.C466:'merge-csv.com__6085c72bd9449'.C466 'merge-csv.com__6085c72bd9449'.B467:'merge-csv.com__6085c72bd9449'.B486" chart:data-source-has-labels="row" svg:x="1.331cm" svg:y="1.275cm" svg:width="12.539cm" svg:height="6.571cm">
          <chart:coordinate-region svg:x="2.058cm" svg:y="1.474cm" svg:width="11.625cm" svg:height="5.725cm"/>
          <chart:axis chart:dimension="x" chart:name="primary-x" chart:style-name="ch5">
            <chart:title svg:x="7.014cm" svg:y="8.026cm" chart:style-name="ch6">
              <text:p>iteracja</text:p>
            </chart:title>
            <chart:grid chart:style-name="ch7" chart:class="major"/>
          </chart:axis>
          <chart:axis chart:dimension="y" chart:name="primary-y" chart:style-name="ch5">
            <chart:title svg:x="0.451cm" svg:y="4.961cm" chart:style-name="ch8">
              <text:p>MAE</text:p>
            </chart:title>
            <chart:grid chart:style-name="ch7" chart:class="major"/>
          </chart:axis>
          <chart:series chart:style-name="ch9" chart:values-cell-range-address="'merge-csv.com__6085c72bd9449'.B362:'merge-csv.com__6085c72bd9449'.B381" chart:label-cell-address="'merge-csv.com__6085c72bd9449'.C361:'merge-csv.com__6085c72bd9449'.C361" chart:class="chart:line">
            <chart:data-point chart:repeated="20"/>
          </chart:series>
          <chart:series chart:style-name="ch10" chart:values-cell-range-address="'merge-csv.com__6085c72bd9449'.B383:'merge-csv.com__6085c72bd9449'.B402" chart:label-cell-address="'merge-csv.com__6085c72bd9449'.C382:'merge-csv.com__6085c72bd9449'.C382" chart:class="chart:line">
            <chart:data-point chart:repeated="20"/>
          </chart:series>
          <chart:series chart:style-name="ch11" chart:values-cell-range-address="'merge-csv.com__6085c72bd9449'.B404:'merge-csv.com__6085c72bd9449'.B423" chart:label-cell-address="'merge-csv.com__6085c72bd9449'.C403:'merge-csv.com__6085c72bd9449'.C403" chart:class="chart:line">
            <chart:data-point chart:repeated="20"/>
          </chart:series>
          <chart:series chart:style-name="ch12" chart:values-cell-range-address="'merge-csv.com__6085c72bd9449'.B425:'merge-csv.com__6085c72bd9449'.B444" chart:label-cell-address="'merge-csv.com__6085c72bd9449'.C424:'merge-csv.com__6085c72bd9449'.C424" chart:class="chart:line">
            <chart:data-point chart:repeated="20"/>
          </chart:series>
          <chart:series chart:style-name="ch13" chart:values-cell-range-address="'merge-csv.com__6085c72bd9449'.B446:'merge-csv.com__6085c72bd9449'.B465" chart:label-cell-address="'merge-csv.com__6085c72bd9449'.C445:'merge-csv.com__6085c72bd9449'.C445" chart:class="chart:line">
            <chart:data-point chart:repeated="20"/>
          </chart:series>
          <chart:series chart:style-name="ch14" chart:values-cell-range-address="'merge-csv.com__6085c72bd9449'.B467:'merge-csv.com__6085c72bd9449'.B486" chart:label-cell-address="'merge-csv.com__6085c72bd9449'.C466:'merge-csv.com__6085c72bd9449'.C466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-1</text:p>
                <draw:g>
                  <svg:desc>'merge-csv.com__6085c72bd9449'.C361:'merge-csv.com__6085c72bd9449'.C361</svg:desc>
                </draw:g>
              </table:table-cell>
              <table:table-cell office:value-type="string">
                <text:p>4-2</text:p>
                <draw:g>
                  <svg:desc>'merge-csv.com__6085c72bd9449'.C382:'merge-csv.com__6085c72bd9449'.C382</svg:desc>
                </draw:g>
              </table:table-cell>
              <table:table-cell office:value-type="string">
                <text:p>4-3</text:p>
                <draw:g>
                  <svg:desc>'merge-csv.com__6085c72bd9449'.C403:'merge-csv.com__6085c72bd9449'.C403</svg:desc>
                </draw:g>
              </table:table-cell>
              <table:table-cell office:value-type="string">
                <text:p>4-4</text:p>
                <draw:g>
                  <svg:desc>'merge-csv.com__6085c72bd9449'.C424:'merge-csv.com__6085c72bd9449'.C424</svg:desc>
                </draw:g>
              </table:table-cell>
              <table:table-cell office:value-type="string">
                <text:p>4-5</text:p>
                <draw:g>
                  <svg:desc>'merge-csv.com__6085c72bd9449'.C445:'merge-csv.com__6085c72bd9449'.C445</svg:desc>
                </draw:g>
              </table:table-cell>
              <table:table-cell office:value-type="string">
                <text:p>4-6</text:p>
                <draw:g>
                  <svg:desc>'merge-csv.com__6085c72bd9449'.C466:'merge-csv.com__6085c72bd9449'.C4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rge-csv.com__6085c72bd9449'.B362:'merge-csv.com__6085c72bd9449'.B381</svg:desc>
                </draw:g>
              </table:table-cell>
              <table:table-cell office:value-type="float" office:value="0.186722674335956">
                <text:p>0.186722674335956</text:p>
                <draw:g>
                  <svg:desc>'merge-csv.com__6085c72bd9449'.B383:'merge-csv.com__6085c72bd9449'.B402</svg:desc>
                </draw:g>
              </table:table-cell>
              <table:table-cell office:value-type="float" office:value="0.138393518341999">
                <text:p>0.138393518341999</text:p>
                <draw:g>
                  <svg:desc>'merge-csv.com__6085c72bd9449'.B404:'merge-csv.com__6085c72bd9449'.B423</svg:desc>
                </draw:g>
              </table:table-cell>
              <table:table-cell office:value-type="float" office:value="1.05475733418927">
                <text:p>1.05475733418927</text:p>
                <draw:g>
                  <svg:desc>'merge-csv.com__6085c72bd9449'.B425:'merge-csv.com__6085c72bd9449'.B444</svg:desc>
                </draw:g>
              </table:table-cell>
              <table:table-cell office:value-type="float" office:value="0.218821855187844">
                <text:p>0.218821855187844</text:p>
                <draw:g>
                  <svg:desc>'merge-csv.com__6085c72bd9449'.B446:'merge-csv.com__6085c72bd9449'.B465</svg:desc>
                </draw:g>
              </table:table-cell>
              <table:table-cell office:value-type="float" office:value="0.203127473038323">
                <text:p>0.203127473038323</text:p>
                <draw:g>
                  <svg:desc>'merge-csv.com__6085c72bd9449'.B467:'merge-csv.com__6085c72bd9449'.B4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0000006633679301109">
                <text:p>0.00000006633679301109</text:p>
              </table:table-cell>
              <table:table-cell office:value-type="float" office:value="0.242515616976476">
                <text:p>0.242515616976476</text:p>
              </table:table-cell>
              <table:table-cell office:value-type="float" office:value="1.48114352714464">
                <text:p>1.48114352714464</text:p>
              </table:table-cell>
              <table:table-cell office:value-type="float" office:value="0.174617387963957">
                <text:p>0.174617387963957</text:p>
              </table:table-cell>
              <table:table-cell office:value-type="float" office:value="0.156923614058886">
                <text:p>0.1569236140588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0000311789738774834">
                <text:p>0.00000311789738774834</text:p>
              </table:table-cell>
              <table:table-cell office:value-type="float" office:value="0.133493483136151">
                <text:p>0.133493483136151</text:p>
              </table:table-cell>
              <table:table-cell office:value-type="float" office:value="1.21583601480081">
                <text:p>1.21583601480081</text:p>
              </table:table-cell>
              <table:table-cell office:value-type="float" office:value="0.190481997853461">
                <text:p>0.190481997853461</text:p>
              </table:table-cell>
              <table:table-cell office:value-type="float" office:value="0.151874458575696">
                <text:p>0.1518744585756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736951571734E-015">
                <text:p>4.736951571734E-015</text:p>
              </table:table-cell>
              <table:table-cell office:value-type="float" office:value="0.20039644138752">
                <text:p>0.20039644138752</text:p>
              </table:table-cell>
              <table:table-cell office:value-type="float" office:value="0.132827802054674">
                <text:p>0.132827802054674</text:p>
              </table:table-cell>
              <table:table-cell office:value-type="float" office:value="1.67392581556884">
                <text:p>1.67392581556884</text:p>
              </table:table-cell>
              <table:table-cell office:value-type="float" office:value="0.183071726887823">
                <text:p>0.183071726887823</text:p>
              </table:table-cell>
              <table:table-cell office:value-type="float" office:value="0.197543737912849">
                <text:p>0.197543737912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736951571734E-015">
                <text:p>4.736951571734E-015</text:p>
              </table:table-cell>
              <table:table-cell office:value-type="float" office:value="0.202017288987688">
                <text:p>0.202017288987688</text:p>
              </table:table-cell>
              <table:table-cell office:value-type="float" office:value="0.137974159003973">
                <text:p>0.137974159003973</text:p>
              </table:table-cell>
              <table:table-cell office:value-type="float" office:value="1.81565549254229">
                <text:p>1.81565549254229</text:p>
              </table:table-cell>
              <table:table-cell office:value-type="float" office:value="0.224645580094195">
                <text:p>0.224645580094195</text:p>
              </table:table-cell>
              <table:table-cell office:value-type="float" office:value="0.254159489992829">
                <text:p>0.2541594899928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68475785867E-015">
                <text:p>2.368475785867E-015</text:p>
              </table:table-cell>
              <table:table-cell office:value-type="float" office:value="0.201204342254643">
                <text:p>0.201204342254643</text:p>
              </table:table-cell>
              <table:table-cell office:value-type="float" office:value="0.131004410067736">
                <text:p>0.131004410067736</text:p>
              </table:table-cell>
              <table:table-cell office:value-type="float" office:value="1.06309793051544">
                <text:p>1.06309793051544</text:p>
              </table:table-cell>
              <table:table-cell office:value-type="float" office:value="0.122457540106155">
                <text:p>0.122457540106155</text:p>
              </table:table-cell>
              <table:table-cell office:value-type="float" office:value="0.24117447719294">
                <text:p>0.241174477192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68475785867E-015">
                <text:p>2.368475785867E-015</text:p>
              </table:table-cell>
              <table:table-cell office:value-type="float" office:value="0.197947019479263">
                <text:p>0.197947019479263</text:p>
              </table:table-cell>
              <table:table-cell office:value-type="float" office:value="0.127136735350652">
                <text:p>0.127136735350652</text:p>
              </table:table-cell>
              <table:table-cell office:value-type="float" office:value="1.05752122234749">
                <text:p>1.05752122234749</text:p>
              </table:table-cell>
              <table:table-cell office:value-type="float" office:value="0.175750164892229">
                <text:p>0.175750164892229</text:p>
              </table:table-cell>
              <table:table-cell office:value-type="float" office:value="0.178398838699231">
                <text:p>0.1783988386992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20166262308088">
                <text:p>0.20166262308088</text:p>
              </table:table-cell>
              <table:table-cell office:value-type="float" office:value="0.144024958290484">
                <text:p>0.144024958290484</text:p>
              </table:table-cell>
              <table:table-cell office:value-type="float" office:value="0.606893926591971">
                <text:p>0.606893926591971</text:p>
              </table:table-cell>
              <table:table-cell office:value-type="float" office:value="0.172806555739135">
                <text:p>0.172806555739135</text:p>
              </table:table-cell>
              <table:table-cell office:value-type="float" office:value="0.110191990155094">
                <text:p>0.1101919901550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197998337713995">
                <text:p>0.197998337713995</text:p>
              </table:table-cell>
              <table:table-cell office:value-type="float" office:value="0.13230133802847">
                <text:p>0.13230133802847</text:p>
              </table:table-cell>
              <table:table-cell office:value-type="float" office:value="1.79450823138813">
                <text:p>1.79450823138813</text:p>
              </table:table-cell>
              <table:table-cell office:value-type="float" office:value="0.224358065370292">
                <text:p>0.224358065370292</text:p>
              </table:table-cell>
              <table:table-cell office:value-type="float" office:value="0.222479786541763">
                <text:p>0.2224797865417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36951571734E-015">
                <text:p>4.736951571734E-015</text:p>
              </table:table-cell>
              <table:table-cell office:value-type="float" office:value="0.187927426475032">
                <text:p>0.187927426475032</text:p>
              </table:table-cell>
              <table:table-cell office:value-type="float" office:value="0.130185244331235">
                <text:p>0.130185244331235</text:p>
              </table:table-cell>
              <table:table-cell office:value-type="float" office:value="2.40783050480017">
                <text:p>2.40783050480017</text:p>
              </table:table-cell>
              <table:table-cell office:value-type="float" office:value="0.176751442377845">
                <text:p>0.176751442377845</text:p>
              </table:table-cell>
              <table:table-cell office:value-type="float" office:value="0.141535535872097">
                <text:p>0.1415355358720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736951571734E-015">
                <text:p>4.736951571734E-015</text:p>
              </table:table-cell>
              <table:table-cell office:value-type="float" office:value="0.199610826178257">
                <text:p>0.199610826178257</text:p>
              </table:table-cell>
              <table:table-cell office:value-type="float" office:value="0.256005255716983">
                <text:p>0.256005255716983</text:p>
              </table:table-cell>
              <table:table-cell office:value-type="float" office:value="0.792975941231251">
                <text:p>0.792975941231251</text:p>
              </table:table-cell>
              <table:table-cell office:value-type="float" office:value="0.259448693478825">
                <text:p>0.259448693478825</text:p>
              </table:table-cell>
              <table:table-cell office:value-type="float" office:value="0.193956936572866">
                <text:p>0.1939569365728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68475785867E-015">
                <text:p>2.368475785867E-015</text:p>
              </table:table-cell>
              <table:table-cell office:value-type="float" office:value="0.000274469451839">
                <text:p>0.000274469451839</text:p>
              </table:table-cell>
              <table:table-cell office:value-type="float" office:value="0.00027247588715">
                <text:p>0.00027247588715</text:p>
              </table:table-cell>
              <table:table-cell office:value-type="float" office:value="1.33660295112928">
                <text:p>1.33660295112928</text:p>
              </table:table-cell>
              <table:table-cell office:value-type="float" office:value="0.227317830069775">
                <text:p>0.227317830069775</text:p>
              </table:table-cell>
              <table:table-cell office:value-type="float" office:value="0.216910590270338">
                <text:p>0.2169105902703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200265381904443">
                <text:p>0.200265381904443</text:p>
              </table:table-cell>
              <table:table-cell office:value-type="float" office:value="0.139406193764599">
                <text:p>0.139406193764599</text:p>
              </table:table-cell>
              <table:table-cell office:value-type="float" office:value="2.34205980752384">
                <text:p>2.34205980752384</text:p>
              </table:table-cell>
              <table:table-cell office:value-type="float" office:value="0.147857468431983">
                <text:p>0.147857468431983</text:p>
              </table:table-cell>
              <table:table-cell office:value-type="float" office:value="0.127587188298242">
                <text:p>0.1275871882982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190328581177862">
                <text:p>0.190328581177862</text:p>
              </table:table-cell>
              <table:table-cell office:value-type="float" office:value="0.0000750470431275542">
                <text:p>0.0000750470431275542</text:p>
              </table:table-cell>
              <table:table-cell office:value-type="float" office:value="3.07828465636126">
                <text:p>3.07828465636126</text:p>
              </table:table-cell>
              <table:table-cell office:value-type="float" office:value="0.133657624870938">
                <text:p>0.133657624870938</text:p>
              </table:table-cell>
              <table:table-cell office:value-type="float" office:value="0.254722711063555">
                <text:p>0.2547227110635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183240036511147">
                <text:p>0.183240036511147</text:p>
              </table:table-cell>
              <table:table-cell office:value-type="float" office:value="0.138908615688037">
                <text:p>0.138908615688037</text:p>
              </table:table-cell>
              <table:table-cell office:value-type="float" office:value="1.18860173516797">
                <text:p>1.18860173516797</text:p>
              </table:table-cell>
              <table:table-cell office:value-type="float" office:value="0.176455317932574">
                <text:p>0.176455317932574</text:p>
              </table:table-cell>
              <table:table-cell office:value-type="float" office:value="0.22870961901571">
                <text:p>0.228709619015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0000486648457944026">
                <text:p>0.0000486648457944026</text:p>
              </table:table-cell>
              <table:table-cell office:value-type="float" office:value="0.117387251705534">
                <text:p>0.117387251705534</text:p>
              </table:table-cell>
              <table:table-cell office:value-type="float" office:value="0.948305929201775">
                <text:p>0.948305929201775</text:p>
              </table:table-cell>
              <table:table-cell office:value-type="float" office:value="0.177260912267826">
                <text:p>0.177260912267826</text:p>
              </table:table-cell>
              <table:table-cell office:value-type="float" office:value="0.186431435676472">
                <text:p>0.1864314356764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68475785867E-015">
                <text:p>2.368475785867E-015</text:p>
              </table:table-cell>
              <table:table-cell office:value-type="float" office:value="0.366954208811063">
                <text:p>0.366954208811063</text:p>
              </table:table-cell>
              <table:table-cell office:value-type="float" office:value="0.266550093385502">
                <text:p>0.266550093385502</text:p>
              </table:table-cell>
              <table:table-cell office:value-type="float" office:value="2.01715205376949">
                <text:p>2.01715205376949</text:p>
              </table:table-cell>
              <table:table-cell office:value-type="float" office:value="0.258313710923888">
                <text:p>0.258313710923888</text:p>
              </table:table-cell>
              <table:table-cell office:value-type="float" office:value="0.186620106360708">
                <text:p>0.1866201063607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0000018455055633653">
                <text:p>0.0000018455055633653</text:p>
              </table:table-cell>
              <table:table-cell office:value-type="float" office:value="0.247461876996501">
                <text:p>0.247461876996501</text:p>
              </table:table-cell>
              <table:table-cell office:value-type="float" office:value="1.33708655052377">
                <text:p>1.33708655052377</text:p>
              </table:table-cell>
              <table:table-cell office:value-type="float" office:value="0.180633298508775">
                <text:p>0.180633298508775</text:p>
              </table:table-cell>
              <table:table-cell office:value-type="float" office:value="0.169124528452133">
                <text:p>0.1691245284521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736951571734E-015">
                <text:p>4.736951571734E-015</text:p>
              </table:table-cell>
              <table:table-cell office:value-type="float" office:value="0.0000370840753998181">
                <text:p>0.0000370840753998181</text:p>
              </table:table-cell>
              <table:table-cell office:value-type="float" office:value="0.0000858813390158166">
                <text:p>0.0000858813390158166</text:p>
              </table:table-cell>
              <table:table-cell office:value-type="float" office:value="2.38020711797304">
                <text:p>2.38020711797304</text:p>
              </table:table-cell>
              <table:table-cell office:value-type="float" office:value="0.254837770777735">
                <text:p>0.254837770777735</text:p>
              </table:table-cell>
              <table:table-cell office:value-type="float" office:value="0.146397123996063">
                <text:p>0.1463971239960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68475785867E-015">
                <text:p>2.368475785867E-015</text:p>
              </table:table-cell>
              <table:table-cell office:value-type="float" office:value="0.202010602070001">
                <text:p>0.202010602070001</text:p>
              </table:table-cell>
              <table:table-cell office:value-type="float" office:value="0.258406251742271">
                <text:p>0.258406251742271</text:p>
              </table:table-cell>
              <table:table-cell office:value-type="float" office:value="1.525002260751">
                <text:p>1.525002260751</text:p>
              </table:table-cell>
              <table:table-cell office:value-type="float" office:value="0.206524746211107">
                <text:p>0.206524746211107</text:p>
              </table:table-cell>
              <table:table-cell office:value-type="float" office:value="0.130763369592808">
                <text:p>0.1307633695928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2.2$Linux_X86_64 LibreOffice_project/5751006d328844ba3fa6124ed263bbf122f0788a</meta:generator>
  </office:meta>
</office:document-meta>
</file>

<file path=Object 4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38cm" svg:y="0.316cm" chart:style-name="ch2">
          <text:p>Pierwszy wymiar 5</text:p>
        </chart:title>
        <chart:legend chart:legend-position="end" svg:x="14.18cm" svg:y="2.956cm" style:legend-expansion="high" chart:style-name="ch3"/>
        <chart:plot-area chart:style-name="ch4" table:cell-range-address="'merge-csv.com__6085c72bd9449'.C487:'merge-csv.com__6085c72bd9449'.C487 'merge-csv.com__6085c72bd9449'.B488:'merge-csv.com__6085c72bd9449'.B507 'merge-csv.com__6085c72bd9449'.C508:'merge-csv.com__6085c72bd9449'.C508 'merge-csv.com__6085c72bd9449'.B509:'merge-csv.com__6085c72bd9449'.B528 'merge-csv.com__6085c72bd9449'.C529:'merge-csv.com__6085c72bd9449'.C529 'merge-csv.com__6085c72bd9449'.B530:'merge-csv.com__6085c72bd9449'.B549 'merge-csv.com__6085c72bd9449'.C550:'merge-csv.com__6085c72bd9449'.C550 'merge-csv.com__6085c72bd9449'.B551:'merge-csv.com__6085c72bd9449'.B570 'merge-csv.com__6085c72bd9449'.C571:'merge-csv.com__6085c72bd9449'.C571 'merge-csv.com__6085c72bd9449'.B572:'merge-csv.com__6085c72bd9449'.B591 'merge-csv.com__6085c72bd9449'.C592:'merge-csv.com__6085c72bd9449'.C592 'merge-csv.com__6085c72bd9449'.B593:'merge-csv.com__6085c72bd9449'.B612" chart:data-source-has-labels="row" svg:x="1.331cm" svg:y="1.275cm" svg:width="12.529cm" svg:height="6.564cm">
          <chart:coordinate-region svg:x="2.058cm" svg:y="1.474cm" svg:width="11.616cm" svg:height="5.718cm"/>
          <chart:axis chart:dimension="x" chart:name="primary-x" chart:style-name="ch5">
            <chart:title svg:x="7.009cm" svg:y="8.019cm" chart:style-name="ch6">
              <text:p>iteracja</text:p>
            </chart:title>
            <chart:grid chart:style-name="ch7" chart:class="major"/>
          </chart:axis>
          <chart:axis chart:dimension="y" chart:name="primary-y" chart:style-name="ch5">
            <chart:title svg:x="0.451cm" svg:y="4.958cm" chart:style-name="ch8">
              <text:p>MAE</text:p>
            </chart:title>
            <chart:grid chart:style-name="ch7" chart:class="major"/>
          </chart:axis>
          <chart:series chart:style-name="ch9" chart:values-cell-range-address="'merge-csv.com__6085c72bd9449'.B488:'merge-csv.com__6085c72bd9449'.B507" chart:label-cell-address="'merge-csv.com__6085c72bd9449'.C487:'merge-csv.com__6085c72bd9449'.C487" chart:class="chart:line">
            <chart:data-point chart:repeated="20"/>
          </chart:series>
          <chart:series chart:style-name="ch10" chart:values-cell-range-address="'merge-csv.com__6085c72bd9449'.B509:'merge-csv.com__6085c72bd9449'.B528" chart:label-cell-address="'merge-csv.com__6085c72bd9449'.C508:'merge-csv.com__6085c72bd9449'.C508" chart:class="chart:line">
            <chart:data-point chart:repeated="20"/>
          </chart:series>
          <chart:series chart:style-name="ch11" chart:values-cell-range-address="'merge-csv.com__6085c72bd9449'.B530:'merge-csv.com__6085c72bd9449'.B549" chart:label-cell-address="'merge-csv.com__6085c72bd9449'.C529:'merge-csv.com__6085c72bd9449'.C529" chart:class="chart:line">
            <chart:data-point chart:repeated="20"/>
          </chart:series>
          <chart:series chart:style-name="ch12" chart:values-cell-range-address="'merge-csv.com__6085c72bd9449'.B551:'merge-csv.com__6085c72bd9449'.B570" chart:label-cell-address="'merge-csv.com__6085c72bd9449'.C550:'merge-csv.com__6085c72bd9449'.C550" chart:class="chart:line">
            <chart:data-point chart:repeated="20"/>
          </chart:series>
          <chart:series chart:style-name="ch13" chart:values-cell-range-address="'merge-csv.com__6085c72bd9449'.B572:'merge-csv.com__6085c72bd9449'.B591" chart:label-cell-address="'merge-csv.com__6085c72bd9449'.C571:'merge-csv.com__6085c72bd9449'.C571" chart:class="chart:line">
            <chart:data-point chart:repeated="20"/>
          </chart:series>
          <chart:series chart:style-name="ch14" chart:values-cell-range-address="'merge-csv.com__6085c72bd9449'.B593:'merge-csv.com__6085c72bd9449'.B612" chart:label-cell-address="'merge-csv.com__6085c72bd9449'.C592:'merge-csv.com__6085c72bd9449'.C592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-1</text:p>
                <draw:g>
                  <svg:desc>'merge-csv.com__6085c72bd9449'.C487:'merge-csv.com__6085c72bd9449'.C487</svg:desc>
                </draw:g>
              </table:table-cell>
              <table:table-cell office:value-type="string">
                <text:p>5-2</text:p>
                <draw:g>
                  <svg:desc>'merge-csv.com__6085c72bd9449'.C508:'merge-csv.com__6085c72bd9449'.C508</svg:desc>
                </draw:g>
              </table:table-cell>
              <table:table-cell office:value-type="string">
                <text:p>5-3</text:p>
                <draw:g>
                  <svg:desc>'merge-csv.com__6085c72bd9449'.C529:'merge-csv.com__6085c72bd9449'.C529</svg:desc>
                </draw:g>
              </table:table-cell>
              <table:table-cell office:value-type="string">
                <text:p>5-4</text:p>
                <draw:g>
                  <svg:desc>'merge-csv.com__6085c72bd9449'.C550:'merge-csv.com__6085c72bd9449'.C550</svg:desc>
                </draw:g>
              </table:table-cell>
              <table:table-cell office:value-type="string">
                <text:p>5-5</text:p>
                <draw:g>
                  <svg:desc>'merge-csv.com__6085c72bd9449'.C571:'merge-csv.com__6085c72bd9449'.C571</svg:desc>
                </draw:g>
              </table:table-cell>
              <table:table-cell office:value-type="string">
                <text:p>5-6</text:p>
                <draw:g>
                  <svg:desc>'merge-csv.com__6085c72bd9449'.C592:'merge-csv.com__6085c72bd9449'.C5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rge-csv.com__6085c72bd9449'.B488:'merge-csv.com__6085c72bd9449'.B507</svg:desc>
                </draw:g>
              </table:table-cell>
              <table:table-cell office:value-type="float" office:value="0.0000137948798454163">
                <text:p>0.0000137948798454163</text:p>
                <draw:g>
                  <svg:desc>'merge-csv.com__6085c72bd9449'.B509:'merge-csv.com__6085c72bd9449'.B528</svg:desc>
                </draw:g>
              </table:table-cell>
              <table:table-cell office:value-type="float" office:value="0.240935671187759">
                <text:p>0.240935671187759</text:p>
                <draw:g>
                  <svg:desc>'merge-csv.com__6085c72bd9449'.B530:'merge-csv.com__6085c72bd9449'.B549</svg:desc>
                </draw:g>
              </table:table-cell>
              <table:table-cell office:value-type="float" office:value="0.000225569345697">
                <text:p>0.000225569345697</text:p>
                <draw:g>
                  <svg:desc>'merge-csv.com__6085c72bd9449'.B551:'merge-csv.com__6085c72bd9449'.B570</svg:desc>
                </draw:g>
              </table:table-cell>
              <table:table-cell office:value-type="float" office:value="2.78169469855786">
                <text:p>2.78169469855786</text:p>
                <draw:g>
                  <svg:desc>'merge-csv.com__6085c72bd9449'.B572:'merge-csv.com__6085c72bd9449'.B591</svg:desc>
                </draw:g>
              </table:table-cell>
              <table:table-cell office:value-type="float" office:value="0.093970656885979">
                <text:p>0.093970656885979</text:p>
                <draw:g>
                  <svg:desc>'merge-csv.com__6085c72bd9449'.B593:'merge-csv.com__6085c72bd9449'.B6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70214368277749">
                <text:p>0.170214368277749</text:p>
              </table:table-cell>
              <table:table-cell office:value-type="float" office:value="0.098216966096851">
                <text:p>0.098216966096851</text:p>
              </table:table-cell>
              <table:table-cell office:value-type="float" office:value="0.082732702855722">
                <text:p>0.082732702855722</text:p>
              </table:table-cell>
              <table:table-cell office:value-type="float" office:value="1.18453829266598">
                <text:p>1.18453829266598</text:p>
              </table:table-cell>
              <table:table-cell office:value-type="float" office:value="0.231692029242237">
                <text:p>0.231692029242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1767784825945">
                <text:p>0.1767784825945</text:p>
              </table:table-cell>
              <table:table-cell office:value-type="float" office:value="0.000596881945768">
                <text:p>0.000596881945768</text:p>
              </table:table-cell>
              <table:table-cell office:value-type="float" office:value="0.091139806392516">
                <text:p>0.091139806392516</text:p>
              </table:table-cell>
              <table:table-cell office:value-type="float" office:value="2.37106416928398">
                <text:p>2.37106416928398</text:p>
              </table:table-cell>
              <table:table-cell office:value-type="float" office:value="0.239293060053576">
                <text:p>0.2392930600535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17665723518269">
                <text:p>0.17665723518269</text:p>
              </table:table-cell>
              <table:table-cell office:value-type="float" office:value="0.0000135942758688489">
                <text:p>0.0000135942758688489</text:p>
              </table:table-cell>
              <table:table-cell office:value-type="float" office:value="0.257526280865529">
                <text:p>0.257526280865529</text:p>
              </table:table-cell>
              <table:table-cell office:value-type="float" office:value="1.67713363452511">
                <text:p>1.67713363452511</text:p>
              </table:table-cell>
              <table:table-cell office:value-type="float" office:value="0.147554659804722">
                <text:p>0.1475546598047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6024420434343E-015">
                <text:p>4.06024420434343E-015</text:p>
              </table:table-cell>
              <table:table-cell office:value-type="float" office:value="0.00000266897195268234">
                <text:p>0.00000266897195268234</text:p>
              </table:table-cell>
              <table:table-cell office:value-type="float" office:value="0.0000256228466483264">
                <text:p>0.0000256228466483264</text:p>
              </table:table-cell>
              <table:table-cell office:value-type="float" office:value="0.093985313184461">
                <text:p>0.093985313184461</text:p>
              </table:table-cell>
              <table:table-cell office:value-type="float" office:value="0.992576620861448">
                <text:p>0.992576620861448</text:p>
              </table:table-cell>
              <table:table-cell office:value-type="float" office:value="0.149632285031101">
                <text:p>0.1496322850311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000359472709487857">
                <text:p>0.0000359472709487857</text:p>
              </table:table-cell>
              <table:table-cell office:value-type="float" office:value="0.121337923335701">
                <text:p>0.121337923335701</text:p>
              </table:table-cell>
              <table:table-cell office:value-type="float" office:value="0.168136515799689">
                <text:p>0.168136515799689</text:p>
              </table:table-cell>
              <table:table-cell office:value-type="float" office:value="1.93986315520952">
                <text:p>1.93986315520952</text:p>
              </table:table-cell>
              <table:table-cell office:value-type="float" office:value="0.106969373252782">
                <text:p>0.1069693732527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06024420434343E-015">
                <text:p>4.06024420434343E-015</text:p>
              </table:table-cell>
              <table:table-cell office:value-type="float" office:value="0.00000371623467756294">
                <text:p>0.00000371623467756294</text:p>
              </table:table-cell>
              <table:table-cell office:value-type="float" office:value="0.000018472850151978">
                <text:p>0.000018472850151978</text:p>
              </table:table-cell>
              <table:table-cell office:value-type="float" office:value="0.173141449178205">
                <text:p>0.173141449178205</text:p>
              </table:table-cell>
              <table:table-cell office:value-type="float" office:value="2.26099264643308">
                <text:p>2.26099264643308</text:p>
              </table:table-cell>
              <table:table-cell office:value-type="float" office:value="0.244801389598399">
                <text:p>0.244801389598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012210217171E-015">
                <text:p>2.03012210217171E-015</text:p>
              </table:table-cell>
              <table:table-cell office:value-type="float" office:value="0.165257247978894">
                <text:p>0.165257247978894</text:p>
              </table:table-cell>
              <table:table-cell office:value-type="float" office:value="0.242110674793638">
                <text:p>0.242110674793638</text:p>
              </table:table-cell>
              <table:table-cell office:value-type="float" office:value="0.183824301384978">
                <text:p>0.183824301384978</text:p>
              </table:table-cell>
              <table:table-cell office:value-type="float" office:value="1.70419689351724">
                <text:p>1.70419689351724</text:p>
              </table:table-cell>
              <table:table-cell office:value-type="float" office:value="0.149842396441895">
                <text:p>0.1498423964418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012210217171E-015">
                <text:p>2.03012210217171E-015</text:p>
              </table:table-cell>
              <table:table-cell office:value-type="float" office:value="0.174670163607957">
                <text:p>0.174670163607957</text:p>
              </table:table-cell>
              <table:table-cell office:value-type="float" office:value="0.118007298525344">
                <text:p>0.118007298525344</text:p>
              </table:table-cell>
              <table:table-cell office:value-type="float" office:value="0.187317545659385">
                <text:p>0.187317545659385</text:p>
              </table:table-cell>
              <table:table-cell office:value-type="float" office:value="1.26168094544431">
                <text:p>1.26168094544431</text:p>
              </table:table-cell>
              <table:table-cell office:value-type="float" office:value="0.193342909602339">
                <text:p>0.1933429096023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0000142072698319784">
                <text:p>0.00000142072698319784</text:p>
              </table:table-cell>
              <table:table-cell office:value-type="float" office:value="0.000152071708545">
                <text:p>0.000152071708545</text:p>
              </table:table-cell>
              <table:table-cell office:value-type="float" office:value="0.168008314688208">
                <text:p>0.168008314688208</text:p>
              </table:table-cell>
              <table:table-cell office:value-type="float" office:value="1.78960200362383">
                <text:p>1.78960200362383</text:p>
              </table:table-cell>
              <table:table-cell office:value-type="float" office:value="0.158622350114484">
                <text:p>0.1586223501144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64993359946087">
                <text:p>0.164993359946087</text:p>
              </table:table-cell>
              <table:table-cell office:value-type="float" office:value="0.226687233671923">
                <text:p>0.226687233671923</text:p>
              </table:table-cell>
              <table:table-cell office:value-type="float" office:value="0.0000985600053837077">
                <text:p>0.0000985600053837077</text:p>
              </table:table-cell>
              <table:table-cell office:value-type="float" office:value="1.56962524441123">
                <text:p>1.56962524441123</text:p>
              </table:table-cell>
              <table:table-cell office:value-type="float" office:value="0.174312696678412">
                <text:p>0.1743126966784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173976702295399">
                <text:p>0.173976702295399</text:p>
              </table:table-cell>
              <table:table-cell office:value-type="float" office:value="0.000104177891951">
                <text:p>0.000104177891951</text:p>
              </table:table-cell>
              <table:table-cell office:value-type="float" office:value="0.170173318401036">
                <text:p>0.170173318401036</text:p>
              </table:table-cell>
              <table:table-cell office:value-type="float" office:value="2.27074745194274">
                <text:p>2.27074745194274</text:p>
              </table:table-cell>
              <table:table-cell office:value-type="float" office:value="0.15496476601949">
                <text:p>0.154964766019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174596176642892">
                <text:p>0.174596176642892</text:p>
              </table:table-cell>
              <table:table-cell office:value-type="float" office:value="0.117663997023243">
                <text:p>0.117663997023243</text:p>
              </table:table-cell>
              <table:table-cell office:value-type="float" office:value="0.177613537505558">
                <text:p>0.177613537505558</text:p>
              </table:table-cell>
              <table:table-cell office:value-type="float" office:value="1.45838896431794">
                <text:p>1.45838896431794</text:p>
              </table:table-cell>
              <table:table-cell office:value-type="float" office:value="0.20933952495378">
                <text:p>0.209339524953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012210217171E-015">
                <text:p>2.03012210217171E-015</text:p>
              </table:table-cell>
              <table:table-cell office:value-type="float" office:value="0.00000329149406339685">
                <text:p>0.00000329149406339685</text:p>
              </table:table-cell>
              <table:table-cell office:value-type="float" office:value="0.0000232800700035369">
                <text:p>0.0000232800700035369</text:p>
              </table:table-cell>
              <table:table-cell office:value-type="float" office:value="0.189913666818994">
                <text:p>0.189913666818994</text:p>
              </table:table-cell>
              <table:table-cell office:value-type="float" office:value="1.99948044023978">
                <text:p>1.99948044023978</text:p>
              </table:table-cell>
              <table:table-cell office:value-type="float" office:value="0.191761812639047">
                <text:p>0.1917618126390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06024420434343E-015">
                <text:p>4.06024420434343E-015</text:p>
              </table:table-cell>
              <table:table-cell office:value-type="float" office:value="0.0000129501350397479">
                <text:p>0.0000129501350397479</text:p>
              </table:table-cell>
              <table:table-cell office:value-type="float" office:value="0.0000196686198431515">
                <text:p>0.0000196686198431515</text:p>
              </table:table-cell>
              <table:table-cell office:value-type="float" office:value="0.192531014900552">
                <text:p>0.192531014900552</text:p>
              </table:table-cell>
              <table:table-cell office:value-type="float" office:value="1.29722373233924">
                <text:p>1.29722373233924</text:p>
              </table:table-cell>
              <table:table-cell office:value-type="float" office:value="0.238465735212928">
                <text:p>0.2384657352129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06024420434343E-015">
                <text:p>4.06024420434343E-015</text:p>
              </table:table-cell>
              <table:table-cell office:value-type="float" office:value="0.00000242646730337637">
                <text:p>0.00000242646730337637</text:p>
              </table:table-cell>
              <table:table-cell office:value-type="float" office:value="0.109538386015179">
                <text:p>0.109538386015179</text:p>
              </table:table-cell>
              <table:table-cell office:value-type="float" office:value="0.172434843218212">
                <text:p>0.172434843218212</text:p>
              </table:table-cell>
              <table:table-cell office:value-type="float" office:value="1.57881969127895">
                <text:p>1.57881969127895</text:p>
              </table:table-cell>
              <table:table-cell office:value-type="float" office:value="0.174168635588422">
                <text:p>0.1741686355884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175982617073915">
                <text:p>0.175982617073915</text:p>
              </table:table-cell>
              <table:table-cell office:value-type="float" office:value="0.117767691373571">
                <text:p>0.117767691373571</text:p>
              </table:table-cell>
              <table:table-cell office:value-type="float" office:value="0.188111734380521">
                <text:p>0.188111734380521</text:p>
              </table:table-cell>
              <table:table-cell office:value-type="float" office:value="1.57405117403409">
                <text:p>1.57405117403409</text:p>
              </table:table-cell>
              <table:table-cell office:value-type="float" office:value="0.207814347897894">
                <text:p>0.2078143478978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0000303918472380829">
                <text:p>0.0000303918472380829</text:p>
              </table:table-cell>
              <table:table-cell office:value-type="float" office:value="0.107524625706935">
                <text:p>0.107524625706935</text:p>
              </table:table-cell>
              <table:table-cell office:value-type="float" office:value="0.090484222002592">
                <text:p>0.090484222002592</text:p>
              </table:table-cell>
              <table:table-cell office:value-type="float" office:value="1.62198612897401">
                <text:p>1.62198612897401</text:p>
              </table:table-cell>
              <table:table-cell office:value-type="float" office:value="0.24350919210832">
                <text:p>0.243509192108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0000175133110518338">
                <text:p>0.0000175133110518338</text:p>
              </table:table-cell>
              <table:table-cell office:value-type="float" office:value="0.116145928021054">
                <text:p>0.116145928021054</text:p>
              </table:table-cell>
              <table:table-cell office:value-type="float" office:value="0.191949879519365">
                <text:p>0.191949879519365</text:p>
              </table:table-cell>
              <table:table-cell office:value-type="float" office:value="3.20527887594636">
                <text:p>3.20527887594636</text:p>
              </table:table-cell>
              <table:table-cell office:value-type="float" office:value="0.226130585012801">
                <text:p>0.2261305850128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160393012956851">
                <text:p>0.160393012956851</text:p>
              </table:table-cell>
              <table:table-cell office:value-type="float" office:value="0.117978003932211">
                <text:p>0.117978003932211</text:p>
              </table:table-cell>
              <table:table-cell office:value-type="float" office:value="0.000251429910744">
                <text:p>0.000251429910744</text:p>
              </table:table-cell>
              <table:table-cell office:value-type="float" office:value="2.55031291056802">
                <text:p>2.55031291056802</text:p>
              </table:table-cell>
              <table:table-cell office:value-type="float" office:value="0.207918975270645">
                <text:p>0.20791897527064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2.2$Linux_X86_64 LibreOffice_project/5751006d328844ba3fa6124ed263bbf122f0788a</meta:generator>
  </office:meta>
</office:document-meta>
</file>

<file path=Object 5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cm" svg:height="9.007cm" xlink:href=".." xlink:type="simple" chart:class="chart:line" chart:style-name="ch1">
        <chart:title svg:x="6.043cm" svg:y="0.316cm" chart:style-name="ch2">
          <text:p>Pierwszy wymiar 6</text:p>
        </chart:title>
        <chart:legend chart:legend-position="end" svg:x="14.19cm" svg:y="2.959cm" style:legend-expansion="high" chart:style-name="ch3"/>
        <chart:plot-area chart:style-name="ch4" table:cell-range-address="'merge-csv.com__6085c72bd9449'.C613:'merge-csv.com__6085c72bd9449'.C613 'merge-csv.com__6085c72bd9449'.B614:'merge-csv.com__6085c72bd9449'.B633 'merge-csv.com__6085c72bd9449'.C634:'merge-csv.com__6085c72bd9449'.C634 'merge-csv.com__6085c72bd9449'.B635:'merge-csv.com__6085c72bd9449'.B654 'merge-csv.com__6085c72bd9449'.C655:'merge-csv.com__6085c72bd9449'.C655 'merge-csv.com__6085c72bd9449'.B656:'merge-csv.com__6085c72bd9449'.B675 'merge-csv.com__6085c72bd9449'.C676:'merge-csv.com__6085c72bd9449'.C676 'merge-csv.com__6085c72bd9449'.B677:'merge-csv.com__6085c72bd9449'.B696 'merge-csv.com__6085c72bd9449'.C697:'merge-csv.com__6085c72bd9449'.C697 'merge-csv.com__6085c72bd9449'.B698:'merge-csv.com__6085c72bd9449'.B717 'merge-csv.com__6085c72bd9449'.C718:'merge-csv.com__6085c72bd9449'.C718 'merge-csv.com__6085c72bd9449'.B719:'merge-csv.com__6085c72bd9449'.B738" chart:data-source-has-labels="row" svg:x="1.331cm" svg:y="1.275cm" svg:width="12.539cm" svg:height="6.571cm">
          <chart:coordinate-region svg:x="2.058cm" svg:y="1.474cm" svg:width="11.625cm" svg:height="5.725cm"/>
          <chart:axis chart:dimension="x" chart:name="primary-x" chart:style-name="ch5">
            <chart:title svg:x="7.014cm" svg:y="8.026cm" chart:style-name="ch6">
              <text:p>iteracja</text:p>
            </chart:title>
            <chart:grid chart:style-name="ch7" chart:class="major"/>
          </chart:axis>
          <chart:axis chart:dimension="y" chart:name="primary-y" chart:style-name="ch5">
            <chart:title svg:x="0.451cm" svg:y="4.961cm" chart:style-name="ch8">
              <text:p>MAE</text:p>
            </chart:title>
            <chart:grid chart:style-name="ch7" chart:class="major"/>
          </chart:axis>
          <chart:series chart:style-name="ch9" chart:values-cell-range-address="'merge-csv.com__6085c72bd9449'.B614:'merge-csv.com__6085c72bd9449'.B633" chart:label-cell-address="'merge-csv.com__6085c72bd9449'.C613:'merge-csv.com__6085c72bd9449'.C613" chart:class="chart:line">
            <chart:data-point chart:repeated="20"/>
          </chart:series>
          <chart:series chart:style-name="ch10" chart:values-cell-range-address="'merge-csv.com__6085c72bd9449'.B635:'merge-csv.com__6085c72bd9449'.B654" chart:label-cell-address="'merge-csv.com__6085c72bd9449'.C634:'merge-csv.com__6085c72bd9449'.C634" chart:class="chart:line">
            <chart:data-point chart:repeated="20"/>
          </chart:series>
          <chart:series chart:style-name="ch11" chart:values-cell-range-address="'merge-csv.com__6085c72bd9449'.B656:'merge-csv.com__6085c72bd9449'.B675" chart:label-cell-address="'merge-csv.com__6085c72bd9449'.C655:'merge-csv.com__6085c72bd9449'.C655" chart:class="chart:line">
            <chart:data-point chart:repeated="20"/>
          </chart:series>
          <chart:series chart:style-name="ch12" chart:values-cell-range-address="'merge-csv.com__6085c72bd9449'.B677:'merge-csv.com__6085c72bd9449'.B696" chart:label-cell-address="'merge-csv.com__6085c72bd9449'.C676:'merge-csv.com__6085c72bd9449'.C676" chart:class="chart:line">
            <chart:data-point chart:repeated="20"/>
          </chart:series>
          <chart:series chart:style-name="ch13" chart:values-cell-range-address="'merge-csv.com__6085c72bd9449'.B698:'merge-csv.com__6085c72bd9449'.B717" chart:label-cell-address="'merge-csv.com__6085c72bd9449'.C697:'merge-csv.com__6085c72bd9449'.C697" chart:class="chart:line">
            <chart:data-point chart:repeated="20"/>
          </chart:series>
          <chart:series chart:style-name="ch14" chart:values-cell-range-address="'merge-csv.com__6085c72bd9449'.B719:'merge-csv.com__6085c72bd9449'.B738" chart:label-cell-address="'merge-csv.com__6085c72bd9449'.C718:'merge-csv.com__6085c72bd9449'.C718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-1</text:p>
                <draw:g>
                  <svg:desc>'merge-csv.com__6085c72bd9449'.C613:'merge-csv.com__6085c72bd9449'.C613</svg:desc>
                </draw:g>
              </table:table-cell>
              <table:table-cell office:value-type="string">
                <text:p>6-2</text:p>
                <draw:g>
                  <svg:desc>'merge-csv.com__6085c72bd9449'.C634:'merge-csv.com__6085c72bd9449'.C634</svg:desc>
                </draw:g>
              </table:table-cell>
              <table:table-cell office:value-type="string">
                <text:p>6-3</text:p>
                <draw:g>
                  <svg:desc>'merge-csv.com__6085c72bd9449'.C655:'merge-csv.com__6085c72bd9449'.C655</svg:desc>
                </draw:g>
              </table:table-cell>
              <table:table-cell office:value-type="string">
                <text:p>6-4</text:p>
                <draw:g>
                  <svg:desc>'merge-csv.com__6085c72bd9449'.C676:'merge-csv.com__6085c72bd9449'.C676</svg:desc>
                </draw:g>
              </table:table-cell>
              <table:table-cell office:value-type="string">
                <text:p>6-5</text:p>
                <draw:g>
                  <svg:desc>'merge-csv.com__6085c72bd9449'.C697:'merge-csv.com__6085c72bd9449'.C697</svg:desc>
                </draw:g>
              </table:table-cell>
              <table:table-cell office:value-type="string">
                <text:p>6-6</text:p>
                <draw:g>
                  <svg:desc>'merge-csv.com__6085c72bd9449'.C718:'merge-csv.com__6085c72bd9449'.C7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rge-csv.com__6085c72bd9449'.B614:'merge-csv.com__6085c72bd9449'.B633</svg:desc>
                </draw:g>
              </table:table-cell>
              <table:table-cell office:value-type="float" office:value="0.149473353683074">
                <text:p>0.149473353683074</text:p>
                <draw:g>
                  <svg:desc>'merge-csv.com__6085c72bd9449'.B635:'merge-csv.com__6085c72bd9449'.B654</svg:desc>
                </draw:g>
              </table:table-cell>
              <table:table-cell office:value-type="float" office:value="0.105238963831782">
                <text:p>0.105238963831782</text:p>
                <draw:g>
                  <svg:desc>'merge-csv.com__6085c72bd9449'.B656:'merge-csv.com__6085c72bd9449'.B675</svg:desc>
                </draw:g>
              </table:table-cell>
              <table:table-cell office:value-type="float" office:value="0.076928297232256">
                <text:p>0.076928297232256</text:p>
                <draw:g>
                  <svg:desc>'merge-csv.com__6085c72bd9449'.B677:'merge-csv.com__6085c72bd9449'.B696</svg:desc>
                </draw:g>
              </table:table-cell>
              <table:table-cell office:value-type="float" office:value="0.123470187807219">
                <text:p>0.123470187807219</text:p>
                <draw:g>
                  <svg:desc>'merge-csv.com__6085c72bd9449'.B698:'merge-csv.com__6085c72bd9449'.B717</svg:desc>
                </draw:g>
              </table:table-cell>
              <table:table-cell office:value-type="float" office:value="0.945040297800022">
                <text:p>0.945040297800022</text:p>
                <draw:g>
                  <svg:desc>'merge-csv.com__6085c72bd9449'.B719:'merge-csv.com__6085c72bd9449'.B7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.157137445914673">
                <text:p>0.157137445914673</text:p>
              </table:table-cell>
              <table:table-cell office:value-type="float" office:value="0.105558081070601">
                <text:p>0.105558081070601</text:p>
              </table:table-cell>
              <table:table-cell office:value-type="float" office:value="0.081195659810604">
                <text:p>0.081195659810604</text:p>
              </table:table-cell>
              <table:table-cell office:value-type="float" office:value="0.117802456558753">
                <text:p>0.117802456558753</text:p>
              </table:table-cell>
              <table:table-cell office:value-type="float" office:value="1.11426696548417">
                <text:p>1.11426696548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15369187987656">
                <text:p>0.15369187987656</text:p>
              </table:table-cell>
              <table:table-cell office:value-type="float" office:value="0.104434004811086">
                <text:p>0.104434004811086</text:p>
              </table:table-cell>
              <table:table-cell office:value-type="float" office:value="0.07288444753948">
                <text:p>0.07288444753948</text:p>
              </table:table-cell>
              <table:table-cell office:value-type="float" office:value="0.135217913153306">
                <text:p>0.135217913153306</text:p>
              </table:table-cell>
              <table:table-cell office:value-type="float" office:value="1.0995921644448">
                <text:p>1.09959216444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299310551480033">
                <text:p>0.299310551480033</text:p>
              </table:table-cell>
              <table:table-cell office:value-type="float" office:value="0.208935995193782">
                <text:p>0.208935995193782</text:p>
              </table:table-cell>
              <table:table-cell office:value-type="float" office:value="0.232478627304131">
                <text:p>0.232478627304131</text:p>
              </table:table-cell>
              <table:table-cell office:value-type="float" office:value="0.124285029704772">
                <text:p>0.124285029704772</text:p>
              </table:table-cell>
              <table:table-cell office:value-type="float" office:value="1.84305290274201">
                <text:p>1.843052902742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.153241802054572">
                <text:p>0.153241802054572</text:p>
              </table:table-cell>
              <table:table-cell office:value-type="float" office:value="0.109379271945479">
                <text:p>0.109379271945479</text:p>
              </table:table-cell>
              <table:table-cell office:value-type="float" office:value="0.000100420269474">
                <text:p>0.000100420269474</text:p>
              </table:table-cell>
              <table:table-cell office:value-type="float" office:value="0.136626451216806">
                <text:p>0.136626451216806</text:p>
              </table:table-cell>
              <table:table-cell office:value-type="float" office:value="2.17254288865673">
                <text:p>2.172542888656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157066197536757">
                <text:p>0.157066197536757</text:p>
              </table:table-cell>
              <table:table-cell office:value-type="float" office:value="0.00000994165680490433">
                <text:p>0.00000994165680490433</text:p>
              </table:table-cell>
              <table:table-cell office:value-type="float" office:value="0.14699918891319">
                <text:p>0.14699918891319</text:p>
              </table:table-cell>
              <table:table-cell office:value-type="float" office:value="0.066189704480237">
                <text:p>0.066189704480237</text:p>
              </table:table-cell>
              <table:table-cell office:value-type="float" office:value="0.955756556491615">
                <text:p>0.9557565564916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000157007678015273">
                <text:p>0.0000157007678015273</text:p>
              </table:table-cell>
              <table:table-cell office:value-type="float" office:value="0.103186777250337">
                <text:p>0.103186777250337</text:p>
              </table:table-cell>
              <table:table-cell office:value-type="float" office:value="0.172152677423536">
                <text:p>0.172152677423536</text:p>
              </table:table-cell>
              <table:table-cell office:value-type="float" office:value="0.136575328366568">
                <text:p>0.136575328366568</text:p>
              </table:table-cell>
              <table:table-cell office:value-type="float" office:value="2.25389174831609">
                <text:p>2.253891748316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.155446156279271">
                <text:p>0.155446156279271</text:p>
              </table:table-cell>
              <table:table-cell office:value-type="float" office:value="0.10065537417607">
                <text:p>0.10065537417607</text:p>
              </table:table-cell>
              <table:table-cell office:value-type="float" office:value="0.079533172303887">
                <text:p>0.079533172303887</text:p>
              </table:table-cell>
              <table:table-cell office:value-type="float" office:value="0.263957281569506">
                <text:p>0.263957281569506</text:p>
              </table:table-cell>
              <table:table-cell office:value-type="float" office:value="2.39070692068091">
                <text:p>2.390706920680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155903943109665">
                <text:p>0.155903943109665</text:p>
              </table:table-cell>
              <table:table-cell office:value-type="float" office:value="0.21692935108381">
                <text:p>0.21692935108381</text:p>
              </table:table-cell>
              <table:table-cell office:value-type="float" office:value="0.143639872793869">
                <text:p>0.143639872793869</text:p>
              </table:table-cell>
              <table:table-cell office:value-type="float" office:value="0.05715084440048">
                <text:p>0.05715084440048</text:p>
              </table:table-cell>
              <table:table-cell office:value-type="float" office:value="1.57183495488902">
                <text:p>1.571834954889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.157145737473813">
                <text:p>0.157145737473813</text:p>
              </table:table-cell>
              <table:table-cell office:value-type="float" office:value="0.101877500769898">
                <text:p>0.101877500769898</text:p>
              </table:table-cell>
              <table:table-cell office:value-type="float" office:value="0.074444051157299">
                <text:p>0.074444051157299</text:p>
              </table:table-cell>
              <table:table-cell office:value-type="float" office:value="0.19205680287305">
                <text:p>0.19205680287305</text:p>
              </table:table-cell>
              <table:table-cell office:value-type="float" office:value="2.71326770398925">
                <text:p>2.713267703989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56434917433679">
                <text:p>0.156434917433679</text:p>
              </table:table-cell>
              <table:table-cell office:value-type="float" office:value="0.210742376651879">
                <text:p>0.210742376651879</text:p>
              </table:table-cell>
              <table:table-cell office:value-type="float" office:value="0.000252093045842">
                <text:p>0.000252093045842</text:p>
              </table:table-cell>
              <table:table-cell office:value-type="float" office:value="0.193885390815033">
                <text:p>0.193885390815033</text:p>
              </table:table-cell>
              <table:table-cell office:value-type="float" office:value="1.62221713331581">
                <text:p>1.622217133315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156095838019483">
                <text:p>0.156095838019483</text:p>
              </table:table-cell>
              <table:table-cell office:value-type="float" office:value="0.19217084020339">
                <text:p>0.19217084020339</text:p>
              </table:table-cell>
              <table:table-cell office:value-type="float" office:value="0.079673785427839">
                <text:p>0.079673785427839</text:p>
              </table:table-cell>
              <table:table-cell office:value-type="float" office:value="0.177895621499648">
                <text:p>0.177895621499648</text:p>
              </table:table-cell>
              <table:table-cell office:value-type="float" office:value="1.44978966689875">
                <text:p>1.44978966689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0000187228928945811">
                <text:p>0.0000187228928945811</text:p>
              </table:table-cell>
              <table:table-cell office:value-type="float" office:value="0.102909495269715">
                <text:p>0.102909495269715</text:p>
              </table:table-cell>
              <table:table-cell office:value-type="float" office:value="0.000131339796072">
                <text:p>0.000131339796072</text:p>
              </table:table-cell>
              <table:table-cell office:value-type="float" office:value="0.064220214566812">
                <text:p>0.064220214566812</text:p>
              </table:table-cell>
              <table:table-cell office:value-type="float" office:value="1.80099038365811">
                <text:p>1.800990383658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156317455402696">
                <text:p>0.156317455402696</text:p>
              </table:table-cell>
              <table:table-cell office:value-type="float" office:value="0.0000123375454485181">
                <text:p>0.0000123375454485181</text:p>
              </table:table-cell>
              <table:table-cell office:value-type="float" office:value="0.159053875579031">
                <text:p>0.159053875579031</text:p>
              </table:table-cell>
              <table:table-cell office:value-type="float" office:value="0.128990820447756">
                <text:p>0.128990820447756</text:p>
              </table:table-cell>
              <table:table-cell office:value-type="float" office:value="1.82583478023884">
                <text:p>1.825834780238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153316420147703">
                <text:p>0.153316420147703</text:p>
              </table:table-cell>
              <table:table-cell office:value-type="float" office:value="0.211981353799868">
                <text:p>0.211981353799868</text:p>
              </table:table-cell>
              <table:table-cell office:value-type="float" office:value="0.164216861147643">
                <text:p>0.164216861147643</text:p>
              </table:table-cell>
              <table:table-cell office:value-type="float" office:value="0.135157591026817">
                <text:p>0.135157591026817</text:p>
              </table:table-cell>
              <table:table-cell office:value-type="float" office:value="2.47104953366139">
                <text:p>2.471049533661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.00000147150933063303">
                <text:p>0.00000147150933063303</text:p>
              </table:table-cell>
              <table:table-cell office:value-type="float" office:value="0.11489089056413">
                <text:p>0.11489089056413</text:p>
              </table:table-cell>
              <table:table-cell office:value-type="float" office:value="0.089428845818449">
                <text:p>0.089428845818449</text:p>
              </table:table-cell>
              <table:table-cell office:value-type="float" office:value="0.0000752788249409651">
                <text:p>0.0000752788249409651</text:p>
              </table:table-cell>
              <table:table-cell office:value-type="float" office:value="1.6571904600687">
                <text:p>1.65719046006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139501573321537">
                <text:p>0.139501573321537</text:p>
              </table:table-cell>
              <table:table-cell office:value-type="float" office:value="0.098564928088442">
                <text:p>0.098564928088442</text:p>
              </table:table-cell>
              <table:table-cell office:value-type="float" office:value="0.245027657098105">
                <text:p>0.245027657098105</text:p>
              </table:table-cell>
              <table:table-cell office:value-type="float" office:value="0.197387000691189">
                <text:p>0.197387000691189</text:p>
              </table:table-cell>
              <table:table-cell office:value-type="float" office:value="1.54020094253268">
                <text:p>1.540200942532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.154010000863403">
                <text:p>0.154010000863403</text:p>
              </table:table-cell>
              <table:table-cell office:value-type="float" office:value="0.100501333529827">
                <text:p>0.100501333529827</text:p>
              </table:table-cell>
              <table:table-cell office:value-type="float" office:value="0.000133475190082">
                <text:p>0.000133475190082</text:p>
              </table:table-cell>
              <table:table-cell office:value-type="float" office:value="0.177444169561302">
                <text:p>0.177444169561302</text:p>
              </table:table-cell>
              <table:table-cell office:value-type="float" office:value="1.68142474609977">
                <text:p>1.681424746099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00000171220553595802">
                <text:p>0.00000171220553595802</text:p>
              </table:table-cell>
              <table:table-cell office:value-type="float" office:value="0.200563238797338">
                <text:p>0.200563238797338</text:p>
              </table:table-cell>
              <table:table-cell office:value-type="float" office:value="0.080325894536452">
                <text:p>0.080325894536452</text:p>
              </table:table-cell>
              <table:table-cell office:value-type="float" office:value="0.128472933442522">
                <text:p>0.128472933442522</text:p>
              </table:table-cell>
              <table:table-cell office:value-type="float" office:value="2.36255049855009">
                <text:p>2.362550498550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156592143730132">
                <text:p>0.156592143730132</text:p>
              </table:table-cell>
              <table:table-cell office:value-type="float" office:value="0.212078380295935">
                <text:p>0.212078380295935</text:p>
              </table:table-cell>
              <table:table-cell office:value-type="float" office:value="0.0000420204068038576">
                <text:p>0.0000420204068038576</text:p>
              </table:table-cell>
              <table:table-cell office:value-type="float" office:value="0.000103353654659">
                <text:p>0.000103353654659</text:p>
              </table:table-cell>
              <table:table-cell office:value-type="float" office:value="1.09065854103002">
                <text:p>1.090658541030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2.2$Linux_X86_64 LibreOffice_project/5751006d328844ba3fa6124ed263bbf122f0788a</meta:generator>
  </office:meta>
</office:document-meta>
</file>

<file path=Object 6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cm" svg:height="9.007cm" xlink:href=".." xlink:type="simple" chart:class="chart:line" chart:style-name="ch1">
        <chart:title svg:x="6.043cm" svg:y="0.316cm" chart:style-name="ch2">
          <text:p>Pierwszy wymiar 6</text:p>
        </chart:title>
        <chart:legend chart:legend-position="end" svg:x="14.19cm" svg:y="3.208cm" style:legend-expansion="high" chart:style-name="ch3"/>
        <chart:plot-area chart:style-name="ch4" table:cell-range-address="'merge-csv.com__6085c72bd9449'.C613:'merge-csv.com__6085c72bd9449'.C613 'merge-csv.com__6085c72bd9449'.B614:'merge-csv.com__6085c72bd9449'.B633 'merge-csv.com__6085c72bd9449'.C634:'merge-csv.com__6085c72bd9449'.C634 'merge-csv.com__6085c72bd9449'.B635:'merge-csv.com__6085c72bd9449'.B654 'merge-csv.com__6085c72bd9449'.C655:'merge-csv.com__6085c72bd9449'.C655 'merge-csv.com__6085c72bd9449'.B656:'merge-csv.com__6085c72bd9449'.B675 'merge-csv.com__6085c72bd9449'.C676:'merge-csv.com__6085c72bd9449'.C676 'merge-csv.com__6085c72bd9449'.B677:'merge-csv.com__6085c72bd9449'.B696 'merge-csv.com__6085c72bd9449'.C697:'merge-csv.com__6085c72bd9449'.C697 'merge-csv.com__6085c72bd9449'.B698:'merge-csv.com__6085c72bd9449'.B717" chart:data-source-has-labels="row" svg:x="1.331cm" svg:y="1.275cm" svg:width="12.539cm" svg:height="6.571cm">
          <chart:coordinate-region svg:x="2.243cm" svg:y="1.475cm" svg:width="11.44cm" svg:height="5.724cm"/>
          <chart:axis chart:dimension="x" chart:name="primary-x" chart:style-name="ch5">
            <chart:title svg:x="7.014cm" svg:y="8.026cm" chart:style-name="ch6">
              <text:p>iteracja</text:p>
            </chart:title>
            <chart:grid chart:style-name="ch7" chart:class="major"/>
          </chart:axis>
          <chart:axis chart:dimension="y" chart:name="primary-y" chart:style-name="ch5">
            <chart:title svg:x="0.451cm" svg:y="4.961cm" chart:style-name="ch8">
              <text:p>MAE</text:p>
            </chart:title>
            <chart:grid chart:style-name="ch7" chart:class="major"/>
          </chart:axis>
          <chart:series chart:style-name="ch9" chart:values-cell-range-address="'merge-csv.com__6085c72bd9449'.B614:'merge-csv.com__6085c72bd9449'.B633" chart:label-cell-address="'merge-csv.com__6085c72bd9449'.C613:'merge-csv.com__6085c72bd9449'.C613" chart:class="chart:line">
            <chart:data-point chart:repeated="20"/>
          </chart:series>
          <chart:series chart:style-name="ch10" chart:values-cell-range-address="'merge-csv.com__6085c72bd9449'.B635:'merge-csv.com__6085c72bd9449'.B654" chart:label-cell-address="'merge-csv.com__6085c72bd9449'.C634:'merge-csv.com__6085c72bd9449'.C634" chart:class="chart:line">
            <chart:data-point chart:repeated="20"/>
          </chart:series>
          <chart:series chart:style-name="ch11" chart:values-cell-range-address="'merge-csv.com__6085c72bd9449'.B656:'merge-csv.com__6085c72bd9449'.B675" chart:label-cell-address="'merge-csv.com__6085c72bd9449'.C655:'merge-csv.com__6085c72bd9449'.C655" chart:class="chart:line">
            <chart:data-point chart:repeated="20"/>
          </chart:series>
          <chart:series chart:style-name="ch12" chart:values-cell-range-address="'merge-csv.com__6085c72bd9449'.B677:'merge-csv.com__6085c72bd9449'.B696" chart:label-cell-address="'merge-csv.com__6085c72bd9449'.C676:'merge-csv.com__6085c72bd9449'.C676" chart:class="chart:line">
            <chart:data-point chart:repeated="20"/>
          </chart:series>
          <chart:series chart:style-name="ch13" chart:values-cell-range-address="'merge-csv.com__6085c72bd9449'.B698:'merge-csv.com__6085c72bd9449'.B717" chart:label-cell-address="'merge-csv.com__6085c72bd9449'.C697:'merge-csv.com__6085c72bd9449'.C697" chart:class="chart:line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-1</text:p>
                <draw:g>
                  <svg:desc>'merge-csv.com__6085c72bd9449'.C613:'merge-csv.com__6085c72bd9449'.C613</svg:desc>
                </draw:g>
              </table:table-cell>
              <table:table-cell office:value-type="string">
                <text:p>6-2</text:p>
                <draw:g>
                  <svg:desc>'merge-csv.com__6085c72bd9449'.C634:'merge-csv.com__6085c72bd9449'.C634</svg:desc>
                </draw:g>
              </table:table-cell>
              <table:table-cell office:value-type="string">
                <text:p>6-3</text:p>
                <draw:g>
                  <svg:desc>'merge-csv.com__6085c72bd9449'.C655:'merge-csv.com__6085c72bd9449'.C655</svg:desc>
                </draw:g>
              </table:table-cell>
              <table:table-cell office:value-type="string">
                <text:p>6-4</text:p>
                <draw:g>
                  <svg:desc>'merge-csv.com__6085c72bd9449'.C676:'merge-csv.com__6085c72bd9449'.C676</svg:desc>
                </draw:g>
              </table:table-cell>
              <table:table-cell office:value-type="string">
                <text:p>6-5</text:p>
                <draw:g>
                  <svg:desc>'merge-csv.com__6085c72bd9449'.C697:'merge-csv.com__6085c72bd9449'.C6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rge-csv.com__6085c72bd9449'.B614:'merge-csv.com__6085c72bd9449'.B633</svg:desc>
                </draw:g>
              </table:table-cell>
              <table:table-cell office:value-type="float" office:value="0.149473353683074">
                <text:p>0.149473353683074</text:p>
                <draw:g>
                  <svg:desc>'merge-csv.com__6085c72bd9449'.B635:'merge-csv.com__6085c72bd9449'.B654</svg:desc>
                </draw:g>
              </table:table-cell>
              <table:table-cell office:value-type="float" office:value="0.105238963831782">
                <text:p>0.105238963831782</text:p>
                <draw:g>
                  <svg:desc>'merge-csv.com__6085c72bd9449'.B656:'merge-csv.com__6085c72bd9449'.B675</svg:desc>
                </draw:g>
              </table:table-cell>
              <table:table-cell office:value-type="float" office:value="0.076928297232256">
                <text:p>0.076928297232256</text:p>
                <draw:g>
                  <svg:desc>'merge-csv.com__6085c72bd9449'.B677:'merge-csv.com__6085c72bd9449'.B696</svg:desc>
                </draw:g>
              </table:table-cell>
              <table:table-cell office:value-type="float" office:value="0.123470187807219">
                <text:p>0.123470187807219</text:p>
                <draw:g>
                  <svg:desc>'merge-csv.com__6085c72bd9449'.B698:'merge-csv.com__6085c72bd9449'.B7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.157137445914673">
                <text:p>0.157137445914673</text:p>
              </table:table-cell>
              <table:table-cell office:value-type="float" office:value="0.105558081070601">
                <text:p>0.105558081070601</text:p>
              </table:table-cell>
              <table:table-cell office:value-type="float" office:value="0.081195659810604">
                <text:p>0.081195659810604</text:p>
              </table:table-cell>
              <table:table-cell office:value-type="float" office:value="0.117802456558753">
                <text:p>0.1178024565587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15369187987656">
                <text:p>0.15369187987656</text:p>
              </table:table-cell>
              <table:table-cell office:value-type="float" office:value="0.104434004811086">
                <text:p>0.104434004811086</text:p>
              </table:table-cell>
              <table:table-cell office:value-type="float" office:value="0.07288444753948">
                <text:p>0.07288444753948</text:p>
              </table:table-cell>
              <table:table-cell office:value-type="float" office:value="0.135217913153306">
                <text:p>0.135217913153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299310551480033">
                <text:p>0.299310551480033</text:p>
              </table:table-cell>
              <table:table-cell office:value-type="float" office:value="0.208935995193782">
                <text:p>0.208935995193782</text:p>
              </table:table-cell>
              <table:table-cell office:value-type="float" office:value="0.232478627304131">
                <text:p>0.232478627304131</text:p>
              </table:table-cell>
              <table:table-cell office:value-type="float" office:value="0.124285029704772">
                <text:p>0.1242850297047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.153241802054572">
                <text:p>0.153241802054572</text:p>
              </table:table-cell>
              <table:table-cell office:value-type="float" office:value="0.109379271945479">
                <text:p>0.109379271945479</text:p>
              </table:table-cell>
              <table:table-cell office:value-type="float" office:value="0.000100420269474">
                <text:p>0.000100420269474</text:p>
              </table:table-cell>
              <table:table-cell office:value-type="float" office:value="0.136626451216806">
                <text:p>0.1366264512168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157066197536757">
                <text:p>0.157066197536757</text:p>
              </table:table-cell>
              <table:table-cell office:value-type="float" office:value="0.00000994165680490433">
                <text:p>0.00000994165680490433</text:p>
              </table:table-cell>
              <table:table-cell office:value-type="float" office:value="0.14699918891319">
                <text:p>0.14699918891319</text:p>
              </table:table-cell>
              <table:table-cell office:value-type="float" office:value="0.066189704480237">
                <text:p>0.0661897044802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000157007678015273">
                <text:p>0.0000157007678015273</text:p>
              </table:table-cell>
              <table:table-cell office:value-type="float" office:value="0.103186777250337">
                <text:p>0.103186777250337</text:p>
              </table:table-cell>
              <table:table-cell office:value-type="float" office:value="0.172152677423536">
                <text:p>0.172152677423536</text:p>
              </table:table-cell>
              <table:table-cell office:value-type="float" office:value="0.136575328366568">
                <text:p>0.1365753283665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.155446156279271">
                <text:p>0.155446156279271</text:p>
              </table:table-cell>
              <table:table-cell office:value-type="float" office:value="0.10065537417607">
                <text:p>0.10065537417607</text:p>
              </table:table-cell>
              <table:table-cell office:value-type="float" office:value="0.079533172303887">
                <text:p>0.079533172303887</text:p>
              </table:table-cell>
              <table:table-cell office:value-type="float" office:value="0.263957281569506">
                <text:p>0.2639572815695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155903943109665">
                <text:p>0.155903943109665</text:p>
              </table:table-cell>
              <table:table-cell office:value-type="float" office:value="0.21692935108381">
                <text:p>0.21692935108381</text:p>
              </table:table-cell>
              <table:table-cell office:value-type="float" office:value="0.143639872793869">
                <text:p>0.143639872793869</text:p>
              </table:table-cell>
              <table:table-cell office:value-type="float" office:value="0.05715084440048">
                <text:p>0.057150844400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.157145737473813">
                <text:p>0.157145737473813</text:p>
              </table:table-cell>
              <table:table-cell office:value-type="float" office:value="0.101877500769898">
                <text:p>0.101877500769898</text:p>
              </table:table-cell>
              <table:table-cell office:value-type="float" office:value="0.074444051157299">
                <text:p>0.074444051157299</text:p>
              </table:table-cell>
              <table:table-cell office:value-type="float" office:value="0.19205680287305">
                <text:p>0.192056802873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56434917433679">
                <text:p>0.156434917433679</text:p>
              </table:table-cell>
              <table:table-cell office:value-type="float" office:value="0.210742376651879">
                <text:p>0.210742376651879</text:p>
              </table:table-cell>
              <table:table-cell office:value-type="float" office:value="0.000252093045842">
                <text:p>0.000252093045842</text:p>
              </table:table-cell>
              <table:table-cell office:value-type="float" office:value="0.193885390815033">
                <text:p>0.1938853908150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156095838019483">
                <text:p>0.156095838019483</text:p>
              </table:table-cell>
              <table:table-cell office:value-type="float" office:value="0.19217084020339">
                <text:p>0.19217084020339</text:p>
              </table:table-cell>
              <table:table-cell office:value-type="float" office:value="0.079673785427839">
                <text:p>0.079673785427839</text:p>
              </table:table-cell>
              <table:table-cell office:value-type="float" office:value="0.177895621499648">
                <text:p>0.1778956214996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0000187228928945811">
                <text:p>0.0000187228928945811</text:p>
              </table:table-cell>
              <table:table-cell office:value-type="float" office:value="0.102909495269715">
                <text:p>0.102909495269715</text:p>
              </table:table-cell>
              <table:table-cell office:value-type="float" office:value="0.000131339796072">
                <text:p>0.000131339796072</text:p>
              </table:table-cell>
              <table:table-cell office:value-type="float" office:value="0.064220214566812">
                <text:p>0.0642202145668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156317455402696">
                <text:p>0.156317455402696</text:p>
              </table:table-cell>
              <table:table-cell office:value-type="float" office:value="0.0000123375454485181">
                <text:p>0.0000123375454485181</text:p>
              </table:table-cell>
              <table:table-cell office:value-type="float" office:value="0.159053875579031">
                <text:p>0.159053875579031</text:p>
              </table:table-cell>
              <table:table-cell office:value-type="float" office:value="0.128990820447756">
                <text:p>0.1289908204477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153316420147703">
                <text:p>0.153316420147703</text:p>
              </table:table-cell>
              <table:table-cell office:value-type="float" office:value="0.211981353799868">
                <text:p>0.211981353799868</text:p>
              </table:table-cell>
              <table:table-cell office:value-type="float" office:value="0.164216861147643">
                <text:p>0.164216861147643</text:p>
              </table:table-cell>
              <table:table-cell office:value-type="float" office:value="0.135157591026817">
                <text:p>0.1351575910268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.00000147150933063303">
                <text:p>0.00000147150933063303</text:p>
              </table:table-cell>
              <table:table-cell office:value-type="float" office:value="0.11489089056413">
                <text:p>0.11489089056413</text:p>
              </table:table-cell>
              <table:table-cell office:value-type="float" office:value="0.089428845818449">
                <text:p>0.089428845818449</text:p>
              </table:table-cell>
              <table:table-cell office:value-type="float" office:value="0.0000752788249409651">
                <text:p>0.00007527882494096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139501573321537">
                <text:p>0.139501573321537</text:p>
              </table:table-cell>
              <table:table-cell office:value-type="float" office:value="0.098564928088442">
                <text:p>0.098564928088442</text:p>
              </table:table-cell>
              <table:table-cell office:value-type="float" office:value="0.245027657098105">
                <text:p>0.245027657098105</text:p>
              </table:table-cell>
              <table:table-cell office:value-type="float" office:value="0.197387000691189">
                <text:p>0.1973870006911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.154010000863403">
                <text:p>0.154010000863403</text:p>
              </table:table-cell>
              <table:table-cell office:value-type="float" office:value="0.100501333529827">
                <text:p>0.100501333529827</text:p>
              </table:table-cell>
              <table:table-cell office:value-type="float" office:value="0.000133475190082">
                <text:p>0.000133475190082</text:p>
              </table:table-cell>
              <table:table-cell office:value-type="float" office:value="0.177444169561302">
                <text:p>0.1774441695613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00000171220553595802">
                <text:p>0.00000171220553595802</text:p>
              </table:table-cell>
              <table:table-cell office:value-type="float" office:value="0.200563238797338">
                <text:p>0.200563238797338</text:p>
              </table:table-cell>
              <table:table-cell office:value-type="float" office:value="0.080325894536452">
                <text:p>0.080325894536452</text:p>
              </table:table-cell>
              <table:table-cell office:value-type="float" office:value="0.128472933442522">
                <text:p>0.1284729334425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156592143730132">
                <text:p>0.156592143730132</text:p>
              </table:table-cell>
              <table:table-cell office:value-type="float" office:value="0.212078380295935">
                <text:p>0.212078380295935</text:p>
              </table:table-cell>
              <table:table-cell office:value-type="float" office:value="0.0000420204068038576">
                <text:p>0.0000420204068038576</text:p>
              </table:table-cell>
              <table:table-cell office:value-type="float" office:value="0.000103353654659">
                <text:p>0.00010335365465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2.2$Linux_X86_64 LibreOffice_project/5751006d328844ba3fa6124ed263bbf122f0788a</meta:generator>
  </office:meta>
</office:document-meta>
</file>

<file path=Object 7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cm" svg:height="9.007cm" xlink:href=".." xlink:type="simple" chart:class="chart:line" chart:style-name="ch1">
        <chart:title svg:x="6.043cm" svg:y="0.316cm" chart:style-name="ch2">
          <text:p>Pierwszy wymiar 4</text:p>
        </chart:title>
        <chart:legend chart:legend-position="end" svg:x="14.19cm" svg:y="3.208cm" style:legend-expansion="high" chart:style-name="ch3"/>
        <chart:plot-area chart:style-name="ch4" table:cell-range-address="'merge-csv.com__6085c72bd9449'.C361:'merge-csv.com__6085c72bd9449'.C361 'merge-csv.com__6085c72bd9449'.B362:'merge-csv.com__6085c72bd9449'.B381 'merge-csv.com__6085c72bd9449'.C382:'merge-csv.com__6085c72bd9449'.C382 'merge-csv.com__6085c72bd9449'.B383:'merge-csv.com__6085c72bd9449'.B402 'merge-csv.com__6085c72bd9449'.C403:'merge-csv.com__6085c72bd9449'.C403 'merge-csv.com__6085c72bd9449'.B404:'merge-csv.com__6085c72bd9449'.B423 'merge-csv.com__6085c72bd9449'.C445:'merge-csv.com__6085c72bd9449'.C445 'merge-csv.com__6085c72bd9449'.B446:'merge-csv.com__6085c72bd9449'.B465 'merge-csv.com__6085c72bd9449'.C466:'merge-csv.com__6085c72bd9449'.C466 'merge-csv.com__6085c72bd9449'.B467:'merge-csv.com__6085c72bd9449'.B486" chart:data-source-has-labels="row" svg:x="1.331cm" svg:y="1.275cm" svg:width="12.539cm" svg:height="6.571cm">
          <chart:coordinate-region svg:x="2.243cm" svg:y="1.474cm" svg:width="11.44cm" svg:height="5.725cm"/>
          <chart:axis chart:dimension="x" chart:name="primary-x" chart:style-name="ch5">
            <chart:title svg:x="7.014cm" svg:y="8.026cm" chart:style-name="ch6">
              <text:p>iteracja</text:p>
            </chart:title>
            <chart:grid chart:style-name="ch7" chart:class="major"/>
          </chart:axis>
          <chart:axis chart:dimension="y" chart:name="primary-y" chart:style-name="ch5">
            <chart:title svg:x="0.451cm" svg:y="4.961cm" chart:style-name="ch8">
              <text:p>MAE</text:p>
            </chart:title>
            <chart:grid chart:style-name="ch7" chart:class="major"/>
          </chart:axis>
          <chart:series chart:style-name="ch9" chart:values-cell-range-address="'merge-csv.com__6085c72bd9449'.B362:'merge-csv.com__6085c72bd9449'.B381" chart:label-cell-address="'merge-csv.com__6085c72bd9449'.C361:'merge-csv.com__6085c72bd9449'.C361" chart:class="chart:line">
            <chart:data-point chart:repeated="20"/>
          </chart:series>
          <chart:series chart:style-name="ch10" chart:values-cell-range-address="'merge-csv.com__6085c72bd9449'.B383:'merge-csv.com__6085c72bd9449'.B402" chart:label-cell-address="'merge-csv.com__6085c72bd9449'.C382:'merge-csv.com__6085c72bd9449'.C382" chart:class="chart:line">
            <chart:data-point chart:repeated="20"/>
          </chart:series>
          <chart:series chart:style-name="ch11" chart:values-cell-range-address="'merge-csv.com__6085c72bd9449'.B404:'merge-csv.com__6085c72bd9449'.B423" chart:label-cell-address="'merge-csv.com__6085c72bd9449'.C403:'merge-csv.com__6085c72bd9449'.C403" chart:class="chart:line">
            <chart:data-point chart:repeated="20"/>
          </chart:series>
          <chart:series chart:style-name="ch12" chart:values-cell-range-address="'merge-csv.com__6085c72bd9449'.B446:'merge-csv.com__6085c72bd9449'.B465" chart:label-cell-address="'merge-csv.com__6085c72bd9449'.C445:'merge-csv.com__6085c72bd9449'.C445" chart:class="chart:line">
            <chart:data-point chart:repeated="20"/>
          </chart:series>
          <chart:series chart:style-name="ch13" chart:values-cell-range-address="'merge-csv.com__6085c72bd9449'.B467:'merge-csv.com__6085c72bd9449'.B486" chart:label-cell-address="'merge-csv.com__6085c72bd9449'.C466:'merge-csv.com__6085c72bd9449'.C466" chart:class="chart:line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-1</text:p>
                <draw:g>
                  <svg:desc>'merge-csv.com__6085c72bd9449'.C361:'merge-csv.com__6085c72bd9449'.C361</svg:desc>
                </draw:g>
              </table:table-cell>
              <table:table-cell office:value-type="string">
                <text:p>4-2</text:p>
                <draw:g>
                  <svg:desc>'merge-csv.com__6085c72bd9449'.C382:'merge-csv.com__6085c72bd9449'.C382</svg:desc>
                </draw:g>
              </table:table-cell>
              <table:table-cell office:value-type="string">
                <text:p>4-3</text:p>
                <draw:g>
                  <svg:desc>'merge-csv.com__6085c72bd9449'.C403:'merge-csv.com__6085c72bd9449'.C403</svg:desc>
                </draw:g>
              </table:table-cell>
              <table:table-cell office:value-type="string">
                <text:p>4-5</text:p>
                <draw:g>
                  <svg:desc>'merge-csv.com__6085c72bd9449'.C445:'merge-csv.com__6085c72bd9449'.C445</svg:desc>
                </draw:g>
              </table:table-cell>
              <table:table-cell office:value-type="string">
                <text:p>4-6</text:p>
                <draw:g>
                  <svg:desc>'merge-csv.com__6085c72bd9449'.C466:'merge-csv.com__6085c72bd9449'.C4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rge-csv.com__6085c72bd9449'.B362:'merge-csv.com__6085c72bd9449'.B381</svg:desc>
                </draw:g>
              </table:table-cell>
              <table:table-cell office:value-type="float" office:value="0.186722674335956">
                <text:p>0.186722674335956</text:p>
                <draw:g>
                  <svg:desc>'merge-csv.com__6085c72bd9449'.B383:'merge-csv.com__6085c72bd9449'.B402</svg:desc>
                </draw:g>
              </table:table-cell>
              <table:table-cell office:value-type="float" office:value="0.138393518341999">
                <text:p>0.138393518341999</text:p>
                <draw:g>
                  <svg:desc>'merge-csv.com__6085c72bd9449'.B404:'merge-csv.com__6085c72bd9449'.B423</svg:desc>
                </draw:g>
              </table:table-cell>
              <table:table-cell office:value-type="float" office:value="0.218821855187844">
                <text:p>0.218821855187844</text:p>
                <draw:g>
                  <svg:desc>'merge-csv.com__6085c72bd9449'.B446:'merge-csv.com__6085c72bd9449'.B465</svg:desc>
                </draw:g>
              </table:table-cell>
              <table:table-cell office:value-type="float" office:value="0.203127473038323">
                <text:p>0.203127473038323</text:p>
                <draw:g>
                  <svg:desc>'merge-csv.com__6085c72bd9449'.B467:'merge-csv.com__6085c72bd9449'.B4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0000006633679301109">
                <text:p>0.00000006633679301109</text:p>
              </table:table-cell>
              <table:table-cell office:value-type="float" office:value="0.242515616976476">
                <text:p>0.242515616976476</text:p>
              </table:table-cell>
              <table:table-cell office:value-type="float" office:value="0.174617387963957">
                <text:p>0.174617387963957</text:p>
              </table:table-cell>
              <table:table-cell office:value-type="float" office:value="0.156923614058886">
                <text:p>0.1569236140588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0000311789738774834">
                <text:p>0.00000311789738774834</text:p>
              </table:table-cell>
              <table:table-cell office:value-type="float" office:value="0.133493483136151">
                <text:p>0.133493483136151</text:p>
              </table:table-cell>
              <table:table-cell office:value-type="float" office:value="0.190481997853461">
                <text:p>0.190481997853461</text:p>
              </table:table-cell>
              <table:table-cell office:value-type="float" office:value="0.151874458575696">
                <text:p>0.1518744585756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736951571734E-015">
                <text:p>4.736951571734E-015</text:p>
              </table:table-cell>
              <table:table-cell office:value-type="float" office:value="0.20039644138752">
                <text:p>0.20039644138752</text:p>
              </table:table-cell>
              <table:table-cell office:value-type="float" office:value="0.132827802054674">
                <text:p>0.132827802054674</text:p>
              </table:table-cell>
              <table:table-cell office:value-type="float" office:value="0.183071726887823">
                <text:p>0.183071726887823</text:p>
              </table:table-cell>
              <table:table-cell office:value-type="float" office:value="0.197543737912849">
                <text:p>0.197543737912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736951571734E-015">
                <text:p>4.736951571734E-015</text:p>
              </table:table-cell>
              <table:table-cell office:value-type="float" office:value="0.202017288987688">
                <text:p>0.202017288987688</text:p>
              </table:table-cell>
              <table:table-cell office:value-type="float" office:value="0.137974159003973">
                <text:p>0.137974159003973</text:p>
              </table:table-cell>
              <table:table-cell office:value-type="float" office:value="0.224645580094195">
                <text:p>0.224645580094195</text:p>
              </table:table-cell>
              <table:table-cell office:value-type="float" office:value="0.254159489992829">
                <text:p>0.2541594899928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68475785867E-015">
                <text:p>2.368475785867E-015</text:p>
              </table:table-cell>
              <table:table-cell office:value-type="float" office:value="0.201204342254643">
                <text:p>0.201204342254643</text:p>
              </table:table-cell>
              <table:table-cell office:value-type="float" office:value="0.131004410067736">
                <text:p>0.131004410067736</text:p>
              </table:table-cell>
              <table:table-cell office:value-type="float" office:value="0.122457540106155">
                <text:p>0.122457540106155</text:p>
              </table:table-cell>
              <table:table-cell office:value-type="float" office:value="0.24117447719294">
                <text:p>0.241174477192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68475785867E-015">
                <text:p>2.368475785867E-015</text:p>
              </table:table-cell>
              <table:table-cell office:value-type="float" office:value="0.197947019479263">
                <text:p>0.197947019479263</text:p>
              </table:table-cell>
              <table:table-cell office:value-type="float" office:value="0.127136735350652">
                <text:p>0.127136735350652</text:p>
              </table:table-cell>
              <table:table-cell office:value-type="float" office:value="0.175750164892229">
                <text:p>0.175750164892229</text:p>
              </table:table-cell>
              <table:table-cell office:value-type="float" office:value="0.178398838699231">
                <text:p>0.1783988386992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20166262308088">
                <text:p>0.20166262308088</text:p>
              </table:table-cell>
              <table:table-cell office:value-type="float" office:value="0.144024958290484">
                <text:p>0.144024958290484</text:p>
              </table:table-cell>
              <table:table-cell office:value-type="float" office:value="0.172806555739135">
                <text:p>0.172806555739135</text:p>
              </table:table-cell>
              <table:table-cell office:value-type="float" office:value="0.110191990155094">
                <text:p>0.1101919901550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197998337713995">
                <text:p>0.197998337713995</text:p>
              </table:table-cell>
              <table:table-cell office:value-type="float" office:value="0.13230133802847">
                <text:p>0.13230133802847</text:p>
              </table:table-cell>
              <table:table-cell office:value-type="float" office:value="0.224358065370292">
                <text:p>0.224358065370292</text:p>
              </table:table-cell>
              <table:table-cell office:value-type="float" office:value="0.222479786541763">
                <text:p>0.2224797865417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36951571734E-015">
                <text:p>4.736951571734E-015</text:p>
              </table:table-cell>
              <table:table-cell office:value-type="float" office:value="0.187927426475032">
                <text:p>0.187927426475032</text:p>
              </table:table-cell>
              <table:table-cell office:value-type="float" office:value="0.130185244331235">
                <text:p>0.130185244331235</text:p>
              </table:table-cell>
              <table:table-cell office:value-type="float" office:value="0.176751442377845">
                <text:p>0.176751442377845</text:p>
              </table:table-cell>
              <table:table-cell office:value-type="float" office:value="0.141535535872097">
                <text:p>0.1415355358720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736951571734E-015">
                <text:p>4.736951571734E-015</text:p>
              </table:table-cell>
              <table:table-cell office:value-type="float" office:value="0.199610826178257">
                <text:p>0.199610826178257</text:p>
              </table:table-cell>
              <table:table-cell office:value-type="float" office:value="0.256005255716983">
                <text:p>0.256005255716983</text:p>
              </table:table-cell>
              <table:table-cell office:value-type="float" office:value="0.259448693478825">
                <text:p>0.259448693478825</text:p>
              </table:table-cell>
              <table:table-cell office:value-type="float" office:value="0.193956936572866">
                <text:p>0.1939569365728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68475785867E-015">
                <text:p>2.368475785867E-015</text:p>
              </table:table-cell>
              <table:table-cell office:value-type="float" office:value="0.000274469451839">
                <text:p>0.000274469451839</text:p>
              </table:table-cell>
              <table:table-cell office:value-type="float" office:value="0.00027247588715">
                <text:p>0.00027247588715</text:p>
              </table:table-cell>
              <table:table-cell office:value-type="float" office:value="0.227317830069775">
                <text:p>0.227317830069775</text:p>
              </table:table-cell>
              <table:table-cell office:value-type="float" office:value="0.216910590270338">
                <text:p>0.2169105902703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200265381904443">
                <text:p>0.200265381904443</text:p>
              </table:table-cell>
              <table:table-cell office:value-type="float" office:value="0.139406193764599">
                <text:p>0.139406193764599</text:p>
              </table:table-cell>
              <table:table-cell office:value-type="float" office:value="0.147857468431983">
                <text:p>0.147857468431983</text:p>
              </table:table-cell>
              <table:table-cell office:value-type="float" office:value="0.127587188298242">
                <text:p>0.1275871882982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190328581177862">
                <text:p>0.190328581177862</text:p>
              </table:table-cell>
              <table:table-cell office:value-type="float" office:value="0.0000750470431275542">
                <text:p>0.0000750470431275542</text:p>
              </table:table-cell>
              <table:table-cell office:value-type="float" office:value="0.133657624870938">
                <text:p>0.133657624870938</text:p>
              </table:table-cell>
              <table:table-cell office:value-type="float" office:value="0.254722711063555">
                <text:p>0.2547227110635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183240036511147">
                <text:p>0.183240036511147</text:p>
              </table:table-cell>
              <table:table-cell office:value-type="float" office:value="0.138908615688037">
                <text:p>0.138908615688037</text:p>
              </table:table-cell>
              <table:table-cell office:value-type="float" office:value="0.176455317932574">
                <text:p>0.176455317932574</text:p>
              </table:table-cell>
              <table:table-cell office:value-type="float" office:value="0.22870961901571">
                <text:p>0.228709619015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0000486648457944026">
                <text:p>0.0000486648457944026</text:p>
              </table:table-cell>
              <table:table-cell office:value-type="float" office:value="0.117387251705534">
                <text:p>0.117387251705534</text:p>
              </table:table-cell>
              <table:table-cell office:value-type="float" office:value="0.177260912267826">
                <text:p>0.177260912267826</text:p>
              </table:table-cell>
              <table:table-cell office:value-type="float" office:value="0.186431435676472">
                <text:p>0.1864314356764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68475785867E-015">
                <text:p>2.368475785867E-015</text:p>
              </table:table-cell>
              <table:table-cell office:value-type="float" office:value="0.366954208811063">
                <text:p>0.366954208811063</text:p>
              </table:table-cell>
              <table:table-cell office:value-type="float" office:value="0.266550093385502">
                <text:p>0.266550093385502</text:p>
              </table:table-cell>
              <table:table-cell office:value-type="float" office:value="0.258313710923888">
                <text:p>0.258313710923888</text:p>
              </table:table-cell>
              <table:table-cell office:value-type="float" office:value="0.186620106360708">
                <text:p>0.1866201063607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0000018455055633653">
                <text:p>0.0000018455055633653</text:p>
              </table:table-cell>
              <table:table-cell office:value-type="float" office:value="0.247461876996501">
                <text:p>0.247461876996501</text:p>
              </table:table-cell>
              <table:table-cell office:value-type="float" office:value="0.180633298508775">
                <text:p>0.180633298508775</text:p>
              </table:table-cell>
              <table:table-cell office:value-type="float" office:value="0.169124528452133">
                <text:p>0.1691245284521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736951571734E-015">
                <text:p>4.736951571734E-015</text:p>
              </table:table-cell>
              <table:table-cell office:value-type="float" office:value="0.0000370840753998181">
                <text:p>0.0000370840753998181</text:p>
              </table:table-cell>
              <table:table-cell office:value-type="float" office:value="0.0000858813390158166">
                <text:p>0.0000858813390158166</text:p>
              </table:table-cell>
              <table:table-cell office:value-type="float" office:value="0.254837770777735">
                <text:p>0.254837770777735</text:p>
              </table:table-cell>
              <table:table-cell office:value-type="float" office:value="0.146397123996063">
                <text:p>0.1463971239960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68475785867E-015">
                <text:p>2.368475785867E-015</text:p>
              </table:table-cell>
              <table:table-cell office:value-type="float" office:value="0.202010602070001">
                <text:p>0.202010602070001</text:p>
              </table:table-cell>
              <table:table-cell office:value-type="float" office:value="0.258406251742271">
                <text:p>0.258406251742271</text:p>
              </table:table-cell>
              <table:table-cell office:value-type="float" office:value="0.206524746211107">
                <text:p>0.206524746211107</text:p>
              </table:table-cell>
              <table:table-cell office:value-type="float" office:value="0.130763369592808">
                <text:p>0.13076336959280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2.2$Linux_X86_64 LibreOffice_project/5751006d328844ba3fa6124ed263bbf122f0788a</meta:generator>
  </office:meta>
</office:document-meta>
</file>

<file path=Object 8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cm" svg:height="9.007cm" xlink:href=".." xlink:type="simple" chart:class="chart:line" chart:style-name="ch1">
        <chart:title svg:x="6.043cm" svg:y="0.316cm" chart:style-name="ch2">
          <text:p>Pierwszy wymiar 3</text:p>
        </chart:title>
        <chart:legend chart:legend-position="end" svg:x="14.084cm" svg:y="3.208cm" style:legend-expansion="high" chart:style-name="ch3"/>
        <chart:plot-area chart:style-name="ch4" table:cell-range-address="'merge-csv.com__6085c72bd9449'.C235:'merge-csv.com__6085c72bd9449'.D235 'merge-csv.com__6085c72bd9449'.B237:'merge-csv.com__6085c72bd9449'.B255 'merge-csv.com__6085c72bd9449'.C256:'merge-csv.com__6085c72bd9449'.C256 'merge-csv.com__6085c72bd9449'.B257:'merge-csv.com__6085c72bd9449'.B276 'merge-csv.com__6085c72bd9449'.C298:'merge-csv.com__6085c72bd9449'.C298 'merge-csv.com__6085c72bd9449'.B299:'merge-csv.com__6085c72bd9449'.B318 'merge-csv.com__6085c72bd9449'.C319:'merge-csv.com__6085c72bd9449'.C319 'merge-csv.com__6085c72bd9449'.B320:'merge-csv.com__6085c72bd9449'.B339 'merge-csv.com__6085c72bd9449'.C340:'merge-csv.com__6085c72bd9449'.C340 'merge-csv.com__6085c72bd9449'.B341:'merge-csv.com__6085c72bd9449'.B360" chart:data-source-has-labels="row" svg:x="1.331cm" svg:y="1.275cm" svg:width="12.433cm" svg:height="6.571cm">
          <chart:coordinate-region svg:x="2.243cm" svg:y="1.475cm" svg:width="11.521cm" svg:height="5.724cm"/>
          <chart:axis chart:dimension="x" chart:name="primary-x" chart:style-name="ch5">
            <chart:title svg:x="6.961cm" svg:y="8.026cm" chart:style-name="ch6">
              <text:p>iteracja</text:p>
            </chart:title>
            <chart:grid chart:style-name="ch7" chart:class="major"/>
          </chart:axis>
          <chart:axis chart:dimension="y" chart:name="primary-y" chart:style-name="ch5">
            <chart:title svg:x="0.451cm" svg:y="4.961cm" chart:style-name="ch8">
              <text:p>MAE</text:p>
            </chart:title>
            <chart:grid chart:style-name="ch7" chart:class="major"/>
          </chart:axis>
          <chart:series chart:style-name="ch9" chart:values-cell-range-address="'merge-csv.com__6085c72bd9449'.B237:'merge-csv.com__6085c72bd9449'.B255" chart:label-cell-address="'merge-csv.com__6085c72bd9449'.C235:'merge-csv.com__6085c72bd9449'.D235" chart:class="chart:line">
            <chart:data-point chart:repeated="19"/>
          </chart:series>
          <chart:series chart:style-name="ch10" chart:values-cell-range-address="'merge-csv.com__6085c72bd9449'.B257:'merge-csv.com__6085c72bd9449'.B276" chart:label-cell-address="'merge-csv.com__6085c72bd9449'.C256:'merge-csv.com__6085c72bd9449'.C256" chart:class="chart:line">
            <chart:data-point chart:repeated="20"/>
          </chart:series>
          <chart:series chart:style-name="ch11" chart:values-cell-range-address="'merge-csv.com__6085c72bd9449'.B299:'merge-csv.com__6085c72bd9449'.B318" chart:label-cell-address="'merge-csv.com__6085c72bd9449'.C298:'merge-csv.com__6085c72bd9449'.C298" chart:class="chart:line">
            <chart:data-point chart:repeated="20"/>
          </chart:series>
          <chart:series chart:style-name="ch12" chart:values-cell-range-address="'merge-csv.com__6085c72bd9449'.B320:'merge-csv.com__6085c72bd9449'.B339" chart:label-cell-address="'merge-csv.com__6085c72bd9449'.C319:'merge-csv.com__6085c72bd9449'.C319" chart:class="chart:line">
            <chart:data-point chart:repeated="20"/>
          </chart:series>
          <chart:series chart:style-name="ch13" chart:values-cell-range-address="'merge-csv.com__6085c72bd9449'.B341:'merge-csv.com__6085c72bd9449'.B360" chart:label-cell-address="'merge-csv.com__6085c72bd9449'.C340:'merge-csv.com__6085c72bd9449'.C340" chart:class="chart:line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-1</text:p>
                <text:list>
                  <text:list-item>
                    <text:p>3-1</text:p>
                  </text:list-item>
                  <text:list-item>
                    <text:p/>
                  </text:list-item>
                </text:list>
                <draw:g>
                  <svg:desc>'merge-csv.com__6085c72bd9449'.C235:'merge-csv.com__6085c72bd9449'.D235</svg:desc>
                </draw:g>
              </table:table-cell>
              <table:table-cell office:value-type="string">
                <text:p>3-2</text:p>
                <draw:g>
                  <svg:desc>'merge-csv.com__6085c72bd9449'.C256:'merge-csv.com__6085c72bd9449'.C256</svg:desc>
                </draw:g>
              </table:table-cell>
              <table:table-cell office:value-type="string">
                <text:p>3-4</text:p>
                <draw:g>
                  <svg:desc>'merge-csv.com__6085c72bd9449'.C298:'merge-csv.com__6085c72bd9449'.C298</svg:desc>
                </draw:g>
              </table:table-cell>
              <table:table-cell office:value-type="string">
                <text:p>3-5</text:p>
                <draw:g>
                  <svg:desc>'merge-csv.com__6085c72bd9449'.C319:'merge-csv.com__6085c72bd9449'.C319</svg:desc>
                </draw:g>
              </table:table-cell>
              <table:table-cell office:value-type="string">
                <text:p>3-6</text:p>
                <draw:g>
                  <svg:desc>'merge-csv.com__6085c72bd9449'.C340:'merge-csv.com__6085c72bd9449'.C3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rge-csv.com__6085c72bd9449'.B237:'merge-csv.com__6085c72bd9449'.B255</svg:desc>
                </draw:g>
              </table:table-cell>
              <table:table-cell office:value-type="float" office:value="0.233685922001192">
                <text:p>0.233685922001192</text:p>
                <draw:g>
                  <svg:desc>'merge-csv.com__6085c72bd9449'.B257:'merge-csv.com__6085c72bd9449'.B276</svg:desc>
                </draw:g>
              </table:table-cell>
              <table:table-cell office:value-type="float" office:value="0.17158692797428">
                <text:p>0.17158692797428</text:p>
                <draw:g>
                  <svg:desc>'merge-csv.com__6085c72bd9449'.B299:'merge-csv.com__6085c72bd9449'.B318</svg:desc>
                </draw:g>
              </table:table-cell>
              <table:table-cell office:value-type="float" office:value="0.204797232245875">
                <text:p>0.204797232245875</text:p>
                <draw:g>
                  <svg:desc>'merge-csv.com__6085c72bd9449'.B320:'merge-csv.com__6085c72bd9449'.B339</svg:desc>
                </draw:g>
              </table:table-cell>
              <table:table-cell office:value-type="float" office:value="0.113865501885161">
                <text:p>0.113865501885161</text:p>
                <draw:g>
                  <svg:desc>'merge-csv.com__6085c72bd9449'.B341:'merge-csv.com__6085c72bd9449'.B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421709430404E-015">
                <text:p>2.8421709430404E-015</text:p>
              </table:table-cell>
              <table:table-cell office:value-type="float" office:value="0.00000229959916132431">
                <text:p>0.00000229959916132431</text:p>
              </table:table-cell>
              <table:table-cell office:value-type="float" office:value="0.201191896171534">
                <text:p>0.201191896171534</text:p>
              </table:table-cell>
              <table:table-cell office:value-type="float" office:value="0.163414494632004">
                <text:p>0.163414494632004</text:p>
              </table:table-cell>
              <table:table-cell office:value-type="float" office:value="0.234955583894005">
                <text:p>0.234955583894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421709430404E-015">
                <text:p>2.8421709430404E-015</text:p>
              </table:table-cell>
              <table:table-cell office:value-type="float" office:value="0.221054515278802">
                <text:p>0.221054515278802</text:p>
              </table:table-cell>
              <table:table-cell office:value-type="float" office:value="0.244476054431943">
                <text:p>0.244476054431943</text:p>
              </table:table-cell>
              <table:table-cell office:value-type="float" office:value="0.174340461467072">
                <text:p>0.174340461467072</text:p>
              </table:table-cell>
              <table:table-cell office:value-type="float" office:value="0.111270503128713">
                <text:p>0.1112705031287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233155296509125">
                <text:p>0.233155296509125</text:p>
              </table:table-cell>
              <table:table-cell office:value-type="float" office:value="0.23542051596849">
                <text:p>0.23542051596849</text:p>
              </table:table-cell>
              <table:table-cell office:value-type="float" office:value="0.162419600551033">
                <text:p>0.162419600551033</text:p>
              </table:table-cell>
              <table:table-cell office:value-type="float" office:value="0.161125778575468">
                <text:p>0.1611257785754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234957909644705">
                <text:p>0.234957909644705</text:p>
              </table:table-cell>
              <table:table-cell office:value-type="float" office:value="0.206540589790718">
                <text:p>0.206540589790718</text:p>
              </table:table-cell>
              <table:table-cell office:value-type="float" office:value="0.033205435932422">
                <text:p>0.033205435932422</text:p>
              </table:table-cell>
              <table:table-cell office:value-type="float" office:value="0.156648573745266">
                <text:p>0.1566485737452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235710919012384">
                <text:p>0.235710919012384</text:p>
              </table:table-cell>
              <table:table-cell office:value-type="float" office:value="0.229528787214555">
                <text:p>0.229528787214555</text:p>
              </table:table-cell>
              <table:table-cell office:value-type="float" office:value="0.158764000251639">
                <text:p>0.158764000251639</text:p>
              </table:table-cell>
              <table:table-cell office:value-type="float" office:value="0.185758861875307">
                <text:p>0.1857588618753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210854715202E-015">
                <text:p>1.4210854715202E-015</text:p>
              </table:table-cell>
              <table:table-cell office:value-type="float" office:value="0.197757657855843">
                <text:p>0.197757657855843</text:p>
              </table:table-cell>
              <table:table-cell office:value-type="float" office:value="0.149746436114136">
                <text:p>0.149746436114136</text:p>
              </table:table-cell>
              <table:table-cell office:value-type="float" office:value="0.252213663992123">
                <text:p>0.252213663992123</text:p>
              </table:table-cell>
              <table:table-cell office:value-type="float" office:value="0.142395897380879">
                <text:p>0.1423958973808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21995383660185">
                <text:p>0.21995383660185</text:p>
              </table:table-cell>
              <table:table-cell office:value-type="float" office:value="0.214546993047644">
                <text:p>0.214546993047644</text:p>
              </table:table-cell>
              <table:table-cell office:value-type="float" office:value="0.1943540655115">
                <text:p>0.1943540655115</text:p>
              </table:table-cell>
              <table:table-cell office:value-type="float" office:value="0.14362973873354">
                <text:p>0.143629738733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421709430404E-015">
                <text:p>2.8421709430404E-015</text:p>
              </table:table-cell>
              <table:table-cell office:value-type="float" office:value="0.232107204477928">
                <text:p>0.232107204477928</text:p>
              </table:table-cell>
              <table:table-cell office:value-type="float" office:value="0.142292789324539">
                <text:p>0.142292789324539</text:p>
              </table:table-cell>
              <table:table-cell office:value-type="float" office:value="0.269875009776708">
                <text:p>0.269875009776708</text:p>
              </table:table-cell>
              <table:table-cell office:value-type="float" office:value="0.117761015388802">
                <text:p>0.1177610153888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210854715202E-015">
                <text:p>1.4210854715202E-015</text:p>
              </table:table-cell>
              <table:table-cell office:value-type="float" office:value="0.234296416074401">
                <text:p>0.234296416074401</text:p>
              </table:table-cell>
              <table:table-cell office:value-type="float" office:value="0.210327376969017">
                <text:p>0.210327376969017</text:p>
              </table:table-cell>
              <table:table-cell office:value-type="float" office:value="0.26116754208645">
                <text:p>0.26116754208645</text:p>
              </table:table-cell>
              <table:table-cell office:value-type="float" office:value="0.070481930321093">
                <text:p>0.0704819303210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2783832932037">
                <text:p>0.22783832932037</text:p>
              </table:table-cell>
              <table:table-cell office:value-type="float" office:value="0.184483245917248">
                <text:p>0.184483245917248</text:p>
              </table:table-cell>
              <table:table-cell office:value-type="float" office:value="0.231413157673576">
                <text:p>0.231413157673576</text:p>
              </table:table-cell>
              <table:table-cell office:value-type="float" office:value="0.127708376874288">
                <text:p>0.1277083768742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421709430404E-015">
                <text:p>2.8421709430404E-015</text:p>
              </table:table-cell>
              <table:table-cell office:value-type="float" office:value="0.225284906335539">
                <text:p>0.225284906335539</text:p>
              </table:table-cell>
              <table:table-cell office:value-type="float" office:value="0.236637372248119">
                <text:p>0.236637372248119</text:p>
              </table:table-cell>
              <table:table-cell office:value-type="float" office:value="0.112950246656938">
                <text:p>0.112950246656938</text:p>
              </table:table-cell>
              <table:table-cell office:value-type="float" office:value="0.165847384848691">
                <text:p>0.1658473848486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8421709430404E-015">
                <text:p>2.8421709430404E-015</text:p>
              </table:table-cell>
              <table:table-cell office:value-type="float" office:value="0.227260164883927">
                <text:p>0.227260164883927</text:p>
              </table:table-cell>
              <table:table-cell office:value-type="float" office:value="0.1873499220856">
                <text:p>0.1873499220856</text:p>
              </table:table-cell>
              <table:table-cell office:value-type="float" office:value="0.117832652513916">
                <text:p>0.117832652513916</text:p>
              </table:table-cell>
              <table:table-cell office:value-type="float" office:value="0.180933630696094">
                <text:p>0.1809336306960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421709430404E-015">
                <text:p>2.8421709430404E-015</text:p>
              </table:table-cell>
              <table:table-cell office:value-type="float" office:value="0.00000182071553160116">
                <text:p>0.00000182071553160116</text:p>
              </table:table-cell>
              <table:table-cell office:value-type="float" office:value="0.147530352432794">
                <text:p>0.147530352432794</text:p>
              </table:table-cell>
              <table:table-cell office:value-type="float" office:value="0.183296000770272">
                <text:p>0.183296000770272</text:p>
              </table:table-cell>
              <table:table-cell office:value-type="float" office:value="0.112922311859844">
                <text:p>0.1129223118598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421709430404E-015">
                <text:p>2.8421709430404E-015</text:p>
              </table:table-cell>
              <table:table-cell office:value-type="float" office:value="0.228719562812356">
                <text:p>0.228719562812356</text:p>
              </table:table-cell>
              <table:table-cell office:value-type="float" office:value="0.242788952697069">
                <text:p>0.242788952697069</text:p>
              </table:table-cell>
              <table:table-cell office:value-type="float" office:value="0.12783882361827">
                <text:p>0.12783882361827</text:p>
              </table:table-cell>
              <table:table-cell office:value-type="float" office:value="0.236739327744548">
                <text:p>0.2367393277445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0000339164701004073">
                <text:p>0.0000339164701004073</text:p>
              </table:table-cell>
              <table:table-cell office:value-type="float" office:value="0.175813593456453">
                <text:p>0.175813593456453</text:p>
              </table:table-cell>
              <table:table-cell office:value-type="float" office:value="0.249835174170316">
                <text:p>0.249835174170316</text:p>
              </table:table-cell>
              <table:table-cell office:value-type="float" office:value="0.106059388795157">
                <text:p>0.1060593887951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233053074309368">
                <text:p>0.233053074309368</text:p>
              </table:table-cell>
              <table:table-cell office:value-type="float" office:value="0.172674150902247">
                <text:p>0.172674150902247</text:p>
              </table:table-cell>
              <table:table-cell office:value-type="float" office:value="0.161310162911239">
                <text:p>0.161310162911239</text:p>
              </table:table-cell>
              <table:table-cell office:value-type="float" office:value="0.218272672009596">
                <text:p>0.2182726720095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0000289324935526062">
                <text:p>0.0000289324935526062</text:p>
              </table:table-cell>
              <table:table-cell office:value-type="float" office:value="0.191179094213076">
                <text:p>0.191179094213076</text:p>
              </table:table-cell>
              <table:table-cell office:value-type="float" office:value="0.264265993560949">
                <text:p>0.264265993560949</text:p>
              </table:table-cell>
              <table:table-cell office:value-type="float" office:value="0.157112063765113">
                <text:p>0.1571120637651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421709430404E-015">
                <text:p>2.8421709430404E-015</text:p>
              </table:table-cell>
              <table:table-cell office:value-type="float" office:value="0.230905656069569">
                <text:p>0.230905656069569</text:p>
              </table:table-cell>
              <table:table-cell office:value-type="float" office:value="0.203642245890047">
                <text:p>0.203642245890047</text:p>
              </table:table-cell>
              <table:table-cell office:value-type="float" office:value="0.212789505816932">
                <text:p>0.212789505816932</text:p>
              </table:table-cell>
              <table:table-cell office:value-type="float" office:value="0.232475691090201">
                <text:p>0.2324756910902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0226233540384646">
                <text:p>0.0000226233540384646</text:p>
              </table:table-cell>
              <table:table-cell office:value-type="float" office:value="0.216390398668601">
                <text:p>0.216390398668601</text:p>
              </table:table-cell>
              <table:table-cell office:value-type="float" office:value="0.11952478313461">
                <text:p>0.11952478313461</text:p>
              </table:table-cell>
              <table:table-cell office:value-type="float" office:value="0.205651561484341">
                <text:p>0.20565156148434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2.2$Linux_X86_64 LibreOffice_project/5751006d328844ba3fa6124ed263bbf122f0788a</meta:generator>
  </office:meta>
</office:document-meta>
</file>

<file path=Object 9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